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/>
          <table:table-cell office:value-type="float" office:value="8.44818" calcext:value-type="float">
            <text:p>8.44818</text:p>
          </table:table-cell>
          <table:table-cell office:value-type="float" office:value="0.251553" calcext:value-type="float">
            <text:p>0.25155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385" calcext:value-type="float">
            <text:p>1.17385</text:p>
          </table:table-cell>
          <table:table-cell office:value-type="float" office:value="0.481073" calcext:value-type="float">
            <text:p>0.481073</text:p>
          </table:table-cell>
          <table:table-cell/>
          <table:table-cell office:value-type="float" office:value="8.45582" calcext:value-type="float">
            <text:p>8.45582</text:p>
          </table:table-cell>
          <table:table-cell office:value-type="float" office:value="0.253997" calcext:value-type="float">
            <text:p>0.253997</text:p>
          </table:table-cell>
          <table:table-cell/>
          <table:table-cell office:value-type="float" office:value="1.55945" calcext:value-type="float">
            <text:p>1.55945</text:p>
          </table:table-cell>
          <table:table-cell office:value-type="float" office:value="-0.138501" calcext:value-type="float">
            <text:p>-0.138501</text:p>
          </table:table-cell>
        </table:table-row>
        <table:table-row table:style-name="ro1">
          <table:table-cell office:value-type="float" office:value="1.65063" calcext:value-type="float">
            <text:p>1.65063</text:p>
          </table:table-cell>
          <table:table-cell office:value-type="float" office:value="0.62469" calcext:value-type="float">
            <text:p>0.62469</text:p>
          </table:table-cell>
          <table:table-cell/>
          <table:table-cell office:value-type="float" office:value="8.23962" calcext:value-type="float">
            <text:p>8.23962</text:p>
          </table:table-cell>
          <table:table-cell office:value-type="float" office:value="0.24916" calcext:value-type="float">
            <text:p>0.24916</text:p>
          </table:table-cell>
          <table:table-cell/>
          <table:table-cell office:value-type="float" office:value="3.89093" calcext:value-type="float">
            <text:p>3.89093</text:p>
          </table:table-cell>
          <table:table-cell office:value-type="float" office:value="-0.134166" calcext:value-type="float">
            <text:p>-0.134166</text:p>
          </table:table-cell>
        </table:table-row>
        <table:table-row table:style-name="ro1">
          <table:table-cell office:value-type="float" office:value="2.18882" calcext:value-type="float">
            <text:p>2.18882</text:p>
          </table:table-cell>
          <table:table-cell office:value-type="float" office:value="0.648739" calcext:value-type="float">
            <text:p>0.648739</text:p>
          </table:table-cell>
          <table:table-cell/>
          <table:table-cell office:value-type="float" office:value="7.84073" calcext:value-type="float">
            <text:p>7.84073</text:p>
          </table:table-cell>
          <table:table-cell office:value-type="float" office:value="0.159858" calcext:value-type="float">
            <text:p>0.159858</text:p>
          </table:table-cell>
          <table:table-cell/>
          <table:table-cell office:value-type="float" office:value="6.86352" calcext:value-type="float">
            <text:p>6.86352</text:p>
          </table:table-cell>
          <table:table-cell office:value-type="float" office:value="0.416817" calcext:value-type="float">
            <text:p>0.416817</text:p>
          </table:table-cell>
        </table:table-row>
        <table:table-row table:style-name="ro1">
          <table:table-cell office:value-type="float" office:value="2.65526" calcext:value-type="float">
            <text:p>2.65526</text:p>
          </table:table-cell>
          <table:table-cell office:value-type="float" office:value="0.66598" calcext:value-type="float">
            <text:p>0.66598</text:p>
          </table:table-cell>
          <table:table-cell/>
          <table:table-cell office:value-type="float" office:value="7.54016" calcext:value-type="float">
            <text:p>7.54016</text:p>
          </table:table-cell>
          <table:table-cell office:value-type="float" office:value="0.159641" calcext:value-type="float">
            <text:p>0.159641</text:p>
          </table:table-cell>
          <table:table-cell/>
          <table:table-cell office:value-type="float" office:value="9.07733" calcext:value-type="float">
            <text:p>9.07733</text:p>
          </table:table-cell>
          <table:table-cell office:value-type="float" office:value="0.593211" calcext:value-type="float">
            <text:p>0.593211</text:p>
          </table:table-cell>
        </table:table-row>
        <table:table-row table:style-name="ro1">
          <table:table-cell office:value-type="float" office:value="3.01222" calcext:value-type="float">
            <text:p>3.01222</text:p>
          </table:table-cell>
          <table:table-cell office:value-type="float" office:value="0.637046" calcext:value-type="float">
            <text:p>0.637046</text:p>
          </table:table-cell>
          <table:table-cell/>
          <table:table-cell office:value-type="float" office:value="7.3426" calcext:value-type="float">
            <text:p>7.3426</text:p>
          </table:table-cell>
          <table:table-cell office:value-type="float" office:value="0.0345312" calcext:value-type="float">
            <text:p>0.0345312</text:p>
          </table:table-cell>
          <table:table-cell/>
          <table:table-cell office:value-type="float" office:value="11.5756" calcext:value-type="float">
            <text:p>11.5756</text:p>
          </table:table-cell>
          <table:table-cell office:value-type="float" office:value="1.6669" calcext:value-type="float">
            <text:p>1.6669</text:p>
          </table:table-cell>
        </table:table-row>
        <table:table-row table:style-name="ro1">
          <table:table-cell office:value-type="float" office:value="3.89365" calcext:value-type="float">
            <text:p>3.89365</text:p>
          </table:table-cell>
          <table:table-cell office:value-type="float" office:value="0.311793" calcext:value-type="float">
            <text:p>0.311793</text:p>
          </table:table-cell>
          <table:table-cell/>
          <table:table-cell office:value-type="float" office:value="7.05406" calcext:value-type="float">
            <text:p>7.05406</text:p>
          </table:table-cell>
          <table:table-cell office:value-type="float" office:value="-0.0533413" calcext:value-type="float">
            <text:p>-0.0533413</text:p>
          </table:table-cell>
          <table:table-cell/>
          <table:table-cell office:value-type="float" office:value="13.5921" calcext:value-type="float">
            <text:p>13.5921</text:p>
          </table:table-cell>
          <table:table-cell office:value-type="float" office:value="2.31191" calcext:value-type="float">
            <text:p>2.31191</text:p>
          </table:table-cell>
        </table:table-row>
        <table:table-row table:style-name="ro1">
          <table:table-cell office:value-type="float" office:value="4.30935" calcext:value-type="float">
            <text:p>4.30935</text:p>
          </table:table-cell>
          <table:table-cell office:value-type="float" office:value="0.578564" calcext:value-type="float">
            <text:p>0.578564</text:p>
          </table:table-cell>
          <table:table-cell/>
          <table:table-cell office:value-type="float" office:value="6.84972" calcext:value-type="float">
            <text:p>6.84972</text:p>
          </table:table-cell>
          <table:table-cell office:value-type="float" office:value="-0.258748" calcext:value-type="float">
            <text:p>-0.258748</text:p>
          </table:table-cell>
          <table:table-cell/>
          <table:table-cell office:value-type="float" office:value="16.6456" calcext:value-type="float">
            <text:p>16.6456</text:p>
          </table:table-cell>
          <table:table-cell office:value-type="float" office:value="2.903" calcext:value-type="float">
            <text:p>2.903</text:p>
          </table:table-cell>
        </table:table-row>
        <table:table-row table:style-name="ro1">
          <table:table-cell office:value-type="float" office:value="4.35143" calcext:value-type="float">
            <text:p>4.35143</text:p>
          </table:table-cell>
          <table:table-cell office:value-type="float" office:value="0.899174" calcext:value-type="float">
            <text:p>0.899174</text:p>
          </table:table-cell>
          <table:table-cell/>
          <table:table-cell office:value-type="float" office:value="6.64329" calcext:value-type="float">
            <text:p>6.64329</text:p>
          </table:table-cell>
          <table:table-cell office:value-type="float" office:value="-0.462604" calcext:value-type="float">
            <text:p>-0.462604</text:p>
          </table:table-cell>
          <table:table-cell/>
          <table:table-cell office:value-type="float" office:value="19.0106" calcext:value-type="float">
            <text:p>19.0106</text:p>
          </table:table-cell>
          <table:table-cell office:value-type="float" office:value="3.70555" calcext:value-type="float">
            <text:p>3.70555</text:p>
          </table:table-cell>
        </table:table-row>
        <table:table-row table:style-name="ro1">
          <table:table-cell office:value-type="float" office:value="5.51894" calcext:value-type="float">
            <text:p>5.51894</text:p>
          </table:table-cell>
          <table:table-cell office:value-type="float" office:value="0.648233" calcext:value-type="float">
            <text:p>0.648233</text:p>
          </table:table-cell>
          <table:table-cell/>
          <table:table-cell office:value-type="float" office:value="6.56029" calcext:value-type="float">
            <text:p>6.56029</text:p>
          </table:table-cell>
          <table:table-cell office:value-type="float" office:value="-0.650892" calcext:value-type="float">
            <text:p>-0.650892</text:p>
          </table:table-cell>
          <table:table-cell/>
          <table:table-cell office:value-type="float" office:value="21.3312" calcext:value-type="float">
            <text:p>21.3312</text:p>
          </table:table-cell>
          <table:table-cell office:value-type="float" office:value="4.73205" calcext:value-type="float">
            <text:p>4.73205</text:p>
          </table:table-cell>
        </table:table-row>
        <table:table-row table:style-name="ro1">
          <table:table-cell office:value-type="float" office:value="6.022" calcext:value-type="float">
            <text:p>6.022</text:p>
          </table:table-cell>
          <table:table-cell office:value-type="float" office:value="0.708619" calcext:value-type="float">
            <text:p>0.708619</text:p>
          </table:table-cell>
          <table:table-cell/>
          <table:table-cell office:value-type="float" office:value="6.45805" calcext:value-type="float">
            <text:p>6.45805</text:p>
          </table:table-cell>
          <table:table-cell office:value-type="float" office:value="-1.05268" calcext:value-type="float">
            <text:p>-1.05268</text:p>
          </table:table-cell>
          <table:table-cell/>
          <table:table-cell office:value-type="float" office:value="24.0787" calcext:value-type="float">
            <text:p>24.0787</text:p>
          </table:table-cell>
          <table:table-cell office:value-type="float" office:value="5.56967" calcext:value-type="float">
            <text:p>5.56967</text:p>
          </table:table-cell>
        </table:table-row>
        <table:table-row table:style-name="ro1">
          <table:table-cell office:value-type="float" office:value="6.34249" calcext:value-type="float">
            <text:p>6.34249</text:p>
          </table:table-cell>
          <table:table-cell office:value-type="float" office:value="0.948833" calcext:value-type="float">
            <text:p>0.948833</text:p>
          </table:table-cell>
          <table:table-cell/>
          <table:table-cell office:value-type="float" office:value="6.25499" calcext:value-type="float">
            <text:p>6.25499</text:p>
          </table:table-cell>
          <table:table-cell office:value-type="float" office:value="-1.25007" calcext:value-type="float">
            <text:p>-1.25007</text:p>
          </table:table-cell>
          <table:table-cell/>
          <table:table-cell office:value-type="float" office:value="26.6052" calcext:value-type="float">
            <text:p>26.6052</text:p>
          </table:table-cell>
          <table:table-cell office:value-type="float" office:value="6.96102" calcext:value-type="float">
            <text:p>6.96102</text:p>
          </table:table-cell>
        </table:table-row>
        <table:table-row table:style-name="ro1">
          <table:table-cell office:value-type="float" office:value="6.78214" calcext:value-type="float">
            <text:p>6.78214</text:p>
          </table:table-cell>
          <table:table-cell office:value-type="float" office:value="0.714036" calcext:value-type="float">
            <text:p>0.714036</text:p>
          </table:table-cell>
          <table:table-cell/>
          <table:table-cell office:value-type="float" office:value="6.36328" calcext:value-type="float">
            <text:p>6.36328</text:p>
          </table:table-cell>
          <table:table-cell office:value-type="float" office:value="-1.65656" calcext:value-type="float">
            <text:p>-1.65656</text:p>
          </table:table-cell>
          <table:table-cell/>
          <table:table-cell office:value-type="float" office:value="29.5864" calcext:value-type="float">
            <text:p>29.5864</text:p>
          </table:table-cell>
          <table:table-cell office:value-type="float" office:value="8.08789" calcext:value-type="float">
            <text:p>8.08789</text:p>
          </table:table-cell>
        </table:table-row>
        <table:table-row table:style-name="ro1">
          <table:table-cell office:value-type="float" office:value="7.13735" calcext:value-type="float">
            <text:p>7.13735</text:p>
          </table:table-cell>
          <table:table-cell office:value-type="float" office:value="0.957217" calcext:value-type="float">
            <text:p>0.957217</text:p>
          </table:table-cell>
          <table:table-cell/>
          <table:table-cell office:value-type="float" office:value="6.24641" calcext:value-type="float">
            <text:p>6.24641</text:p>
          </table:table-cell>
          <table:table-cell office:value-type="float" office:value="-1.95075" calcext:value-type="float">
            <text:p>-1.95075</text:p>
          </table:table-cell>
          <table:table-cell/>
          <table:table-cell office:value-type="float" office:value="31.9416" calcext:value-type="float">
            <text:p>31.9416</text:p>
          </table:table-cell>
          <table:table-cell office:value-type="float" office:value="9.88017" calcext:value-type="float">
            <text:p>9.88017</text:p>
          </table:table-cell>
        </table:table-row>
        <table:table-row table:style-name="ro1">
          <table:table-cell office:value-type="float" office:value="7.80533" calcext:value-type="float">
            <text:p>7.80533</text:p>
          </table:table-cell>
          <table:table-cell office:value-type="float" office:value="0.719126" calcext:value-type="float">
            <text:p>0.719126</text:p>
          </table:table-cell>
          <table:table-cell/>
          <table:table-cell office:value-type="float" office:value="6.34644" calcext:value-type="float">
            <text:p>6.34644</text:p>
          </table:table-cell>
          <table:table-cell office:value-type="float" office:value="-2.23829" calcext:value-type="float">
            <text:p>-2.23829</text:p>
          </table:table-cell>
          <table:table-cell/>
          <table:table-cell office:value-type="float" office:value="34.6157" calcext:value-type="float">
            <text:p>34.6157</text:p>
          </table:table-cell>
          <table:table-cell office:value-type="float" office:value="10.6988" calcext:value-type="float">
            <text:p>10.6988</text:p>
          </table:table-cell>
        </table:table-row>
        <table:table-row table:style-name="ro1">
          <table:table-cell office:value-type="float" office:value="8.24796" calcext:value-type="float">
            <text:p>8.24796</text:p>
          </table:table-cell>
          <table:table-cell office:value-type="float" office:value="0.840322" calcext:value-type="float">
            <text:p>0.840322</text:p>
          </table:table-cell>
          <table:table-cell/>
          <table:table-cell office:value-type="float" office:value="6.34927" calcext:value-type="float">
            <text:p>6.34927</text:p>
          </table:table-cell>
          <table:table-cell office:value-type="float" office:value="-2.55175" calcext:value-type="float">
            <text:p>-2.55175</text:p>
          </table:table-cell>
          <table:table-cell/>
          <table:table-cell office:value-type="float" office:value="37.1404" calcext:value-type="float">
            <text:p>37.1404</text:p>
          </table:table-cell>
          <table:table-cell office:value-type="float" office:value="12.0883" calcext:value-type="float">
            <text:p>12.0883</text:p>
          </table:table-cell>
        </table:table-row>
        <table:table-row table:style-name="ro1">
          <table:table-cell office:value-type="float" office:value="8.74615" calcext:value-type="float">
            <text:p>8.74615</text:p>
          </table:table-cell>
          <table:table-cell office:value-type="float" office:value="1.04858" calcext:value-type="float">
            <text:p>1.04858</text:p>
          </table:table-cell>
          <table:table-cell/>
          <table:table-cell office:value-type="float" office:value="6.43257" calcext:value-type="float">
            <text:p>6.43257</text:p>
          </table:table-cell>
          <table:table-cell office:value-type="float" office:value="-2.84245" calcext:value-type="float">
            <text:p>-2.84245</text:p>
          </table:table-cell>
          <table:table-cell/>
          <table:table-cell office:value-type="float" office:value="40.3285" calcext:value-type="float">
            <text:p>40.3285</text:p>
          </table:table-cell>
          <table:table-cell office:value-type="float" office:value="13.4666" calcext:value-type="float">
            <text:p>13.4666</text:p>
          </table:table-cell>
        </table:table-row>
        <table:table-row table:style-name="ro1">
          <table:table-cell office:value-type="float" office:value="9.25579" calcext:value-type="float">
            <text:p>9.25579</text:p>
          </table:table-cell>
          <table:table-cell office:value-type="float" office:value="1.04913" calcext:value-type="float">
            <text:p>1.04913</text:p>
          </table:table-cell>
          <table:table-cell/>
          <table:table-cell office:value-type="float" office:value="6.44119" calcext:value-type="float">
            <text:p>6.44119</text:p>
          </table:table-cell>
          <table:table-cell office:value-type="float" office:value="-3.14955" calcext:value-type="float">
            <text:p>-3.14955</text:p>
          </table:table-cell>
          <table:table-cell/>
          <table:table-cell office:value-type="float" office:value="42.7664" calcext:value-type="float">
            <text:p>42.7664</text:p>
          </table:table-cell>
          <table:table-cell office:value-type="float" office:value="14.8294" calcext:value-type="float">
            <text:p>14.8294</text:p>
          </table:table-cell>
        </table:table-row>
        <table:table-row table:style-name="ro1">
          <table:table-cell office:value-type="float" office:value="10.0484" calcext:value-type="float">
            <text:p>10.0484</text:p>
          </table:table-cell>
          <table:table-cell office:value-type="float" office:value="1.44598" calcext:value-type="float">
            <text:p>1.44598</text:p>
          </table:table-cell>
          <table:table-cell/>
          <table:table-cell office:value-type="float" office:value="6.5453" calcext:value-type="float">
            <text:p>6.5453</text:p>
          </table:table-cell>
          <table:table-cell office:value-type="float" office:value="-3.45745" calcext:value-type="float">
            <text:p>-3.45745</text:p>
          </table:table-cell>
          <table:table-cell/>
          <table:table-cell office:value-type="float" office:value="45.3572" calcext:value-type="float">
            <text:p>45.3572</text:p>
          </table:table-cell>
          <table:table-cell office:value-type="float" office:value="16.5524" calcext:value-type="float">
            <text:p>16.5524</text:p>
          </table:table-cell>
        </table:table-row>
        <table:table-row table:style-name="ro1">
          <table:table-cell office:value-type="float" office:value="10.2492" calcext:value-type="float">
            <text:p>10.2492</text:p>
          </table:table-cell>
          <table:table-cell office:value-type="float" office:value="1.45907" calcext:value-type="float">
            <text:p>1.45907</text:p>
          </table:table-cell>
          <table:table-cell/>
          <table:table-cell office:value-type="float" office:value="6.76011" calcext:value-type="float">
            <text:p>6.76011</text:p>
          </table:table-cell>
          <table:table-cell office:value-type="float" office:value="-3.75457" calcext:value-type="float">
            <text:p>-3.75457</text:p>
          </table:table-cell>
          <table:table-cell/>
          <table:table-cell office:value-type="float" office:value="48.1541" calcext:value-type="float">
            <text:p>48.1541</text:p>
          </table:table-cell>
          <table:table-cell office:value-type="float" office:value="17.2835" calcext:value-type="float">
            <text:p>17.2835</text:p>
          </table:table-cell>
        </table:table-row>
        <table:table-row table:style-name="ro1">
          <table:table-cell office:value-type="float" office:value="10.7313" calcext:value-type="float">
            <text:p>10.7313</text:p>
          </table:table-cell>
          <table:table-cell office:value-type="float" office:value="1.45265" calcext:value-type="float">
            <text:p>1.45265</text:p>
          </table:table-cell>
          <table:table-cell/>
          <table:table-cell office:value-type="float" office:value="6.85997" calcext:value-type="float">
            <text:p>6.85997</text:p>
          </table:table-cell>
          <table:table-cell office:value-type="float" office:value="-4.05805" calcext:value-type="float">
            <text:p>-4.05805</text:p>
          </table:table-cell>
          <table:table-cell/>
          <table:table-cell office:value-type="float" office:value="50.6228" calcext:value-type="float">
            <text:p>50.6228</text:p>
          </table:table-cell>
          <table:table-cell office:value-type="float" office:value="19.0721" calcext:value-type="float">
            <text:p>19.0721</text:p>
          </table:table-cell>
        </table:table-row>
        <table:table-row table:style-name="ro1">
          <table:table-cell office:value-type="float" office:value="11.587" calcext:value-type="float">
            <text:p>11.587</text:p>
          </table:table-cell>
          <table:table-cell office:value-type="float" office:value="1.61462" calcext:value-type="float">
            <text:p>1.61462</text:p>
          </table:table-cell>
          <table:table-cell/>
          <table:table-cell office:value-type="float" office:value="6.94332" calcext:value-type="float">
            <text:p>6.94332</text:p>
          </table:table-cell>
          <table:table-cell office:value-type="float" office:value="-4.34473" calcext:value-type="float">
            <text:p>-4.34473</text:p>
          </table:table-cell>
          <table:table-cell/>
          <table:table-cell office:value-type="float" office:value="53.7268" calcext:value-type="float">
            <text:p>53.7268</text:p>
          </table:table-cell>
          <table:table-cell office:value-type="float" office:value="19.8982" calcext:value-type="float">
            <text:p>19.8982</text:p>
          </table:table-cell>
        </table:table-row>
        <table:table-row table:style-name="ro1">
          <table:table-cell office:value-type="float" office:value="11.7788" calcext:value-type="float">
            <text:p>11.7788</text:p>
          </table:table-cell>
          <table:table-cell office:value-type="float" office:value="1.74591" calcext:value-type="float">
            <text:p>1.74591</text:p>
          </table:table-cell>
          <table:table-cell/>
          <table:table-cell office:value-type="float" office:value="7.04099" calcext:value-type="float">
            <text:p>7.04099</text:p>
          </table:table-cell>
          <table:table-cell office:value-type="float" office:value="-4.55018" calcext:value-type="float">
            <text:p>-4.55018</text:p>
          </table:table-cell>
          <table:table-cell/>
          <table:table-cell office:value-type="float" office:value="56.0322" calcext:value-type="float">
            <text:p>56.0322</text:p>
          </table:table-cell>
          <table:table-cell office:value-type="float" office:value="21.0923" calcext:value-type="float">
            <text:p>21.0923</text:p>
          </table:table-cell>
        </table:table-row>
        <table:table-row table:style-name="ro1">
          <table:table-cell office:value-type="float" office:value="12.3226" calcext:value-type="float">
            <text:p>12.3226</text:p>
          </table:table-cell>
          <table:table-cell office:value-type="float" office:value="1.78353" calcext:value-type="float">
            <text:p>1.78353</text:p>
          </table:table-cell>
          <table:table-cell/>
          <table:table-cell office:value-type="float" office:value="7.14735" calcext:value-type="float">
            <text:p>7.14735</text:p>
          </table:table-cell>
          <table:table-cell office:value-type="float" office:value="-4.86125" calcext:value-type="float">
            <text:p>-4.86125</text:p>
          </table:table-cell>
          <table:table-cell/>
          <table:table-cell office:value-type="float" office:value="58.6632" calcext:value-type="float">
            <text:p>58.6632</text:p>
          </table:table-cell>
          <table:table-cell office:value-type="float" office:value="21.7821" calcext:value-type="float">
            <text:p>21.7821</text:p>
          </table:table-cell>
        </table:table-row>
        <table:table-row table:style-name="ro1">
          <table:table-cell office:value-type="float" office:value="12.5924" calcext:value-type="float">
            <text:p>12.5924</text:p>
          </table:table-cell>
          <table:table-cell office:value-type="float" office:value="2.17509" calcext:value-type="float">
            <text:p>2.17509</text:p>
          </table:table-cell>
          <table:table-cell/>
          <table:table-cell office:value-type="float" office:value="7.30424" calcext:value-type="float">
            <text:p>7.30424</text:p>
          </table:table-cell>
          <table:table-cell office:value-type="float" office:value="-5.15404" calcext:value-type="float">
            <text:p>-5.15404</text:p>
          </table:table-cell>
          <table:table-cell/>
          <table:table-cell office:value-type="float" office:value="60.8722" calcext:value-type="float">
            <text:p>60.8722</text:p>
          </table:table-cell>
          <table:table-cell office:value-type="float" office:value="22.7876" calcext:value-type="float">
            <text:p>22.7876</text:p>
          </table:table-cell>
        </table:table-row>
        <table:table-row table:style-name="ro1">
          <table:table-cell office:value-type="float" office:value="13.0875" calcext:value-type="float">
            <text:p>13.0875</text:p>
          </table:table-cell>
          <table:table-cell office:value-type="float" office:value="2.40708" calcext:value-type="float">
            <text:p>2.40708</text:p>
          </table:table-cell>
          <table:table-cell/>
          <table:table-cell office:value-type="float" office:value="7.44737" calcext:value-type="float">
            <text:p>7.44737</text:p>
          </table:table-cell>
          <table:table-cell office:value-type="float" office:value="-5.45308" calcext:value-type="float">
            <text:p>-5.45308</text:p>
          </table:table-cell>
          <table:table-cell/>
          <table:table-cell office:value-type="float" office:value="63.3821" calcext:value-type="float">
            <text:p>63.3821</text:p>
          </table:table-cell>
          <table:table-cell office:value-type="float" office:value="23.4069" calcext:value-type="float">
            <text:p>23.4069</text:p>
          </table:table-cell>
        </table:table-row>
        <table:table-row table:style-name="ro1">
          <table:table-cell office:value-type="float" office:value="13.836" calcext:value-type="float">
            <text:p>13.836</text:p>
          </table:table-cell>
          <table:table-cell office:value-type="float" office:value="2.62479" calcext:value-type="float">
            <text:p>2.62479</text:p>
          </table:table-cell>
          <table:table-cell/>
          <table:table-cell office:value-type="float" office:value="7.64356" calcext:value-type="float">
            <text:p>7.64356</text:p>
          </table:table-cell>
          <table:table-cell office:value-type="float" office:value="-5.66706" calcext:value-type="float">
            <text:p>-5.66706</text:p>
          </table:table-cell>
          <table:table-cell/>
          <table:table-cell office:value-type="float" office:value="66.3403" calcext:value-type="float">
            <text:p>66.3403</text:p>
          </table:table-cell>
          <table:table-cell office:value-type="float" office:value="23.9959" calcext:value-type="float">
            <text:p>23.9959</text:p>
          </table:table-cell>
        </table:table-row>
        <table:table-row table:style-name="ro1">
          <table:table-cell office:value-type="float" office:value="14.2106" calcext:value-type="float">
            <text:p>14.2106</text:p>
          </table:table-cell>
          <table:table-cell office:value-type="float" office:value="2.94205" calcext:value-type="float">
            <text:p>2.94205</text:p>
          </table:table-cell>
          <table:table-cell/>
          <table:table-cell office:value-type="float" office:value="7.7342" calcext:value-type="float">
            <text:p>7.7342</text:p>
          </table:table-cell>
          <table:table-cell office:value-type="float" office:value="-5.95374" calcext:value-type="float">
            <text:p>-5.95374</text:p>
          </table:table-cell>
          <table:table-cell/>
          <table:table-cell office:value-type="float" office:value="68.262" calcext:value-type="float">
            <text:p>68.262</text:p>
          </table:table-cell>
          <table:table-cell office:value-type="float" office:value="24.3582" calcext:value-type="float">
            <text:p>24.3582</text:p>
          </table:table-cell>
        </table:table-row>
        <table:table-row table:style-name="ro1">
          <table:table-cell office:value-type="float" office:value="14.4616" calcext:value-type="float">
            <text:p>14.4616</text:p>
          </table:table-cell>
          <table:table-cell office:value-type="float" office:value="2.90734" calcext:value-type="float">
            <text:p>2.90734</text:p>
          </table:table-cell>
          <table:table-cell/>
          <table:table-cell office:value-type="float" office:value="7.95703" calcext:value-type="float">
            <text:p>7.95703</text:p>
          </table:table-cell>
          <table:table-cell office:value-type="float" office:value="-6.24328" calcext:value-type="float">
            <text:p>-6.24328</text:p>
          </table:table-cell>
          <table:table-cell/>
          <table:table-cell office:value-type="float" office:value="70.8275" calcext:value-type="float">
            <text:p>70.8275</text:p>
          </table:table-cell>
          <table:table-cell office:value-type="float" office:value="24.8844" calcext:value-type="float">
            <text:p>24.8844</text:p>
          </table:table-cell>
        </table:table-row>
        <table:table-row table:style-name="ro1">
          <table:table-cell office:value-type="float" office:value="15.0261" calcext:value-type="float">
            <text:p>15.0261</text:p>
          </table:table-cell>
          <table:table-cell office:value-type="float" office:value="3.5067" calcext:value-type="float">
            <text:p>3.5067</text:p>
          </table:table-cell>
          <table:table-cell/>
          <table:table-cell office:value-type="float" office:value="8.15891" calcext:value-type="float">
            <text:p>8.15891</text:p>
          </table:table-cell>
          <table:table-cell office:value-type="float" office:value="-6.45335" calcext:value-type="float">
            <text:p>-6.45335</text:p>
          </table:table-cell>
          <table:table-cell/>
          <table:table-cell office:value-type="float" office:value="72.8923" calcext:value-type="float">
            <text:p>72.8923</text:p>
          </table:table-cell>
          <table:table-cell office:value-type="float" office:value="24.7135" calcext:value-type="float">
            <text:p>24.7135</text:p>
          </table:table-cell>
        </table:table-row>
        <table:table-row table:style-name="ro1">
          <table:table-cell office:value-type="float" office:value="15.5236" calcext:value-type="float">
            <text:p>15.5236</text:p>
          </table:table-cell>
          <table:table-cell office:value-type="float" office:value="3.82936" calcext:value-type="float">
            <text:p>3.82936</text:p>
          </table:table-cell>
          <table:table-cell/>
          <table:table-cell office:value-type="float" office:value="8.25411" calcext:value-type="float">
            <text:p>8.25411</text:p>
          </table:table-cell>
          <table:table-cell office:value-type="float" office:value="-6.74791" calcext:value-type="float">
            <text:p>-6.74791</text:p>
          </table:table-cell>
          <table:table-cell/>
          <table:table-cell office:value-type="float" office:value="75.0021" calcext:value-type="float">
            <text:p>75.0021</text:p>
          </table:table-cell>
          <table:table-cell office:value-type="float" office:value="25.2595" calcext:value-type="float">
            <text:p>25.2595</text:p>
          </table:table-cell>
        </table:table-row>
        <table:table-row table:style-name="ro1">
          <table:table-cell office:value-type="float" office:value="15.9774" calcext:value-type="float">
            <text:p>15.9774</text:p>
          </table:table-cell>
          <table:table-cell office:value-type="float" office:value="4.00094" calcext:value-type="float">
            <text:p>4.00094</text:p>
          </table:table-cell>
          <table:table-cell/>
          <table:table-cell office:value-type="float" office:value="8.44494" calcext:value-type="float">
            <text:p>8.44494</text:p>
          </table:table-cell>
          <table:table-cell office:value-type="float" office:value="-6.95805" calcext:value-type="float">
            <text:p>-6.95805</text:p>
          </table:table-cell>
          <table:table-cell/>
          <table:table-cell office:value-type="float" office:value="77.1225" calcext:value-type="float">
            <text:p>77.1225</text:p>
          </table:table-cell>
          <table:table-cell office:value-type="float" office:value="24.9297" calcext:value-type="float">
            <text:p>24.9297</text:p>
          </table:table-cell>
        </table:table-row>
        <table:table-row table:style-name="ro1">
          <table:table-cell office:value-type="float" office:value="16.3313" calcext:value-type="float">
            <text:p>16.3313</text:p>
          </table:table-cell>
          <table:table-cell office:value-type="float" office:value="4.44499" calcext:value-type="float">
            <text:p>4.44499</text:p>
          </table:table-cell>
          <table:table-cell/>
          <table:table-cell office:value-type="float" office:value="8.54925" calcext:value-type="float">
            <text:p>8.54925</text:p>
          </table:table-cell>
          <table:table-cell office:value-type="float" office:value="-7.24433" calcext:value-type="float">
            <text:p>-7.24433</text:p>
          </table:table-cell>
          <table:table-cell/>
          <table:table-cell office:value-type="float" office:value="79.1089" calcext:value-type="float">
            <text:p>79.1089</text:p>
          </table:table-cell>
          <table:table-cell office:value-type="float" office:value="25.0369" calcext:value-type="float">
            <text:p>25.0369</text:p>
          </table:table-cell>
        </table:table-row>
        <table:table-row table:style-name="ro1">
          <table:table-cell office:value-type="float" office:value="16.6039" calcext:value-type="float">
            <text:p>16.6039</text:p>
          </table:table-cell>
          <table:table-cell office:value-type="float" office:value="4.67344" calcext:value-type="float">
            <text:p>4.67344</text:p>
          </table:table-cell>
          <table:table-cell/>
          <table:table-cell office:value-type="float" office:value="8.73559" calcext:value-type="float">
            <text:p>8.73559</text:p>
          </table:table-cell>
          <table:table-cell office:value-type="float" office:value="-7.5421" calcext:value-type="float">
            <text:p>-7.5421</text:p>
          </table:table-cell>
          <table:table-cell/>
          <table:table-cell office:value-type="float" office:value="80.8074" calcext:value-type="float">
            <text:p>80.8074</text:p>
          </table:table-cell>
          <table:table-cell office:value-type="float" office:value="24.8688" calcext:value-type="float">
            <text:p>24.8688</text:p>
          </table:table-cell>
        </table:table-row>
        <table:table-row table:style-name="ro1">
          <table:table-cell office:value-type="float" office:value="16.9955" calcext:value-type="float">
            <text:p>16.9955</text:p>
          </table:table-cell>
          <table:table-cell office:value-type="float" office:value="5.21099" calcext:value-type="float">
            <text:p>5.21099</text:p>
          </table:table-cell>
          <table:table-cell/>
          <table:table-cell office:value-type="float" office:value="8.84538" calcext:value-type="float">
            <text:p>8.84538</text:p>
          </table:table-cell>
          <table:table-cell office:value-type="float" office:value="-7.75497" calcext:value-type="float">
            <text:p>-7.75497</text:p>
          </table:table-cell>
          <table:table-cell/>
          <table:table-cell office:value-type="float" office:value="82.6216" calcext:value-type="float">
            <text:p>82.6216</text:p>
          </table:table-cell>
          <table:table-cell office:value-type="float" office:value="24.6393" calcext:value-type="float">
            <text:p>24.6393</text:p>
          </table:table-cell>
        </table:table-row>
        <table:table-row table:style-name="ro1">
          <table:table-cell office:value-type="float" office:value="17.2894" calcext:value-type="float">
            <text:p>17.2894</text:p>
          </table:table-cell>
          <table:table-cell office:value-type="float" office:value="5.43542" calcext:value-type="float">
            <text:p>5.43542</text:p>
          </table:table-cell>
          <table:table-cell/>
          <table:table-cell office:value-type="float" office:value="8.95966" calcext:value-type="float">
            <text:p>8.95966</text:p>
          </table:table-cell>
          <table:table-cell office:value-type="float" office:value="-8.0381" calcext:value-type="float">
            <text:p>-8.0381</text:p>
          </table:table-cell>
          <table:table-cell/>
          <table:table-cell office:value-type="float" office:value="84.1733" calcext:value-type="float">
            <text:p>84.1733</text:p>
          </table:table-cell>
          <table:table-cell office:value-type="float" office:value="24.5504" calcext:value-type="float">
            <text:p>24.5504</text:p>
          </table:table-cell>
        </table:table-row>
        <table:table-row table:style-name="ro1">
          <table:table-cell office:value-type="float" office:value="17.7853" calcext:value-type="float">
            <text:p>17.7853</text:p>
          </table:table-cell>
          <table:table-cell office:value-type="float" office:value="5.62476" calcext:value-type="float">
            <text:p>5.62476</text:p>
          </table:table-cell>
          <table:table-cell/>
          <table:table-cell office:value-type="float" office:value="9.05896" calcext:value-type="float">
            <text:p>9.05896</text:p>
          </table:table-cell>
          <table:table-cell office:value-type="float" office:value="-8.24314" calcext:value-type="float">
            <text:p>-8.24314</text:p>
          </table:table-cell>
          <table:table-cell/>
          <table:table-cell office:value-type="float" office:value="85.6378" calcext:value-type="float">
            <text:p>85.6378</text:p>
          </table:table-cell>
          <table:table-cell office:value-type="float" office:value="23.808" calcext:value-type="float">
            <text:p>23.808</text:p>
          </table:table-cell>
        </table:table-row>
        <table:table-row table:style-name="ro1">
          <table:table-cell office:value-type="float" office:value="18.1263" calcext:value-type="float">
            <text:p>18.1263</text:p>
          </table:table-cell>
          <table:table-cell office:value-type="float" office:value="6.16985" calcext:value-type="float">
            <text:p>6.16985</text:p>
          </table:table-cell>
          <table:table-cell/>
          <table:table-cell office:value-type="float" office:value="9.15332" calcext:value-type="float">
            <text:p>9.15332</text:p>
          </table:table-cell>
          <table:table-cell office:value-type="float" office:value="-8.54857" calcext:value-type="float">
            <text:p>-8.54857</text:p>
          </table:table-cell>
          <table:table-cell/>
          <table:table-cell office:value-type="float" office:value="86.9449" calcext:value-type="float">
            <text:p>86.9449</text:p>
          </table:table-cell>
          <table:table-cell office:value-type="float" office:value="23.527" calcext:value-type="float">
            <text:p>23.527</text:p>
          </table:table-cell>
        </table:table-row>
        <table:table-row table:style-name="ro1">
          <table:table-cell office:value-type="float" office:value="18.2164" calcext:value-type="float">
            <text:p>18.2164</text:p>
          </table:table-cell>
          <table:table-cell office:value-type="float" office:value="6.66138" calcext:value-type="float">
            <text:p>6.66138</text:p>
          </table:table-cell>
          <table:table-cell/>
          <table:table-cell office:value-type="float" office:value="9.24541" calcext:value-type="float">
            <text:p>9.24541</text:p>
          </table:table-cell>
          <table:table-cell office:value-type="float" office:value="-8.76863" calcext:value-type="float">
            <text:p>-8.76863</text:p>
          </table:table-cell>
          <table:table-cell/>
          <table:table-cell office:value-type="float" office:value="88.8227" calcext:value-type="float">
            <text:p>88.8227</text:p>
          </table:table-cell>
          <table:table-cell office:value-type="float" office:value="22.7869" calcext:value-type="float">
            <text:p>22.7869</text:p>
          </table:table-cell>
        </table:table-row>
        <table:table-row table:style-name="ro1">
          <table:table-cell office:value-type="float" office:value="18.5422" calcext:value-type="float">
            <text:p>18.5422</text:p>
          </table:table-cell>
          <table:table-cell office:value-type="float" office:value="6.76013" calcext:value-type="float">
            <text:p>6.76013</text:p>
          </table:table-cell>
          <table:table-cell/>
          <table:table-cell office:value-type="float" office:value="9.44703" calcext:value-type="float">
            <text:p>9.44703</text:p>
          </table:table-cell>
          <table:table-cell office:value-type="float" office:value="-9.15328" calcext:value-type="float">
            <text:p>-9.15328</text:p>
          </table:table-cell>
          <table:table-cell/>
          <table:table-cell office:value-type="float" office:value="89.4967" calcext:value-type="float">
            <text:p>89.4967</text:p>
          </table:table-cell>
          <table:table-cell office:value-type="float" office:value="22.3082" calcext:value-type="float">
            <text:p>22.3082</text:p>
          </table:table-cell>
        </table:table-row>
        <table:table-row table:style-name="ro1">
          <table:table-cell office:value-type="float" office:value="19.1441" calcext:value-type="float">
            <text:p>19.1441</text:p>
          </table:table-cell>
          <table:table-cell office:value-type="float" office:value="7.18344" calcext:value-type="float">
            <text:p>7.18344</text:p>
          </table:table-cell>
          <table:table-cell/>
          <table:table-cell office:value-type="float" office:value="9.54157" calcext:value-type="float">
            <text:p>9.54157</text:p>
          </table:table-cell>
          <table:table-cell office:value-type="float" office:value="-9.35195" calcext:value-type="float">
            <text:p>-9.35195</text:p>
          </table:table-cell>
          <table:table-cell/>
          <table:table-cell office:value-type="float" office:value="90.5133" calcext:value-type="float">
            <text:p>90.5133</text:p>
          </table:table-cell>
          <table:table-cell office:value-type="float" office:value="21.6677" calcext:value-type="float">
            <text:p>21.6677</text:p>
          </table:table-cell>
        </table:table-row>
        <table:table-row table:style-name="ro1">
          <table:table-cell office:value-type="float" office:value="19.0138" calcext:value-type="float">
            <text:p>19.0138</text:p>
          </table:table-cell>
          <table:table-cell office:value-type="float" office:value="7.8688" calcext:value-type="float">
            <text:p>7.8688</text:p>
          </table:table-cell>
          <table:table-cell/>
          <table:table-cell office:value-type="float" office:value="9.54779" calcext:value-type="float">
            <text:p>9.54779</text:p>
          </table:table-cell>
          <table:table-cell office:value-type="float" office:value="-9.64959" calcext:value-type="float">
            <text:p>-9.64959</text:p>
          </table:table-cell>
          <table:table-cell/>
          <table:table-cell office:value-type="float" office:value="91.7178" calcext:value-type="float">
            <text:p>91.7178</text:p>
          </table:table-cell>
          <table:table-cell office:value-type="float" office:value="21.1152" calcext:value-type="float">
            <text:p>21.1152</text:p>
          </table:table-cell>
        </table:table-row>
        <table:table-row table:style-name="ro1">
          <table:table-cell office:value-type="float" office:value="19.132" calcext:value-type="float">
            <text:p>19.132</text:p>
          </table:table-cell>
          <table:table-cell office:value-type="float" office:value="8.12845" calcext:value-type="float">
            <text:p>8.12845</text:p>
          </table:table-cell>
          <table:table-cell/>
          <table:table-cell office:value-type="float" office:value="9.64606" calcext:value-type="float">
            <text:p>9.64606</text:p>
          </table:table-cell>
          <table:table-cell office:value-type="float" office:value="-9.9341" calcext:value-type="float">
            <text:p>-9.9341</text:p>
          </table:table-cell>
          <table:table-cell/>
          <table:table-cell office:value-type="float" office:value="92.8599" calcext:value-type="float">
            <text:p>92.8599</text:p>
          </table:table-cell>
          <table:table-cell office:value-type="float" office:value="20.9537" calcext:value-type="float">
            <text:p>20.9537</text:p>
          </table:table-cell>
        </table:table-row>
        <table:table-row table:style-name="ro1">
          <table:table-cell office:value-type="float" office:value="19.347" calcext:value-type="float">
            <text:p>19.347</text:p>
          </table:table-cell>
          <table:table-cell office:value-type="float" office:value="8.30741" calcext:value-type="float">
            <text:p>8.30741</text:p>
          </table:table-cell>
          <table:table-cell/>
          <table:table-cell office:value-type="float" office:value="9.73801" calcext:value-type="float">
            <text:p>9.73801</text:p>
          </table:table-cell>
          <table:table-cell office:value-type="float" office:value="-10.1396" calcext:value-type="float">
            <text:p>-10.1396</text:p>
          </table:table-cell>
          <table:table-cell/>
          <table:table-cell office:value-type="float" office:value="93.4668" calcext:value-type="float">
            <text:p>93.4668</text:p>
          </table:table-cell>
          <table:table-cell office:value-type="float" office:value="20.2155" calcext:value-type="float">
            <text:p>20.2155</text:p>
          </table:table-cell>
        </table:table-row>
        <table:table-row table:style-name="ro1">
          <table:table-cell office:value-type="float" office:value="20.0039" calcext:value-type="float">
            <text:p>20.0039</text:p>
          </table:table-cell>
          <table:table-cell office:value-type="float" office:value="8.8906" calcext:value-type="float">
            <text:p>8.8906</text:p>
          </table:table-cell>
          <table:table-cell/>
          <table:table-cell office:value-type="float" office:value="9.75524" calcext:value-type="float">
            <text:p>9.75524</text:p>
          </table:table-cell>
          <table:table-cell office:value-type="float" office:value="-10.4732" calcext:value-type="float">
            <text:p>-10.4732</text:p>
          </table:table-cell>
          <table:table-cell/>
          <table:table-cell office:value-type="float" office:value="95.3229" calcext:value-type="float">
            <text:p>95.3229</text:p>
          </table:table-cell>
          <table:table-cell office:value-type="float" office:value="19.6585" calcext:value-type="float">
            <text:p>19.6585</text:p>
          </table:table-cell>
        </table:table-row>
        <table:table-row table:style-name="ro1">
          <table:table-cell office:value-type="float" office:value="20.1574" calcext:value-type="float">
            <text:p>20.1574</text:p>
          </table:table-cell>
          <table:table-cell office:value-type="float" office:value="9.45949" calcext:value-type="float">
            <text:p>9.45949</text:p>
          </table:table-cell>
          <table:table-cell/>
          <table:table-cell office:value-type="float" office:value="9.85048" calcext:value-type="float">
            <text:p>9.85048</text:p>
          </table:table-cell>
          <table:table-cell office:value-type="float" office:value="-10.7526" calcext:value-type="float">
            <text:p>-10.7526</text:p>
          </table:table-cell>
          <table:table-cell/>
          <table:table-cell office:value-type="float" office:value="95.5039" calcext:value-type="float">
            <text:p>95.5039</text:p>
          </table:table-cell>
          <table:table-cell office:value-type="float" office:value="19.6984" calcext:value-type="float">
            <text:p>19.6984</text:p>
          </table:table-cell>
        </table:table-row>
        <table:table-row table:style-name="ro1">
          <table:table-cell office:value-type="float" office:value="20.1573" calcext:value-type="float">
            <text:p>20.1573</text:p>
          </table:table-cell>
          <table:table-cell office:value-type="float" office:value="9.90876" calcext:value-type="float">
            <text:p>9.90876</text:p>
          </table:table-cell>
          <table:table-cell/>
          <table:table-cell office:value-type="float" office:value="9.83614" calcext:value-type="float">
            <text:p>9.83614</text:p>
          </table:table-cell>
          <table:table-cell office:value-type="float" office:value="-11.041" calcext:value-type="float">
            <text:p>-11.041</text:p>
          </table:table-cell>
          <table:table-cell/>
          <table:table-cell office:value-type="float" office:value="96.2641" calcext:value-type="float">
            <text:p>96.2641</text:p>
          </table:table-cell>
          <table:table-cell office:value-type="float" office:value="19.1597" calcext:value-type="float">
            <text:p>19.1597</text:p>
          </table:table-cell>
        </table:table-row>
        <table:table-row table:style-name="ro1">
          <table:table-cell office:value-type="float" office:value="20.166" calcext:value-type="float">
            <text:p>20.166</text:p>
          </table:table-cell>
          <table:table-cell office:value-type="float" office:value="10.4687" calcext:value-type="float">
            <text:p>10.4687</text:p>
          </table:table-cell>
          <table:table-cell/>
          <table:table-cell office:value-type="float" office:value="9.84568" calcext:value-type="float">
            <text:p>9.84568</text:p>
          </table:table-cell>
          <table:table-cell office:value-type="float" office:value="-11.3496" calcext:value-type="float">
            <text:p>-11.3496</text:p>
          </table:table-cell>
          <table:table-cell/>
          <table:table-cell office:value-type="float" office:value="97.5286" calcext:value-type="float">
            <text:p>97.5286</text:p>
          </table:table-cell>
          <table:table-cell office:value-type="float" office:value="18.727" calcext:value-type="float">
            <text:p>18.727</text:p>
          </table:table-cell>
        </table:table-row>
        <table:table-row table:style-name="ro1">
          <table:table-cell office:value-type="float" office:value="20.371" calcext:value-type="float">
            <text:p>20.371</text:p>
          </table:table-cell>
          <table:table-cell office:value-type="float" office:value="11.0109" calcext:value-type="float">
            <text:p>11.0109</text:p>
          </table:table-cell>
          <table:table-cell/>
          <table:table-cell office:value-type="float" office:value="9.83206" calcext:value-type="float">
            <text:p>9.83206</text:p>
          </table:table-cell>
          <table:table-cell office:value-type="float" office:value="-11.6307" calcext:value-type="float">
            <text:p>-11.6307</text:p>
          </table:table-cell>
          <table:table-cell/>
          <table:table-cell office:value-type="float" office:value="98.2105" calcext:value-type="float">
            <text:p>98.2105</text:p>
          </table:table-cell>
          <table:table-cell office:value-type="float" office:value="18.3739" calcext:value-type="float">
            <text:p>18.3739</text:p>
          </table:table-cell>
        </table:table-row>
        <table:table-row table:style-name="ro1">
          <table:table-cell office:value-type="float" office:value="20.3164" calcext:value-type="float">
            <text:p>20.3164</text:p>
          </table:table-cell>
          <table:table-cell office:value-type="float" office:value="11.3483" calcext:value-type="float">
            <text:p>11.3483</text:p>
          </table:table-cell>
          <table:table-cell/>
          <table:table-cell office:value-type="float" office:value="9.74928" calcext:value-type="float">
            <text:p>9.74928</text:p>
          </table:table-cell>
          <table:table-cell office:value-type="float" office:value="-11.8442" calcext:value-type="float">
            <text:p>-11.8442</text:p>
          </table:table-cell>
          <table:table-cell/>
          <table:table-cell office:value-type="float" office:value="99.0363" calcext:value-type="float">
            <text:p>99.0363</text:p>
          </table:table-cell>
          <table:table-cell office:value-type="float" office:value="17.357" calcext:value-type="float">
            <text:p>17.357</text:p>
          </table:table-cell>
        </table:table-row>
        <table:table-row table:style-name="ro1">
          <table:table-cell office:value-type="float" office:value="20.6141" calcext:value-type="float">
            <text:p>20.6141</text:p>
          </table:table-cell>
          <table:table-cell office:value-type="float" office:value="11.9422" calcext:value-type="float">
            <text:p>11.9422</text:p>
          </table:table-cell>
          <table:table-cell/>
          <table:table-cell office:value-type="float" office:value="9.65354" calcext:value-type="float">
            <text:p>9.65354</text:p>
          </table:table-cell>
          <table:table-cell office:value-type="float" office:value="-12.1497" calcext:value-type="float">
            <text:p>-12.1497</text:p>
          </table:table-cell>
          <table:table-cell/>
          <table:table-cell office:value-type="float" office:value="99.9969" calcext:value-type="float">
            <text:p>99.9969</text:p>
          </table:table-cell>
          <table:table-cell office:value-type="float" office:value="16.9882" calcext:value-type="float">
            <text:p>16.9882</text:p>
          </table:table-cell>
        </table:table-row>
        <table:table-row table:style-name="ro1">
          <table:table-cell office:value-type="float" office:value="20.3263" calcext:value-type="float">
            <text:p>20.3263</text:p>
          </table:table-cell>
          <table:table-cell office:value-type="float" office:value="12.4966" calcext:value-type="float">
            <text:p>12.4966</text:p>
          </table:table-cell>
          <table:table-cell/>
          <table:table-cell office:value-type="float" office:value="9.54859" calcext:value-type="float">
            <text:p>9.54859</text:p>
          </table:table-cell>
          <table:table-cell office:value-type="float" office:value="-12.3478" calcext:value-type="float">
            <text:p>-12.3478</text:p>
          </table:table-cell>
          <table:table-cell/>
          <table:table-cell office:value-type="float" office:value="101.204" calcext:value-type="float">
            <text:p>101.204</text:p>
          </table:table-cell>
          <table:table-cell office:value-type="float" office:value="16.5368" calcext:value-type="float">
            <text:p>16.5368</text:p>
          </table:table-cell>
        </table:table-row>
        <table:table-row table:style-name="ro1">
          <table:table-cell office:value-type="float" office:value="20.498" calcext:value-type="float">
            <text:p>20.498</text:p>
          </table:table-cell>
          <table:table-cell office:value-type="float" office:value="12.8924" calcext:value-type="float">
            <text:p>12.8924</text:p>
          </table:table-cell>
          <table:table-cell/>
          <table:table-cell office:value-type="float" office:value="9.36086" calcext:value-type="float">
            <text:p>9.36086</text:p>
          </table:table-cell>
          <table:table-cell office:value-type="float" office:value="-12.5501" calcext:value-type="float">
            <text:p>-12.5501</text:p>
          </table:table-cell>
          <table:table-cell/>
          <table:table-cell office:value-type="float" office:value="102.387" calcext:value-type="float">
            <text:p>102.387</text:p>
          </table:table-cell>
          <table:table-cell office:value-type="float" office:value="16.3992" calcext:value-type="float">
            <text:p>16.3992</text:p>
          </table:table-cell>
        </table:table-row>
        <table:table-row table:style-name="ro1">
          <table:table-cell office:value-type="float" office:value="20.1943" calcext:value-type="float">
            <text:p>20.1943</text:p>
          </table:table-cell>
          <table:table-cell office:value-type="float" office:value="13.1688" calcext:value-type="float">
            <text:p>13.1688</text:p>
          </table:table-cell>
          <table:table-cell/>
          <table:table-cell office:value-type="float" office:value="9.22134" calcext:value-type="float">
            <text:p>9.22134</text:p>
          </table:table-cell>
          <table:table-cell office:value-type="float" office:value="-12.7613" calcext:value-type="float">
            <text:p>-12.7613</text:p>
          </table:table-cell>
          <table:table-cell/>
          <table:table-cell office:value-type="float" office:value="103.003" calcext:value-type="float">
            <text:p>103.003</text:p>
          </table:table-cell>
          <table:table-cell office:value-type="float" office:value="15.353" calcext:value-type="float">
            <text:p>15.353</text:p>
          </table:table-cell>
        </table:table-row>
        <table:table-row table:style-name="ro1">
          <table:table-cell office:value-type="float" office:value="20.3245" calcext:value-type="float">
            <text:p>20.3245</text:p>
          </table:table-cell>
          <table:table-cell office:value-type="float" office:value="13.8896" calcext:value-type="float">
            <text:p>13.8896</text:p>
          </table:table-cell>
          <table:table-cell/>
          <table:table-cell office:value-type="float" office:value="8.84161" calcext:value-type="float">
            <text:p>8.84161</text:p>
          </table:table-cell>
          <table:table-cell office:value-type="float" office:value="-12.9519" calcext:value-type="float">
            <text:p>-12.9519</text:p>
          </table:table-cell>
          <table:table-cell/>
          <table:table-cell office:value-type="float" office:value="104.114" calcext:value-type="float">
            <text:p>104.114</text:p>
          </table:table-cell>
          <table:table-cell office:value-type="float" office:value="15.2708" calcext:value-type="float">
            <text:p>15.2708</text:p>
          </table:table-cell>
        </table:table-row>
        <table:table-row table:style-name="ro1">
          <table:table-cell office:value-type="float" office:value="20.1216" calcext:value-type="float">
            <text:p>20.1216</text:p>
          </table:table-cell>
          <table:table-cell office:value-type="float" office:value="14.337" calcext:value-type="float">
            <text:p>14.337</text:p>
          </table:table-cell>
          <table:table-cell/>
          <table:table-cell office:value-type="float" office:value="8.66358" calcext:value-type="float">
            <text:p>8.66358</text:p>
          </table:table-cell>
          <table:table-cell office:value-type="float" office:value="-13.0431" calcext:value-type="float">
            <text:p>-13.0431</text:p>
          </table:table-cell>
          <table:table-cell/>
          <table:table-cell office:value-type="float" office:value="105.541" calcext:value-type="float">
            <text:p>105.541</text:p>
          </table:table-cell>
          <table:table-cell office:value-type="float" office:value="14.4412" calcext:value-type="float">
            <text:p>14.4412</text:p>
          </table:table-cell>
        </table:table-row>
        <table:table-row table:style-name="ro1">
          <table:table-cell office:value-type="float" office:value="19.781" calcext:value-type="float">
            <text:p>19.781</text:p>
          </table:table-cell>
          <table:table-cell office:value-type="float" office:value="14.773" calcext:value-type="float">
            <text:p>14.773</text:p>
          </table:table-cell>
          <table:table-cell/>
          <table:table-cell office:value-type="float" office:value="8.35763" calcext:value-type="float">
            <text:p>8.35763</text:p>
          </table:table-cell>
          <table:table-cell office:value-type="float" office:value="-13.1557" calcext:value-type="float">
            <text:p>-13.1557</text:p>
          </table:table-cell>
          <table:table-cell/>
          <table:table-cell office:value-type="float" office:value="106.831" calcext:value-type="float">
            <text:p>106.831</text:p>
          </table:table-cell>
          <table:table-cell office:value-type="float" office:value="14.0482" calcext:value-type="float">
            <text:p>14.0482</text:p>
          </table:table-cell>
        </table:table-row>
        <table:table-row table:style-name="ro1">
          <table:table-cell office:value-type="float" office:value="20.0208" calcext:value-type="float">
            <text:p>20.0208</text:p>
          </table:table-cell>
          <table:table-cell office:value-type="float" office:value="15.2053" calcext:value-type="float">
            <text:p>15.2053</text:p>
          </table:table-cell>
          <table:table-cell/>
          <table:table-cell office:value-type="float" office:value="8.03583" calcext:value-type="float">
            <text:p>8.03583</text:p>
          </table:table-cell>
          <table:table-cell office:value-type="float" office:value="-13.1513" calcext:value-type="float">
            <text:p>-13.1513</text:p>
          </table:table-cell>
          <table:table-cell/>
          <table:table-cell office:value-type="float" office:value="108.084" calcext:value-type="float">
            <text:p>108.084</text:p>
          </table:table-cell>
          <table:table-cell office:value-type="float" office:value="13.6604" calcext:value-type="float">
            <text:p>13.6604</text:p>
          </table:table-cell>
        </table:table-row>
        <table:table-row table:style-name="ro1">
          <table:table-cell office:value-type="float" office:value="19.9131" calcext:value-type="float">
            <text:p>19.9131</text:p>
          </table:table-cell>
          <table:table-cell office:value-type="float" office:value="15.554" calcext:value-type="float">
            <text:p>15.554</text:p>
          </table:table-cell>
          <table:table-cell/>
          <table:table-cell office:value-type="float" office:value="7.76538" calcext:value-type="float">
            <text:p>7.76538</text:p>
          </table:table-cell>
          <table:table-cell office:value-type="float" office:value="-13.1647" calcext:value-type="float">
            <text:p>-13.1647</text:p>
          </table:table-cell>
          <table:table-cell/>
          <table:table-cell office:value-type="float" office:value="109.534" calcext:value-type="float">
            <text:p>109.534</text:p>
          </table:table-cell>
          <table:table-cell office:value-type="float" office:value="13.5714" calcext:value-type="float">
            <text:p>13.5714</text:p>
          </table:table-cell>
        </table:table-row>
        <table:table-row table:style-name="ro1">
          <table:table-cell office:value-type="float" office:value="19.4748" calcext:value-type="float">
            <text:p>19.4748</text:p>
          </table:table-cell>
          <table:table-cell office:value-type="float" office:value="16.0098" calcext:value-type="float">
            <text:p>16.0098</text:p>
          </table:table-cell>
          <table:table-cell/>
          <table:table-cell office:value-type="float" office:value="7.44786" calcext:value-type="float">
            <text:p>7.44786</text:p>
          </table:table-cell>
          <table:table-cell office:value-type="float" office:value="-13.2517" calcext:value-type="float">
            <text:p>-13.2517</text:p>
          </table:table-cell>
          <table:table-cell/>
          <table:table-cell office:value-type="float" office:value="111.063" calcext:value-type="float">
            <text:p>111.063</text:p>
          </table:table-cell>
          <table:table-cell office:value-type="float" office:value="12.5814" calcext:value-type="float">
            <text:p>12.5814</text:p>
          </table:table-cell>
        </table:table-row>
        <table:table-row table:style-name="ro1">
          <table:table-cell office:value-type="float" office:value="19.238" calcext:value-type="float">
            <text:p>19.238</text:p>
          </table:table-cell>
          <table:table-cell office:value-type="float" office:value="16.2719" calcext:value-type="float">
            <text:p>16.2719</text:p>
          </table:table-cell>
          <table:table-cell/>
          <table:table-cell office:value-type="float" office:value="7.16011" calcext:value-type="float">
            <text:p>7.16011</text:p>
          </table:table-cell>
          <table:table-cell office:value-type="float" office:value="-13.2382" calcext:value-type="float">
            <text:p>-13.2382</text:p>
          </table:table-cell>
          <table:table-cell/>
          <table:table-cell office:value-type="float" office:value="112.913" calcext:value-type="float">
            <text:p>112.913</text:p>
          </table:table-cell>
          <table:table-cell office:value-type="float" office:value="12.4877" calcext:value-type="float">
            <text:p>12.4877</text:p>
          </table:table-cell>
        </table:table-row>
        <table:table-row table:style-name="ro1">
          <table:table-cell office:value-type="float" office:value="19.0029" calcext:value-type="float">
            <text:p>19.0029</text:p>
          </table:table-cell>
          <table:table-cell office:value-type="float" office:value="16.8387" calcext:value-type="float">
            <text:p>16.8387</text:p>
          </table:table-cell>
          <table:table-cell/>
          <table:table-cell office:value-type="float" office:value="6.84891" calcext:value-type="float">
            <text:p>6.84891</text:p>
          </table:table-cell>
          <table:table-cell office:value-type="float" office:value="-13.1493" calcext:value-type="float">
            <text:p>-13.1493</text:p>
          </table:table-cell>
          <table:table-cell/>
          <table:table-cell office:value-type="float" office:value="114.801" calcext:value-type="float">
            <text:p>114.801</text:p>
          </table:table-cell>
          <table:table-cell office:value-type="float" office:value="12.5506" calcext:value-type="float">
            <text:p>12.5506</text:p>
          </table:table-cell>
        </table:table-row>
        <table:table-row table:style-name="ro1">
          <table:table-cell office:value-type="float" office:value="18.6148" calcext:value-type="float">
            <text:p>18.6148</text:p>
          </table:table-cell>
          <table:table-cell office:value-type="float" office:value="17.3832" calcext:value-type="float">
            <text:p>17.3832</text:p>
          </table:table-cell>
          <table:table-cell/>
          <table:table-cell office:value-type="float" office:value="6.55759" calcext:value-type="float">
            <text:p>6.55759</text:p>
          </table:table-cell>
          <table:table-cell office:value-type="float" office:value="-13.0679" calcext:value-type="float">
            <text:p>-13.0679</text:p>
          </table:table-cell>
          <table:table-cell/>
          <table:table-cell office:value-type="float" office:value="116.687" calcext:value-type="float">
            <text:p>116.687</text:p>
          </table:table-cell>
          <table:table-cell office:value-type="float" office:value="12.1035" calcext:value-type="float">
            <text:p>12.1035</text:p>
          </table:table-cell>
        </table:table-row>
        <table:table-row table:style-name="ro1">
          <table:table-cell office:value-type="float" office:value="18.1023" calcext:value-type="float">
            <text:p>18.1023</text:p>
          </table:table-cell>
          <table:table-cell office:value-type="float" office:value="17.5529" calcext:value-type="float">
            <text:p>17.5529</text:p>
          </table:table-cell>
          <table:table-cell/>
          <table:table-cell office:value-type="float" office:value="6.26174" calcext:value-type="float">
            <text:p>6.26174</text:p>
          </table:table-cell>
          <table:table-cell office:value-type="float" office:value="-13.0534" calcext:value-type="float">
            <text:p>-13.0534</text:p>
          </table:table-cell>
          <table:table-cell/>
          <table:table-cell office:value-type="float" office:value="118.953" calcext:value-type="float">
            <text:p>118.953</text:p>
          </table:table-cell>
          <table:table-cell office:value-type="float" office:value="12.0009" calcext:value-type="float">
            <text:p>12.0009</text:p>
          </table:table-cell>
        </table:table-row>
        <table:table-row table:style-name="ro1">
          <table:table-cell office:value-type="float" office:value="18.2094" calcext:value-type="float">
            <text:p>18.2094</text:p>
          </table:table-cell>
          <table:table-cell office:value-type="float" office:value="18.0461" calcext:value-type="float">
            <text:p>18.0461</text:p>
          </table:table-cell>
          <table:table-cell/>
          <table:table-cell office:value-type="float" office:value="5.94198" calcext:value-type="float">
            <text:p>5.94198</text:p>
          </table:table-cell>
          <table:table-cell office:value-type="float" office:value="-12.9494" calcext:value-type="float">
            <text:p>-12.9494</text:p>
          </table:table-cell>
          <table:table-cell/>
          <table:table-cell office:value-type="float" office:value="120.695" calcext:value-type="float">
            <text:p>120.695</text:p>
          </table:table-cell>
          <table:table-cell office:value-type="float" office:value="12.2918" calcext:value-type="float">
            <text:p>12.2918</text:p>
          </table:table-cell>
        </table:table-row>
        <table:table-row table:style-name="ro1">
          <table:table-cell office:value-type="float" office:value="17.9018" calcext:value-type="float">
            <text:p>17.9018</text:p>
          </table:table-cell>
          <table:table-cell office:value-type="float" office:value="18.2183" calcext:value-type="float">
            <text:p>18.2183</text:p>
          </table:table-cell>
          <table:table-cell/>
          <table:table-cell office:value-type="float" office:value="5.65107" calcext:value-type="float">
            <text:p>5.65107</text:p>
          </table:table-cell>
          <table:table-cell office:value-type="float" office:value="-12.7365" calcext:value-type="float">
            <text:p>-12.7365</text:p>
          </table:table-cell>
          <table:table-cell/>
          <table:table-cell office:value-type="float" office:value="123.568" calcext:value-type="float">
            <text:p>123.568</text:p>
          </table:table-cell>
          <table:table-cell office:value-type="float" office:value="12.8297" calcext:value-type="float">
            <text:p>12.8297</text:p>
          </table:table-cell>
        </table:table-row>
        <table:table-row table:style-name="ro1">
          <table:table-cell office:value-type="float" office:value="17.3845" calcext:value-type="float">
            <text:p>17.3845</text:p>
          </table:table-cell>
          <table:table-cell office:value-type="float" office:value="18.7039" calcext:value-type="float">
            <text:p>18.7039</text:p>
          </table:table-cell>
          <table:table-cell/>
          <table:table-cell office:value-type="float" office:value="5.43839" calcext:value-type="float">
            <text:p>5.43839</text:p>
          </table:table-cell>
          <table:table-cell office:value-type="float" office:value="-12.652" calcext:value-type="float">
            <text:p>-12.652</text:p>
          </table:table-cell>
          <table:table-cell/>
          <table:table-cell office:value-type="float" office:value="124.894" calcext:value-type="float">
            <text:p>124.894</text:p>
          </table:table-cell>
          <table:table-cell office:value-type="float" office:value="12.7743" calcext:value-type="float">
            <text:p>12.7743</text:p>
          </table:table-cell>
        </table:table-row>
        <table:table-row table:style-name="ro1">
          <table:table-cell office:value-type="float" office:value="17.1762" calcext:value-type="float">
            <text:p>17.1762</text:p>
          </table:table-cell>
          <table:table-cell office:value-type="float" office:value="18.8863" calcext:value-type="float">
            <text:p>18.8863</text:p>
          </table:table-cell>
          <table:table-cell/>
          <table:table-cell office:value-type="float" office:value="5.1307" calcext:value-type="float">
            <text:p>5.1307</text:p>
          </table:table-cell>
          <table:table-cell office:value-type="float" office:value="-12.4684" calcext:value-type="float">
            <text:p>-12.4684</text:p>
          </table:table-cell>
          <table:table-cell/>
          <table:table-cell office:value-type="float" office:value="127.853" calcext:value-type="float">
            <text:p>127.853</text:p>
          </table:table-cell>
          <table:table-cell office:value-type="float" office:value="13.3273" calcext:value-type="float">
            <text:p>13.3273</text:p>
          </table:table-cell>
        </table:table-row>
        <table:table-row table:style-name="ro1">
          <table:table-cell office:value-type="float" office:value="16.5734" calcext:value-type="float">
            <text:p>16.5734</text:p>
          </table:table-cell>
          <table:table-cell office:value-type="float" office:value="19.052" calcext:value-type="float">
            <text:p>19.052</text:p>
          </table:table-cell>
          <table:table-cell/>
          <table:table-cell office:value-type="float" office:value="4.92985" calcext:value-type="float">
            <text:p>4.92985</text:p>
          </table:table-cell>
          <table:table-cell office:value-type="float" office:value="-12.2499" calcext:value-type="float">
            <text:p>-12.2499</text:p>
          </table:table-cell>
          <table:table-cell/>
          <table:table-cell office:value-type="float" office:value="129.947" calcext:value-type="float">
            <text:p>129.947</text:p>
          </table:table-cell>
          <table:table-cell office:value-type="float" office:value="13.6963" calcext:value-type="float">
            <text:p>13.6963</text:p>
          </table:table-cell>
        </table:table-row>
        <table:table-row table:style-name="ro1">
          <table:table-cell office:value-type="float" office:value="16.2338" calcext:value-type="float">
            <text:p>16.2338</text:p>
          </table:table-cell>
          <table:table-cell office:value-type="float" office:value="19.6171" calcext:value-type="float">
            <text:p>19.6171</text:p>
          </table:table-cell>
          <table:table-cell/>
          <table:table-cell office:value-type="float" office:value="4.75915" calcext:value-type="float">
            <text:p>4.75915</text:p>
          </table:table-cell>
          <table:table-cell office:value-type="float" office:value="-12.0666" calcext:value-type="float">
            <text:p>-12.0666</text:p>
          </table:table-cell>
          <table:table-cell/>
          <table:table-cell office:value-type="float" office:value="132.092" calcext:value-type="float">
            <text:p>132.092</text:p>
          </table:table-cell>
          <table:table-cell office:value-type="float" office:value="14.507" calcext:value-type="float">
            <text:p>14.507</text:p>
          </table:table-cell>
        </table:table-row>
        <table:table-row table:style-name="ro1">
          <table:table-cell office:value-type="float" office:value="15.9243" calcext:value-type="float">
            <text:p>15.9243</text:p>
          </table:table-cell>
          <table:table-cell office:value-type="float" office:value="19.8703" calcext:value-type="float">
            <text:p>19.8703</text:p>
          </table:table-cell>
          <table:table-cell/>
          <table:table-cell office:value-type="float" office:value="4.64378" calcext:value-type="float">
            <text:p>4.64378</text:p>
          </table:table-cell>
          <table:table-cell office:value-type="float" office:value="-11.7442" calcext:value-type="float">
            <text:p>-11.7442</text:p>
          </table:table-cell>
          <table:table-cell/>
          <table:table-cell office:value-type="float" office:value="135.074" calcext:value-type="float">
            <text:p>135.074</text:p>
          </table:table-cell>
          <table:table-cell office:value-type="float" office:value="15.0475" calcext:value-type="float">
            <text:p>15.0475</text:p>
          </table:table-cell>
        </table:table-row>
        <table:table-row table:style-name="ro1">
          <table:table-cell office:value-type="float" office:value="15.4332" calcext:value-type="float">
            <text:p>15.4332</text:p>
          </table:table-cell>
          <table:table-cell office:value-type="float" office:value="20.1836" calcext:value-type="float">
            <text:p>20.1836</text:p>
          </table:table-cell>
          <table:table-cell/>
          <table:table-cell office:value-type="float" office:value="4.54975" calcext:value-type="float">
            <text:p>4.54975</text:p>
          </table:table-cell>
          <table:table-cell office:value-type="float" office:value="-11.5706" calcext:value-type="float">
            <text:p>-11.5706</text:p>
          </table:table-cell>
          <table:table-cell/>
          <table:table-cell office:value-type="float" office:value="137.561" calcext:value-type="float">
            <text:p>137.561</text:p>
          </table:table-cell>
          <table:table-cell office:value-type="float" office:value="16.2147" calcext:value-type="float">
            <text:p>16.2147</text:p>
          </table:table-cell>
        </table:table-row>
        <table:table-row table:style-name="ro1">
          <table:table-cell office:value-type="float" office:value="15.2016" calcext:value-type="float">
            <text:p>15.2016</text:p>
          </table:table-cell>
          <table:table-cell office:value-type="float" office:value="20.4385" calcext:value-type="float">
            <text:p>20.4385</text:p>
          </table:table-cell>
          <table:table-cell/>
          <table:table-cell office:value-type="float" office:value="4.44059" calcext:value-type="float">
            <text:p>4.44059</text:p>
          </table:table-cell>
          <table:table-cell office:value-type="float" office:value="-11.1496" calcext:value-type="float">
            <text:p>-11.1496</text:p>
          </table:table-cell>
          <table:table-cell/>
          <table:table-cell office:value-type="float" office:value="140.331" calcext:value-type="float">
            <text:p>140.331</text:p>
          </table:table-cell>
          <table:table-cell office:value-type="float" office:value="17.008" calcext:value-type="float">
            <text:p>17.008</text:p>
          </table:table-cell>
        </table:table-row>
        <table:table-row table:style-name="ro1">
          <table:table-cell office:value-type="float" office:value="14.6665" calcext:value-type="float">
            <text:p>14.6665</text:p>
          </table:table-cell>
          <table:table-cell office:value-type="float" office:value="20.6088" calcext:value-type="float">
            <text:p>20.6088</text:p>
          </table:table-cell>
          <table:table-cell/>
          <table:table-cell office:value-type="float" office:value="4.45136" calcext:value-type="float">
            <text:p>4.45136</text:p>
          </table:table-cell>
          <table:table-cell office:value-type="float" office:value="-10.93" calcext:value-type="float">
            <text:p>-10.93</text:p>
          </table:table-cell>
          <table:table-cell/>
          <table:table-cell office:value-type="float" office:value="142.888" calcext:value-type="float">
            <text:p>142.888</text:p>
          </table:table-cell>
          <table:table-cell office:value-type="float" office:value="17.9918" calcext:value-type="float">
            <text:p>17.9918</text:p>
          </table:table-cell>
        </table:table-row>
        <table:table-row table:style-name="ro1">
          <table:table-cell office:value-type="float" office:value="14.0521" calcext:value-type="float">
            <text:p>14.0521</text:p>
          </table:table-cell>
          <table:table-cell office:value-type="float" office:value="20.5924" calcext:value-type="float">
            <text:p>20.5924</text:p>
          </table:table-cell>
          <table:table-cell/>
          <table:table-cell office:value-type="float" office:value="4.45788" calcext:value-type="float">
            <text:p>4.45788</text:p>
          </table:table-cell>
          <table:table-cell office:value-type="float" office:value="-10.6457" calcext:value-type="float">
            <text:p>-10.6457</text:p>
          </table:table-cell>
          <table:table-cell/>
          <table:table-cell office:value-type="float" office:value="145.392" calcext:value-type="float">
            <text:p>145.392</text:p>
          </table:table-cell>
          <table:table-cell office:value-type="float" office:value="19.1617" calcext:value-type="float">
            <text:p>19.1617</text:p>
          </table:table-cell>
        </table:table-row>
        <table:table-row table:style-name="ro1">
          <table:table-cell office:value-type="float" office:value="13.4686" calcext:value-type="float">
            <text:p>13.4686</text:p>
          </table:table-cell>
          <table:table-cell office:value-type="float" office:value="20.7253" calcext:value-type="float">
            <text:p>20.7253</text:p>
          </table:table-cell>
          <table:table-cell/>
          <table:table-cell office:value-type="float" office:value="4.44057" calcext:value-type="float">
            <text:p>4.44057</text:p>
          </table:table-cell>
          <table:table-cell office:value-type="float" office:value="-10.3382" calcext:value-type="float">
            <text:p>-10.3382</text:p>
          </table:table-cell>
          <table:table-cell/>
          <table:table-cell office:value-type="float" office:value="148.251" calcext:value-type="float">
            <text:p>148.251</text:p>
          </table:table-cell>
          <table:table-cell office:value-type="float" office:value="20.4754" calcext:value-type="float">
            <text:p>20.4754</text:p>
          </table:table-cell>
        </table:table-row>
        <table:table-row table:style-name="ro1">
          <table:table-cell office:value-type="float" office:value="13.1072" calcext:value-type="float">
            <text:p>13.1072</text:p>
          </table:table-cell>
          <table:table-cell office:value-type="float" office:value="20.8294" calcext:value-type="float">
            <text:p>20.8294</text:p>
          </table:table-cell>
          <table:table-cell/>
          <table:table-cell office:value-type="float" office:value="4.54925" calcext:value-type="float">
            <text:p>4.54925</text:p>
          </table:table-cell>
          <table:table-cell office:value-type="float" office:value="-10.0439" calcext:value-type="float">
            <text:p>-10.0439</text:p>
          </table:table-cell>
          <table:table-cell/>
          <table:table-cell office:value-type="float" office:value="150.686" calcext:value-type="float">
            <text:p>150.686</text:p>
          </table:table-cell>
          <table:table-cell office:value-type="float" office:value="22.1142" calcext:value-type="float">
            <text:p>22.1142</text:p>
          </table:table-cell>
        </table:table-row>
        <table:table-row table:style-name="ro1">
          <table:table-cell office:value-type="float" office:value="12.8729" calcext:value-type="float">
            <text:p>12.8729</text:p>
          </table:table-cell>
          <table:table-cell office:value-type="float" office:value="21.0592" calcext:value-type="float">
            <text:p>21.0592</text:p>
          </table:table-cell>
          <table:table-cell/>
          <table:table-cell office:value-type="float" office:value="4.63755" calcext:value-type="float">
            <text:p>4.63755</text:p>
          </table:table-cell>
          <table:table-cell office:value-type="float" office:value="-9.74952" calcext:value-type="float">
            <text:p>-9.74952</text:p>
          </table:table-cell>
          <table:table-cell/>
          <table:table-cell office:value-type="float" office:value="153.422" calcext:value-type="float">
            <text:p>153.422</text:p>
          </table:table-cell>
          <table:table-cell office:value-type="float" office:value="23.4909" calcext:value-type="float">
            <text:p>23.4909</text:p>
          </table:table-cell>
        </table:table-row>
        <table:table-row table:style-name="ro1">
          <table:table-cell office:value-type="float" office:value="12.2062" calcext:value-type="float">
            <text:p>12.2062</text:p>
          </table:table-cell>
          <table:table-cell office:value-type="float" office:value="21.11" calcext:value-type="float">
            <text:p>21.11</text:p>
          </table:table-cell>
          <table:table-cell/>
          <table:table-cell office:value-type="float" office:value="4.74589" calcext:value-type="float">
            <text:p>4.74589</text:p>
          </table:table-cell>
          <table:table-cell office:value-type="float" office:value="-9.4609" calcext:value-type="float">
            <text:p>-9.4609</text:p>
          </table:table-cell>
          <table:table-cell/>
          <table:table-cell office:value-type="float" office:value="156.047" calcext:value-type="float">
            <text:p>156.047</text:p>
          </table:table-cell>
          <table:table-cell office:value-type="float" office:value="24.8084" calcext:value-type="float">
            <text:p>24.8084</text:p>
          </table:table-cell>
        </table:table-row>
        <table:table-row table:style-name="ro1">
          <table:table-cell office:value-type="float" office:value="11.6814" calcext:value-type="float">
            <text:p>11.6814</text:p>
          </table:table-cell>
          <table:table-cell office:value-type="float" office:value="20.8651" calcext:value-type="float">
            <text:p>20.8651</text:p>
          </table:table-cell>
          <table:table-cell/>
          <table:table-cell office:value-type="float" office:value="4.94849" calcext:value-type="float">
            <text:p>4.94849</text:p>
          </table:table-cell>
          <table:table-cell office:value-type="float" office:value="-9.13867" calcext:value-type="float">
            <text:p>-9.13867</text:p>
          </table:table-cell>
          <table:table-cell/>
          <table:table-cell office:value-type="float" office:value="158.905" calcext:value-type="float">
            <text:p>158.905</text:p>
          </table:table-cell>
          <table:table-cell office:value-type="float" office:value="26.0308" calcext:value-type="float">
            <text:p>26.0308</text:p>
          </table:table-cell>
        </table:table-row>
        <table:table-row table:style-name="ro1">
          <table:table-cell office:value-type="float" office:value="11.363" calcext:value-type="float">
            <text:p>11.363</text:p>
          </table:table-cell>
          <table:table-cell office:value-type="float" office:value="21.0688" calcext:value-type="float">
            <text:p>21.0688</text:p>
          </table:table-cell>
          <table:table-cell/>
          <table:table-cell office:value-type="float" office:value="5.04121" calcext:value-type="float">
            <text:p>5.04121</text:p>
          </table:table-cell>
          <table:table-cell office:value-type="float" office:value="-8.94979" calcext:value-type="float">
            <text:p>-8.94979</text:p>
          </table:table-cell>
          <table:table-cell/>
          <table:table-cell office:value-type="float" office:value="161.412" calcext:value-type="float">
            <text:p>161.412</text:p>
          </table:table-cell>
          <table:table-cell office:value-type="float" office:value="27.4256" calcext:value-type="float">
            <text:p>27.4256</text:p>
          </table:table-cell>
        </table:table-row>
        <table:table-row table:style-name="ro1">
          <table:table-cell office:value-type="float" office:value="10.8903" calcext:value-type="float">
            <text:p>10.8903</text:p>
          </table:table-cell>
          <table:table-cell office:value-type="float" office:value="20.927" calcext:value-type="float">
            <text:p>20.927</text:p>
          </table:table-cell>
          <table:table-cell/>
          <table:table-cell office:value-type="float" office:value="5.26887" calcext:value-type="float">
            <text:p>5.26887</text:p>
          </table:table-cell>
          <table:table-cell office:value-type="float" office:value="-8.63564" calcext:value-type="float">
            <text:p>-8.63564</text:p>
          </table:table-cell>
          <table:table-cell/>
          <table:table-cell office:value-type="float" office:value="163.625" calcext:value-type="float">
            <text:p>163.625</text:p>
          </table:table-cell>
          <table:table-cell office:value-type="float" office:value="28.7683" calcext:value-type="float">
            <text:p>28.7683</text:p>
          </table:table-cell>
        </table:table-row>
        <table:table-row table:style-name="ro1">
          <table:table-cell office:value-type="float" office:value="10.189" calcext:value-type="float">
            <text:p>10.189</text:p>
          </table:table-cell>
          <table:table-cell office:value-type="float" office:value="21.209" calcext:value-type="float">
            <text:p>21.209</text:p>
          </table:table-cell>
          <table:table-cell/>
          <table:table-cell office:value-type="float" office:value="5.44864" calcext:value-type="float">
            <text:p>5.44864</text:p>
          </table:table-cell>
          <table:table-cell office:value-type="float" office:value="-8.42738" calcext:value-type="float">
            <text:p>-8.42738</text:p>
          </table:table-cell>
          <table:table-cell/>
          <table:table-cell office:value-type="float" office:value="166.828" calcext:value-type="float">
            <text:p>166.828</text:p>
          </table:table-cell>
          <table:table-cell office:value-type="float" office:value="30.2062" calcext:value-type="float">
            <text:p>30.2062</text:p>
          </table:table-cell>
        </table:table-row>
        <table:table-row table:style-name="ro1">
          <table:table-cell office:value-type="float" office:value="9.99634" calcext:value-type="float">
            <text:p>9.99634</text:p>
          </table:table-cell>
          <table:table-cell office:value-type="float" office:value="20.9797" calcext:value-type="float">
            <text:p>20.9797</text:p>
          </table:table-cell>
          <table:table-cell/>
          <table:table-cell office:value-type="float" office:value="5.53862" calcext:value-type="float">
            <text:p>5.53862</text:p>
          </table:table-cell>
          <table:table-cell office:value-type="float" office:value="-8.24357" calcext:value-type="float">
            <text:p>-8.24357</text:p>
          </table:table-cell>
          <table:table-cell/>
          <table:table-cell office:value-type="float" office:value="169.097" calcext:value-type="float">
            <text:p>169.097</text:p>
          </table:table-cell>
          <table:table-cell office:value-type="float" office:value="31.3717" calcext:value-type="float">
            <text:p>31.3717</text:p>
          </table:table-cell>
        </table:table-row>
        <table:table-row table:style-name="ro1">
          <table:table-cell office:value-type="float" office:value="9.53921" calcext:value-type="float">
            <text:p>9.53921</text:p>
          </table:table-cell>
          <table:table-cell office:value-type="float" office:value="20.8762" calcext:value-type="float">
            <text:p>20.8762</text:p>
          </table:table-cell>
          <table:table-cell/>
          <table:table-cell office:value-type="float" office:value="5.85094" calcext:value-type="float">
            <text:p>5.85094</text:p>
          </table:table-cell>
          <table:table-cell office:value-type="float" office:value="-7.95601" calcext:value-type="float">
            <text:p>-7.95601</text:p>
          </table:table-cell>
          <table:table-cell/>
          <table:table-cell office:value-type="float" office:value="172.175" calcext:value-type="float">
            <text:p>172.175</text:p>
          </table:table-cell>
          <table:table-cell office:value-type="float" office:value="32.3404" calcext:value-type="float">
            <text:p>32.3404</text:p>
          </table:table-cell>
        </table:table-row>
        <table:table-row table:style-name="ro1">
          <table:table-cell office:value-type="float" office:value="8.70331" calcext:value-type="float">
            <text:p>8.70331</text:p>
          </table:table-cell>
          <table:table-cell office:value-type="float" office:value="20.8221" calcext:value-type="float">
            <text:p>20.8221</text:p>
          </table:table-cell>
          <table:table-cell/>
          <table:table-cell office:value-type="float" office:value="6.05986" calcext:value-type="float">
            <text:p>6.05986</text:p>
          </table:table-cell>
          <table:table-cell office:value-type="float" office:value="-7.73559" calcext:value-type="float">
            <text:p>-7.73559</text:p>
          </table:table-cell>
          <table:table-cell/>
          <table:table-cell office:value-type="float" office:value="174.643" calcext:value-type="float">
            <text:p>174.643</text:p>
          </table:table-cell>
          <table:table-cell office:value-type="float" office:value="33.4625" calcext:value-type="float">
            <text:p>33.4625</text:p>
          </table:table-cell>
        </table:table-row>
        <table:table-row table:style-name="ro1">
          <table:table-cell office:value-type="float" office:value="8.22277" calcext:value-type="float">
            <text:p>8.22277</text:p>
          </table:table-cell>
          <table:table-cell office:value-type="float" office:value="20.4839" calcext:value-type="float">
            <text:p>20.4839</text:p>
          </table:table-cell>
          <table:table-cell/>
          <table:table-cell office:value-type="float" office:value="6.25659" calcext:value-type="float">
            <text:p>6.25659</text:p>
          </table:table-cell>
          <table:table-cell office:value-type="float" office:value="-7.54336" calcext:value-type="float">
            <text:p>-7.54336</text:p>
          </table:table-cell>
          <table:table-cell/>
          <table:table-cell office:value-type="float" office:value="177.03" calcext:value-type="float">
            <text:p>177.03</text:p>
          </table:table-cell>
          <table:table-cell office:value-type="float" office:value="34.2009" calcext:value-type="float">
            <text:p>34.2009</text:p>
          </table:table-cell>
        </table:table-row>
        <table:table-row table:style-name="ro1">
          <table:table-cell office:value-type="float" office:value="7.88599" calcext:value-type="float">
            <text:p>7.88599</text:p>
          </table:table-cell>
          <table:table-cell office:value-type="float" office:value="20.45" calcext:value-type="float">
            <text:p>20.45</text:p>
          </table:table-cell>
          <table:table-cell/>
          <table:table-cell office:value-type="float" office:value="6.452" calcext:value-type="float">
            <text:p>6.452</text:p>
          </table:table-cell>
          <table:table-cell office:value-type="float" office:value="-7.36418" calcext:value-type="float">
            <text:p>-7.36418</text:p>
          </table:table-cell>
          <table:table-cell/>
          <table:table-cell office:value-type="float" office:value="180.145" calcext:value-type="float">
            <text:p>180.145</text:p>
          </table:table-cell>
          <table:table-cell office:value-type="float" office:value="35.1423" calcext:value-type="float">
            <text:p>35.1423</text:p>
          </table:table-cell>
        </table:table-row>
        <table:table-row table:style-name="ro1">
          <table:table-cell office:value-type="float" office:value="7.18029" calcext:value-type="float">
            <text:p>7.18029</text:p>
          </table:table-cell>
          <table:table-cell office:value-type="float" office:value="20.392" calcext:value-type="float">
            <text:p>20.392</text:p>
          </table:table-cell>
          <table:table-cell/>
          <table:table-cell office:value-type="float" office:value="6.7556" calcext:value-type="float">
            <text:p>6.7556</text:p>
          </table:table-cell>
          <table:table-cell office:value-type="float" office:value="-7.14598" calcext:value-type="float">
            <text:p>-7.14598</text:p>
          </table:table-cell>
          <table:table-cell/>
          <table:table-cell office:value-type="float" office:value="182.599" calcext:value-type="float">
            <text:p>182.599</text:p>
          </table:table-cell>
          <table:table-cell office:value-type="float" office:value="35.753" calcext:value-type="float">
            <text:p>35.753</text:p>
          </table:table-cell>
        </table:table-row>
        <table:table-row table:style-name="ro1">
          <table:table-cell office:value-type="float" office:value="6.81542" calcext:value-type="float">
            <text:p>6.81542</text:p>
          </table:table-cell>
          <table:table-cell office:value-type="float" office:value="20.1859" calcext:value-type="float">
            <text:p>20.1859</text:p>
          </table:table-cell>
          <table:table-cell/>
          <table:table-cell office:value-type="float" office:value="6.86356" calcext:value-type="float">
            <text:p>6.86356</text:p>
          </table:table-cell>
          <table:table-cell office:value-type="float" office:value="-6.94732" calcext:value-type="float">
            <text:p>-6.94732</text:p>
          </table:table-cell>
          <table:table-cell/>
          <table:table-cell office:value-type="float" office:value="184.732" calcext:value-type="float">
            <text:p>184.732</text:p>
          </table:table-cell>
          <table:table-cell office:value-type="float" office:value="36.5155" calcext:value-type="float">
            <text:p>36.5155</text:p>
          </table:table-cell>
        </table:table-row>
        <table:table-row table:style-name="ro1">
          <table:table-cell office:value-type="float" office:value="6.38914" calcext:value-type="float">
            <text:p>6.38914</text:p>
          </table:table-cell>
          <table:table-cell office:value-type="float" office:value="20.0137" calcext:value-type="float">
            <text:p>20.0137</text:p>
          </table:table-cell>
          <table:table-cell/>
          <table:table-cell office:value-type="float" office:value="7.15695" calcext:value-type="float">
            <text:p>7.15695</text:p>
          </table:table-cell>
          <table:table-cell office:value-type="float" office:value="-6.75136" calcext:value-type="float">
            <text:p>-6.75136</text:p>
          </table:table-cell>
          <table:table-cell/>
          <table:table-cell office:value-type="float" office:value="186.946" calcext:value-type="float">
            <text:p>186.946</text:p>
          </table:table-cell>
          <table:table-cell office:value-type="float" office:value="36.9404" calcext:value-type="float">
            <text:p>36.9404</text:p>
          </table:table-cell>
        </table:table-row>
        <table:table-row table:style-name="ro1">
          <table:table-cell office:value-type="float" office:value="5.86119" calcext:value-type="float">
            <text:p>5.86119</text:p>
          </table:table-cell>
          <table:table-cell office:value-type="float" office:value="19.8306" calcext:value-type="float">
            <text:p>19.8306</text:p>
          </table:table-cell>
          <table:table-cell/>
          <table:table-cell office:value-type="float" office:value="7.35505" calcext:value-type="float">
            <text:p>7.35505</text:p>
          </table:table-cell>
          <table:table-cell office:value-type="float" office:value="-6.56058" calcext:value-type="float">
            <text:p>-6.56058</text:p>
          </table:table-cell>
          <table:table-cell/>
          <table:table-cell office:value-type="float" office:value="189.465" calcext:value-type="float">
            <text:p>189.465</text:p>
          </table:table-cell>
          <table:table-cell office:value-type="float" office:value="37.4052" calcext:value-type="float">
            <text:p>37.4052</text:p>
          </table:table-cell>
        </table:table-row>
        <table:table-row table:style-name="ro1">
          <table:table-cell office:value-type="float" office:value="5.69089" calcext:value-type="float">
            <text:p>5.69089</text:p>
          </table:table-cell>
          <table:table-cell office:value-type="float" office:value="19.5755" calcext:value-type="float">
            <text:p>19.5755</text:p>
          </table:table-cell>
          <table:table-cell/>
          <table:table-cell office:value-type="float" office:value="7.65664" calcext:value-type="float">
            <text:p>7.65664</text:p>
          </table:table-cell>
          <table:table-cell office:value-type="float" office:value="-6.46417" calcext:value-type="float">
            <text:p>-6.46417</text:p>
          </table:table-cell>
          <table:table-cell/>
          <table:table-cell office:value-type="float" office:value="191.735" calcext:value-type="float">
            <text:p>191.735</text:p>
          </table:table-cell>
          <table:table-cell office:value-type="float" office:value="37.5631" calcext:value-type="float">
            <text:p>37.5631</text:p>
          </table:table-cell>
        </table:table-row>
        <table:table-row table:style-name="ro1">
          <table:table-cell office:value-type="float" office:value="5.17021" calcext:value-type="float">
            <text:p>5.17021</text:p>
          </table:table-cell>
          <table:table-cell office:value-type="float" office:value="19.4397" calcext:value-type="float">
            <text:p>19.4397</text:p>
          </table:table-cell>
          <table:table-cell/>
          <table:table-cell office:value-type="float" office:value="7.85193" calcext:value-type="float">
            <text:p>7.85193</text:p>
          </table:table-cell>
          <table:table-cell office:value-type="float" office:value="-6.35845" calcext:value-type="float">
            <text:p>-6.35845</text:p>
          </table:table-cell>
          <table:table-cell/>
          <table:table-cell office:value-type="float" office:value="193.471" calcext:value-type="float">
            <text:p>193.471</text:p>
          </table:table-cell>
          <table:table-cell office:value-type="float" office:value="37.2789" calcext:value-type="float">
            <text:p>37.2789</text:p>
          </table:table-cell>
        </table:table-row>
        <table:table-row table:style-name="ro1">
          <table:table-cell office:value-type="float" office:value="4.89149" calcext:value-type="float">
            <text:p>4.89149</text:p>
          </table:table-cell>
          <table:table-cell office:value-type="float" office:value="18.982" calcext:value-type="float">
            <text:p>18.982</text:p>
          </table:table-cell>
          <table:table-cell/>
          <table:table-cell office:value-type="float" office:value="8.13749" calcext:value-type="float">
            <text:p>8.13749</text:p>
          </table:table-cell>
          <table:table-cell office:value-type="float" office:value="-6.14586" calcext:value-type="float">
            <text:p>-6.14586</text:p>
          </table:table-cell>
          <table:table-cell/>
          <table:table-cell office:value-type="float" office:value="195.991" calcext:value-type="float">
            <text:p>195.991</text:p>
          </table:table-cell>
          <table:table-cell office:value-type="float" office:value="37.3991" calcext:value-type="float">
            <text:p>37.3991</text:p>
          </table:table-cell>
        </table:table-row>
        <table:table-row table:style-name="ro1">
          <table:table-cell office:value-type="float" office:value="4.4685" calcext:value-type="float">
            <text:p>4.4685</text:p>
          </table:table-cell>
          <table:table-cell office:value-type="float" office:value="18.834" calcext:value-type="float">
            <text:p>18.834</text:p>
          </table:table-cell>
          <table:table-cell/>
          <table:table-cell office:value-type="float" office:value="8.33626" calcext:value-type="float">
            <text:p>8.33626</text:p>
          </table:table-cell>
          <table:table-cell office:value-type="float" office:value="-5.94674" calcext:value-type="float">
            <text:p>-5.94674</text:p>
          </table:table-cell>
          <table:table-cell/>
          <table:table-cell office:value-type="float" office:value="197.725" calcext:value-type="float">
            <text:p>197.725</text:p>
          </table:table-cell>
          <table:table-cell office:value-type="float" office:value="37.7285" calcext:value-type="float">
            <text:p>37.7285</text:p>
          </table:table-cell>
        </table:table-row>
        <table:table-row table:style-name="ro1">
          <table:table-cell office:value-type="float" office:value="4.26269" calcext:value-type="float">
            <text:p>4.26269</text:p>
          </table:table-cell>
          <table:table-cell office:value-type="float" office:value="18.481" calcext:value-type="float">
            <text:p>18.481</text:p>
          </table:table-cell>
          <table:table-cell/>
          <table:table-cell office:value-type="float" office:value="8.65894" calcext:value-type="float">
            <text:p>8.65894</text:p>
          </table:table-cell>
          <table:table-cell office:value-type="float" office:value="-5.86309" calcext:value-type="float">
            <text:p>-5.86309</text:p>
          </table:table-cell>
          <table:table-cell/>
          <table:table-cell office:value-type="float" office:value="199.294" calcext:value-type="float">
            <text:p>199.294</text:p>
          </table:table-cell>
          <table:table-cell office:value-type="float" office:value="37.2862" calcext:value-type="float">
            <text:p>37.2862</text:p>
          </table:table-cell>
        </table:table-row>
        <table:table-row table:style-name="ro1">
          <table:table-cell office:value-type="float" office:value="3.45919" calcext:value-type="float">
            <text:p>3.45919</text:p>
          </table:table-cell>
          <table:table-cell office:value-type="float" office:value="18.167" calcext:value-type="float">
            <text:p>18.167</text:p>
          </table:table-cell>
          <table:table-cell/>
          <table:table-cell office:value-type="float" office:value="8.85444" calcext:value-type="float">
            <text:p>8.85444</text:p>
          </table:table-cell>
          <table:table-cell office:value-type="float" office:value="-5.64273" calcext:value-type="float">
            <text:p>-5.64273</text:p>
          </table:table-cell>
          <table:table-cell/>
          <table:table-cell office:value-type="float" office:value="201.549" calcext:value-type="float">
            <text:p>201.549</text:p>
          </table:table-cell>
          <table:table-cell office:value-type="float" office:value="36.9973" calcext:value-type="float">
            <text:p>36.9973</text:p>
          </table:table-cell>
        </table:table-row>
        <table:table-row table:style-name="ro1">
          <table:table-cell office:value-type="float" office:value="3.12525" calcext:value-type="float">
            <text:p>3.12525</text:p>
          </table:table-cell>
          <table:table-cell office:value-type="float" office:value="17.7493" calcext:value-type="float">
            <text:p>17.7493</text:p>
          </table:table-cell>
          <table:table-cell/>
          <table:table-cell office:value-type="float" office:value="9.05088" calcext:value-type="float">
            <text:p>9.05088</text:p>
          </table:table-cell>
          <table:table-cell office:value-type="float" office:value="-5.45385" calcext:value-type="float">
            <text:p>-5.45385</text:p>
          </table:table-cell>
          <table:table-cell/>
          <table:table-cell office:value-type="float" office:value="202.962" calcext:value-type="float">
            <text:p>202.962</text:p>
          </table:table-cell>
          <table:table-cell office:value-type="float" office:value="36.4568" calcext:value-type="float">
            <text:p>36.4568</text:p>
          </table:table-cell>
        </table:table-row>
        <table:table-row table:style-name="ro1">
          <table:table-cell office:value-type="float" office:value="2.9449" calcext:value-type="float">
            <text:p>2.9449</text:p>
          </table:table-cell>
          <table:table-cell office:value-type="float" office:value="17.8154" calcext:value-type="float">
            <text:p>17.8154</text:p>
          </table:table-cell>
          <table:table-cell/>
          <table:table-cell office:value-type="float" office:value="9.34223" calcext:value-type="float">
            <text:p>9.34223</text:p>
          </table:table-cell>
          <table:table-cell office:value-type="float" office:value="-5.32623" calcext:value-type="float">
            <text:p>-5.32623</text:p>
          </table:table-cell>
          <table:table-cell/>
          <table:table-cell office:value-type="float" office:value="203.991" calcext:value-type="float">
            <text:p>203.991</text:p>
          </table:table-cell>
          <table:table-cell office:value-type="float" office:value="36.1967" calcext:value-type="float">
            <text:p>36.1967</text:p>
          </table:table-cell>
        </table:table-row>
        <table:table-row table:style-name="ro1">
          <table:table-cell office:value-type="float" office:value="2.55407" calcext:value-type="float">
            <text:p>2.55407</text:p>
          </table:table-cell>
          <table:table-cell office:value-type="float" office:value="17.0853" calcext:value-type="float">
            <text:p>17.0853</text:p>
          </table:table-cell>
          <table:table-cell/>
          <table:table-cell office:value-type="float" office:value="9.55303" calcext:value-type="float">
            <text:p>9.55303</text:p>
          </table:table-cell>
          <table:table-cell office:value-type="float" office:value="-5.13194" calcext:value-type="float">
            <text:p>-5.13194</text:p>
          </table:table-cell>
          <table:table-cell table:number-columns-repeated="3"/>
        </table:table-row>
        <table:table-row table:style-name="ro1">
          <table:table-cell office:value-type="float" office:value="2.25371" calcext:value-type="float">
            <text:p>2.25371</text:p>
          </table:table-cell>
          <table:table-cell office:value-type="float" office:value="16.8334" calcext:value-type="float">
            <text:p>16.8334</text:p>
          </table:table-cell>
          <table:table-cell/>
          <table:table-cell office:value-type="float" office:value="9.7586" calcext:value-type="float">
            <text:p>9.7586</text:p>
          </table:table-cell>
          <table:table-cell office:value-type="float" office:value="-4.93134" calcext:value-type="float">
            <text:p>-4.93134</text:p>
          </table:table-cell>
          <table:table-cell table:number-columns-repeated="3"/>
        </table:table-row>
        <table:table-row table:style-name="ro1">
          <table:table-cell office:value-type="float" office:value="1.88972" calcext:value-type="float">
            <text:p>1.88972</text:p>
          </table:table-cell>
          <table:table-cell office:value-type="float" office:value="16.1054" calcext:value-type="float">
            <text:p>16.1054</text:p>
          </table:table-cell>
          <table:table-cell/>
          <table:table-cell office:value-type="float" office:value="9.95641" calcext:value-type="float">
            <text:p>9.95641</text:p>
          </table:table-cell>
          <table:table-cell office:value-type="float" office:value="-4.74358" calcext:value-type="float">
            <text:p>-4.74358</text:p>
          </table:table-cell>
          <table:table-cell table:number-columns-repeated="3"/>
        </table:table-row>
        <table:table-row table:style-name="ro1">
          <table:table-cell office:value-type="float" office:value="1.44745" calcext:value-type="float">
            <text:p>1.44745</text:p>
          </table:table-cell>
          <table:table-cell office:value-type="float" office:value="16.0853" calcext:value-type="float">
            <text:p>16.0853</text:p>
          </table:table-cell>
          <table:table-cell/>
          <table:table-cell office:value-type="float" office:value="10.1428" calcext:value-type="float">
            <text:p>10.1428</text:p>
          </table:table-cell>
          <table:table-cell office:value-type="float" office:value="-4.45119" calcext:value-type="float">
            <text:p>-4.45119</text:p>
          </table:table-cell>
          <table:table-cell table:number-columns-repeated="3"/>
        </table:table-row>
        <table:table-row table:style-name="ro1">
          <table:table-cell office:value-type="float" office:value="1.18395" calcext:value-type="float">
            <text:p>1.18395</text:p>
          </table:table-cell>
          <table:table-cell office:value-type="float" office:value="15.4284" calcext:value-type="float">
            <text:p>15.4284</text:p>
          </table:table-cell>
          <table:table-cell/>
          <table:table-cell office:value-type="float" office:value="10.3644" calcext:value-type="float">
            <text:p>10.3644</text:p>
          </table:table-cell>
          <table:table-cell office:value-type="float" office:value="-4.16342" calcext:value-type="float">
            <text:p>-4.16342</text:p>
          </table:table-cell>
          <table:table-cell table:number-columns-repeated="3"/>
        </table:table-row>
        <table:table-row table:style-name="ro1">
          <table:table-cell office:value-type="float" office:value="0.722706" calcext:value-type="float">
            <text:p>0.722706</text:p>
          </table:table-cell>
          <table:table-cell office:value-type="float" office:value="15.0075" calcext:value-type="float">
            <text:p>15.0075</text:p>
          </table:table-cell>
          <table:table-cell/>
          <table:table-cell office:value-type="float" office:value="10.5415" calcext:value-type="float">
            <text:p>10.5415</text:p>
          </table:table-cell>
          <table:table-cell office:value-type="float" office:value="-3.9454" calcext:value-type="float">
            <text:p>-3.9454</text:p>
          </table:table-cell>
          <table:table-cell table:number-columns-repeated="3"/>
        </table:table-row>
        <table:table-row table:style-name="ro1">
          <table:table-cell office:value-type="float" office:value="0.737301" calcext:value-type="float">
            <text:p>0.737301</text:p>
          </table:table-cell>
          <table:table-cell office:value-type="float" office:value="14.7047" calcext:value-type="float">
            <text:p>14.7047</text:p>
          </table:table-cell>
          <table:table-cell/>
          <table:table-cell office:value-type="float" office:value="10.7616" calcext:value-type="float">
            <text:p>10.7616</text:p>
          </table:table-cell>
          <table:table-cell office:value-type="float" office:value="-3.75002" calcext:value-type="float">
            <text:p>-3.75002</text:p>
          </table:table-cell>
          <table:table-cell table:number-columns-repeated="3"/>
        </table:table-row>
        <table:table-row table:style-name="ro1">
          <table:table-cell office:value-type="float" office:value="0.253435" calcext:value-type="float">
            <text:p>0.253435</text:p>
          </table:table-cell>
          <table:table-cell office:value-type="float" office:value="14.2029" calcext:value-type="float">
            <text:p>14.2029</text:p>
          </table:table-cell>
          <table:table-cell/>
          <table:table-cell office:value-type="float" office:value="10.8527" calcext:value-type="float">
            <text:p>10.8527</text:p>
          </table:table-cell>
          <table:table-cell office:value-type="float" office:value="-3.46164" calcext:value-type="float">
            <text:p>-3.46164</text:p>
          </table:table-cell>
          <table:table-cell table:number-columns-repeated="3"/>
        </table:table-row>
        <table:table-row table:style-name="ro1">
          <table:table-cell office:value-type="float" office:value="0.459172" calcext:value-type="float">
            <text:p>0.459172</text:p>
          </table:table-cell>
          <table:table-cell office:value-type="float" office:value="13.6856" calcext:value-type="float">
            <text:p>13.6856</text:p>
          </table:table-cell>
          <table:table-cell/>
          <table:table-cell office:value-type="float" office:value="11.0447" calcext:value-type="float">
            <text:p>11.0447</text:p>
          </table:table-cell>
          <table:table-cell office:value-type="float" office:value="-3.1561" calcext:value-type="float">
            <text:p>-3.1561</text:p>
          </table:table-cell>
          <table:table-cell table:number-columns-repeated="3"/>
        </table:table-row>
        <table:table-row table:style-name="ro1">
          <table:table-cell office:value-type="float" office:value="-0.190344" calcext:value-type="float">
            <text:p>-0.190344</text:p>
          </table:table-cell>
          <table:table-cell office:value-type="float" office:value="13.2856" calcext:value-type="float">
            <text:p>13.2856</text:p>
          </table:table-cell>
          <table:table-cell/>
          <table:table-cell office:value-type="float" office:value="11.1427" calcext:value-type="float">
            <text:p>11.1427</text:p>
          </table:table-cell>
          <table:table-cell office:value-type="float" office:value="-2.86566" calcext:value-type="float">
            <text:p>-2.86566</text:p>
          </table:table-cell>
          <table:table-cell table:number-columns-repeated="3"/>
        </table:table-row>
        <table:table-row table:style-name="ro1">
          <table:table-cell office:value-type="float" office:value="0.0462308" calcext:value-type="float">
            <text:p>0.0462308</text:p>
          </table:table-cell>
          <table:table-cell office:value-type="float" office:value="12.9301" calcext:value-type="float">
            <text:p>12.9301</text:p>
          </table:table-cell>
          <table:table-cell/>
          <table:table-cell office:value-type="float" office:value="11.2525" calcext:value-type="float">
            <text:p>11.2525</text:p>
          </table:table-cell>
          <table:table-cell office:value-type="float" office:value="-2.55311" calcext:value-type="float">
            <text:p>-2.55311</text:p>
          </table:table-cell>
          <table:table-cell table:number-columns-repeated="3"/>
        </table:table-row>
        <table:table-row table:style-name="ro1">
          <table:table-cell office:value-type="float" office:value="-0.476482" calcext:value-type="float">
            <text:p>-0.476482</text:p>
          </table:table-cell>
          <table:table-cell office:value-type="float" office:value="12.3633" calcext:value-type="float">
            <text:p>12.3633</text:p>
          </table:table-cell>
          <table:table-cell/>
          <table:table-cell office:value-type="float" office:value="11.1594" calcext:value-type="float">
            <text:p>11.1594</text:p>
          </table:table-cell>
          <table:table-cell office:value-type="float" office:value="-2.25598" calcext:value-type="float">
            <text:p>-2.25598</text:p>
          </table:table-cell>
          <table:table-cell table:number-columns-repeated="3"/>
        </table:table-row>
        <table:table-row table:style-name="ro1">
          <table:table-cell office:value-type="float" office:value="-0.582624" calcext:value-type="float">
            <text:p>-0.582624</text:p>
          </table:table-cell>
          <table:table-cell office:value-type="float" office:value="12.0386" calcext:value-type="float">
            <text:p>12.0386</text:p>
          </table:table-cell>
          <table:table-cell/>
          <table:table-cell office:value-type="float" office:value="11.3525" calcext:value-type="float">
            <text:p>11.3525</text:p>
          </table:table-cell>
          <table:table-cell office:value-type="float" office:value="-1.95787" calcext:value-type="float">
            <text:p>-1.95787</text:p>
          </table:table-cell>
          <table:table-cell table:number-columns-repeated="3"/>
        </table:table-row>
        <table:table-row table:style-name="ro1">
          <table:table-cell office:value-type="float" office:value="-1.17212" calcext:value-type="float">
            <text:p>-1.17212</text:p>
          </table:table-cell>
          <table:table-cell office:value-type="float" office:value="11.3988" calcext:value-type="float">
            <text:p>11.3988</text:p>
          </table:table-cell>
          <table:table-cell/>
          <table:table-cell office:value-type="float" office:value="11.3326" calcext:value-type="float">
            <text:p>11.3326</text:p>
          </table:table-cell>
          <table:table-cell office:value-type="float" office:value="-1.67041" calcext:value-type="float">
            <text:p>-1.67041</text:p>
          </table:table-cell>
          <table:table-cell table:number-columns-repeated="3"/>
        </table:table-row>
        <table:table-row table:style-name="ro1">
          <table:table-cell office:value-type="float" office:value="-1.39289" calcext:value-type="float">
            <text:p>-1.39289</text:p>
          </table:table-cell>
          <table:table-cell office:value-type="float" office:value="11.0424" calcext:value-type="float">
            <text:p>11.0424</text:p>
          </table:table-cell>
          <table:table-cell/>
          <table:table-cell office:value-type="float" office:value="11.2595" calcext:value-type="float">
            <text:p>11.2595</text:p>
          </table:table-cell>
          <table:table-cell office:value-type="float" office:value="-1.35818" calcext:value-type="float">
            <text:p>-1.35818</text:p>
          </table:table-cell>
          <table:table-cell table:number-columns-repeated="3"/>
        </table:table-row>
        <table:table-row table:style-name="ro1">
          <table:table-cell office:value-type="float" office:value="-1.49687" calcext:value-type="float">
            <text:p>-1.49687</text:p>
          </table:table-cell>
          <table:table-cell office:value-type="float" office:value="10.4198" calcext:value-type="float">
            <text:p>10.4198</text:p>
          </table:table-cell>
          <table:table-cell/>
          <table:table-cell office:value-type="float" office:value="11.1524" calcext:value-type="float">
            <text:p>11.1524</text:p>
          </table:table-cell>
          <table:table-cell office:value-type="float" office:value="-1.15803" calcext:value-type="float">
            <text:p>-1.15803</text:p>
          </table:table-cell>
          <table:table-cell table:number-columns-repeated="3"/>
        </table:table-row>
        <table:table-row table:style-name="ro1">
          <table:table-cell office:value-type="float" office:value="-1.61875" calcext:value-type="float">
            <text:p>-1.61875</text:p>
          </table:table-cell>
          <table:table-cell office:value-type="float" office:value="10.2374" calcext:value-type="float">
            <text:p>10.2374</text:p>
          </table:table-cell>
          <table:table-cell/>
          <table:table-cell office:value-type="float" office:value="10.9584" calcext:value-type="float">
            <text:p>10.9584</text:p>
          </table:table-cell>
          <table:table-cell office:value-type="float" office:value="-0.728742" calcext:value-type="float">
            <text:p>-0.728742</text:p>
          </table:table-cell>
          <table:table-cell table:number-columns-repeated="3"/>
        </table:table-row>
        <table:table-row table:style-name="ro1">
          <table:table-cell office:value-type="float" office:value="-1.73381" calcext:value-type="float">
            <text:p>-1.73381</text:p>
          </table:table-cell>
          <table:table-cell office:value-type="float" office:value="9.71347" calcext:value-type="float">
            <text:p>9.71347</text:p>
          </table:table-cell>
          <table:table-cell/>
          <table:table-cell office:value-type="float" office:value="10.8648" calcext:value-type="float">
            <text:p>10.8648</text:p>
          </table:table-cell>
          <table:table-cell office:value-type="float" office:value="-0.553034" calcext:value-type="float">
            <text:p>-0.553034</text:p>
          </table:table-cell>
          <table:table-cell table:number-columns-repeated="3"/>
        </table:table-row>
        <table:table-row table:style-name="ro1">
          <table:table-cell office:value-type="float" office:value="-1.93833" calcext:value-type="float">
            <text:p>-1.93833</text:p>
          </table:table-cell>
          <table:table-cell office:value-type="float" office:value="8.77028" calcext:value-type="float">
            <text:p>8.77028</text:p>
          </table:table-cell>
          <table:table-cell/>
          <table:table-cell office:value-type="float" office:value="10.6542" calcext:value-type="float">
            <text:p>10.6542</text:p>
          </table:table-cell>
          <table:table-cell office:value-type="float" office:value="-0.347474" calcext:value-type="float">
            <text:p>-0.347474</text:p>
          </table:table-cell>
          <table:table-cell table:number-columns-repeated="3"/>
        </table:table-row>
        <table:table-row table:style-name="ro1">
          <table:table-cell office:value-type="float" office:value="-2.1768" calcext:value-type="float">
            <text:p>-2.1768</text:p>
          </table:table-cell>
          <table:table-cell office:value-type="float" office:value="8.5411" calcext:value-type="float">
            <text:p>8.5411</text:p>
          </table:table-cell>
          <table:table-cell/>
          <table:table-cell office:value-type="float" office:value="10.3438" calcext:value-type="float">
            <text:p>10.3438</text:p>
          </table:table-cell>
          <table:table-cell office:value-type="float" office:value="-0.150982" calcext:value-type="float">
            <text:p>-0.150982</text:p>
          </table:table-cell>
          <table:table-cell table:number-columns-repeated="3"/>
        </table:table-row>
        <table:table-row table:style-name="ro1">
          <table:table-cell office:value-type="float" office:value="-2.21875" calcext:value-type="float">
            <text:p>-2.21875</text:p>
          </table:table-cell>
          <table:table-cell office:value-type="float" office:value="8.15339" calcext:value-type="float">
            <text:p>8.15339</text:p>
          </table:table-cell>
          <table:table-cell/>
          <table:table-cell office:value-type="float" office:value="10.1537" calcext:value-type="float">
            <text:p>10.1537</text:p>
          </table:table-cell>
          <table:table-cell office:value-type="float" office:value="-0.0482457" calcext:value-type="float">
            <text:p>-0.0482457</text:p>
          </table:table-cell>
          <table:table-cell table:number-columns-repeated="3"/>
        </table:table-row>
        <table:table-row table:style-name="ro1">
          <table:table-cell office:value-type="float" office:value="-2.59674" calcext:value-type="float">
            <text:p>-2.59674</text:p>
          </table:table-cell>
          <table:table-cell office:value-type="float" office:value="7.60288" calcext:value-type="float">
            <text:p>7.60288</text:p>
          </table:table-cell>
          <table:table-cell/>
          <table:table-cell office:value-type="float" office:value="9.85676" calcext:value-type="float">
            <text:p>9.85676</text:p>
          </table:table-cell>
          <table:table-cell office:value-type="float" office:value="0.0351738" calcext:value-type="float">
            <text:p>0.0351738</text:p>
          </table:table-cell>
          <table:table-cell table:number-columns-repeated="3"/>
        </table:table-row>
        <table:table-row table:style-name="ro1">
          <table:table-cell office:value-type="float" office:value="-2.79865" calcext:value-type="float">
            <text:p>-2.79865</text:p>
          </table:table-cell>
          <table:table-cell office:value-type="float" office:value="7.064" calcext:value-type="float">
            <text:p>7.064</text:p>
          </table:table-cell>
          <table:table-cell/>
          <table:table-cell office:value-type="float" office:value="9.54669" calcext:value-type="float">
            <text:p>9.54669</text:p>
          </table:table-cell>
          <table:table-cell office:value-type="float" office:value="0.0374948" calcext:value-type="float">
            <text:p>0.0374948</text:p>
          </table:table-cell>
          <table:table-cell table:number-columns-repeated="3"/>
        </table:table-row>
        <table:table-row table:style-name="ro1">
          <table:table-cell office:value-type="float" office:value="-2.74651" calcext:value-type="float">
            <text:p>-2.74651</text:p>
          </table:table-cell>
          <table:table-cell office:value-type="float" office:value="6.86867" calcext:value-type="float">
            <text:p>6.86867</text:p>
          </table:table-cell>
          <table:table-cell/>
          <table:table-cell office:value-type="float" office:value="9.24446" calcext:value-type="float">
            <text:p>9.24446</text:p>
          </table:table-cell>
          <table:table-cell office:value-type="float" office:value="0.153574" calcext:value-type="float">
            <text:p>0.153574</text:p>
          </table:table-cell>
          <table:table-cell table:number-columns-repeated="3"/>
        </table:table-row>
        <table:table-row table:style-name="ro1">
          <table:table-cell office:value-type="float" office:value="-2.90217" calcext:value-type="float">
            <text:p>-2.90217</text:p>
          </table:table-cell>
          <table:table-cell office:value-type="float" office:value="6.22989" calcext:value-type="float">
            <text:p>6.22989</text:p>
          </table:table-cell>
          <table:table-cell/>
          <table:table-cell office:value-type="float" office:value="8.94752" calcext:value-type="float">
            <text:p>8.94752</text:p>
          </table:table-cell>
          <table:table-cell office:value-type="float" office:value="0.260272" calcext:value-type="float">
            <text:p>0.260272</text:p>
          </table:table-cell>
          <table:table-cell table:number-columns-repeated="3"/>
        </table:table-row>
        <table:table-row table:style-name="ro1">
          <table:table-cell office:value-type="float" office:value="-3.1778" calcext:value-type="float">
            <text:p>-3.1778</text:p>
          </table:table-cell>
          <table:table-cell office:value-type="float" office:value="5.53101" calcext:value-type="float">
            <text:p>5.53101</text:p>
          </table:table-cell>
          <table:table-cell/>
          <table:table-cell office:value-type="float" office:value="8.76016" calcext:value-type="float">
            <text:p>8.76016</text:p>
          </table:table-cell>
          <table:table-cell office:value-type="float" office:value="0.263752" calcext:value-type="float">
            <text:p>0.263752</text:p>
          </table:table-cell>
          <table:table-cell table:number-columns-repeated="3"/>
        </table:table-row>
        <table:table-row table:style-name="ro1">
          <table:table-cell office:value-type="float" office:value="-3.43031" calcext:value-type="float">
            <text:p>-3.43031</text:p>
          </table:table-cell>
          <table:table-cell office:value-type="float" office:value="5.10507" calcext:value-type="float">
            <text:p>5.10507</text:p>
          </table:table-cell>
          <table:table-cell/>
          <table:table-cell office:value-type="float" office:value="8.35367" calcext:value-type="float">
            <text:p>8.35367</text:p>
          </table:table-cell>
          <table:table-cell office:value-type="float" office:value="0.252596" calcext:value-type="float">
            <text:p>0.252596</text:p>
          </table:table-cell>
          <table:table-cell table:number-columns-repeated="3"/>
        </table:table-row>
        <table:table-row table:style-name="ro1">
          <table:table-cell office:value-type="float" office:value="-3.69435" calcext:value-type="float">
            <text:p>-3.69435</text:p>
          </table:table-cell>
          <table:table-cell office:value-type="float" office:value="4.52196" calcext:value-type="float">
            <text:p>4.52196</text:p>
          </table:table-cell>
          <table:table-cell/>
          <table:table-cell office:value-type="float" office:value="8.05411" calcext:value-type="float">
            <text:p>8.05411</text:p>
          </table:table-cell>
          <table:table-cell office:value-type="float" office:value="0.247878" calcext:value-type="float">
            <text:p>0.247878</text:p>
          </table:table-cell>
          <table:table-cell table:number-columns-repeated="3"/>
        </table:table-row>
        <table:table-row table:style-name="ro1">
          <table:table-cell office:value-type="float" office:value="-4.00238" calcext:value-type="float">
            <text:p>-4.00238</text:p>
          </table:table-cell>
          <table:table-cell office:value-type="float" office:value="4.04684" calcext:value-type="float">
            <text:p>4.04684</text:p>
          </table:table-cell>
          <table:table-cell/>
          <table:table-cell office:value-type="float" office:value="7.74339" calcext:value-type="float">
            <text:p>7.74339</text:p>
          </table:table-cell>
          <table:table-cell office:value-type="float" office:value="0.144028" calcext:value-type="float">
            <text:p>0.144028</text:p>
          </table:table-cell>
          <table:table-cell table:number-columns-repeated="3"/>
        </table:table-row>
        <table:table-row table:style-name="ro1">
          <table:table-cell office:value-type="float" office:value="-3.88053" calcext:value-type="float">
            <text:p>-3.88053</text:p>
          </table:table-cell>
          <table:table-cell office:value-type="float" office:value="3.75177" calcext:value-type="float">
            <text:p>3.75177</text:p>
          </table:table-cell>
          <table:table-cell/>
          <table:table-cell office:value-type="float" office:value="7.45362" calcext:value-type="float">
            <text:p>7.45362</text:p>
          </table:table-cell>
          <table:table-cell office:value-type="float" office:value="0.0452052" calcext:value-type="float">
            <text:p>0.0452052</text:p>
          </table:table-cell>
          <table:table-cell table:number-columns-repeated="3"/>
        </table:table-row>
        <table:table-row table:style-name="ro1">
          <table:table-cell office:value-type="float" office:value="-4.15119" calcext:value-type="float">
            <text:p>-4.15119</text:p>
          </table:table-cell>
          <table:table-cell office:value-type="float" office:value="3.21968" calcext:value-type="float">
            <text:p>3.21968</text:p>
          </table:table-cell>
          <table:table-cell/>
          <table:table-cell office:value-type="float" office:value="7.16618" calcext:value-type="float">
            <text:p>7.16618</text:p>
          </table:table-cell>
          <table:table-cell office:value-type="float" office:value="0.0287673" calcext:value-type="float">
            <text:p>0.0287673</text:p>
          </table:table-cell>
          <table:table-cell table:number-columns-repeated="3"/>
        </table:table-row>
        <table:table-row table:style-name="ro1">
          <table:table-cell office:value-type="float" office:value="-4.32451" calcext:value-type="float">
            <text:p>-4.32451</text:p>
          </table:table-cell>
          <table:table-cell office:value-type="float" office:value="2.55034" calcext:value-type="float">
            <text:p>2.55034</text:p>
          </table:table-cell>
          <table:table-cell/>
          <table:table-cell office:value-type="float" office:value="6.95426" calcext:value-type="float">
            <text:p>6.95426</text:p>
          </table:table-cell>
          <table:table-cell office:value-type="float" office:value="-0.147757" calcext:value-type="float">
            <text:p>-0.147757</text:p>
          </table:table-cell>
          <table:table-cell table:number-columns-repeated="3"/>
        </table:table-row>
        <table:table-row table:style-name="ro1">
          <table:table-cell office:value-type="float" office:value="-4.61223" calcext:value-type="float">
            <text:p>-4.61223</text:p>
          </table:table-cell>
          <table:table-cell office:value-type="float" office:value="2.09192" calcext:value-type="float">
            <text:p>2.09192</text:p>
          </table:table-cell>
          <table:table-cell/>
          <table:table-cell office:value-type="float" office:value="6.76395" calcext:value-type="float">
            <text:p>6.76395</text:p>
          </table:table-cell>
          <table:table-cell office:value-type="float" office:value="-0.345347" calcext:value-type="float">
            <text:p>-0.345347</text:p>
          </table:table-cell>
          <table:table-cell table:number-columns-repeated="3"/>
        </table:table-row>
        <table:table-row table:style-name="ro1">
          <table:table-cell office:value-type="float" office:value="-4.86829" calcext:value-type="float">
            <text:p>-4.86829</text:p>
          </table:table-cell>
          <table:table-cell office:value-type="float" office:value="1.53442" calcext:value-type="float">
            <text:p>1.53442</text:p>
          </table:table-cell>
          <table:table-cell/>
          <table:table-cell office:value-type="float" office:value="6.54569" calcext:value-type="float">
            <text:p>6.54569</text:p>
          </table:table-cell>
          <table:table-cell office:value-type="float" office:value="-0.565853" calcext:value-type="float">
            <text:p>-0.565853</text:p>
          </table:table-cell>
          <table:table-cell table:number-columns-repeated="3"/>
        </table:table-row>
        <table:table-row table:style-name="ro1">
          <table:table-cell office:value-type="float" office:value="-4.66779" calcext:value-type="float">
            <text:p>-4.66779</text:p>
          </table:table-cell>
          <table:table-cell office:value-type="float" office:value="1.28643" calcext:value-type="float">
            <text:p>1.28643</text:p>
          </table:table-cell>
          <table:table-cell/>
          <table:table-cell office:value-type="float" office:value="6.4494" calcext:value-type="float">
            <text:p>6.4494</text:p>
          </table:table-cell>
          <table:table-cell office:value-type="float" office:value="-0.940848" calcext:value-type="float">
            <text:p>-0.940848</text:p>
          </table:table-cell>
          <table:table-cell table:number-columns-repeated="3"/>
        </table:table-row>
        <table:table-row table:style-name="ro1">
          <table:table-cell office:value-type="float" office:value="-4.85498" calcext:value-type="float">
            <text:p>-4.85498</text:p>
          </table:table-cell>
          <table:table-cell office:value-type="float" office:value="0.825661" calcext:value-type="float">
            <text:p>0.825661</text:p>
          </table:table-cell>
          <table:table-cell/>
          <table:table-cell office:value-type="float" office:value="6.34405" calcext:value-type="float">
            <text:p>6.34405</text:p>
          </table:table-cell>
          <table:table-cell office:value-type="float" office:value="-1.26138" calcext:value-type="float">
            <text:p>-1.26138</text:p>
          </table:table-cell>
          <table:table-cell table:number-columns-repeated="3"/>
        </table:table-row>
        <table:table-row table:style-name="ro1">
          <table:table-cell office:value-type="float" office:value="-5.1231" calcext:value-type="float">
            <text:p>-5.1231</text:p>
          </table:table-cell>
          <table:table-cell office:value-type="float" office:value="0.257311" calcext:value-type="float">
            <text:p>0.257311</text:p>
          </table:table-cell>
          <table:table-cell/>
          <table:table-cell office:value-type="float" office:value="6.25356" calcext:value-type="float">
            <text:p>6.25356</text:p>
          </table:table-cell>
          <table:table-cell office:value-type="float" office:value="-1.42931" calcext:value-type="float">
            <text:p>-1.42931</text:p>
          </table:table-cell>
          <table:table-cell table:number-columns-repeated="3"/>
        </table:table-row>
        <table:table-row table:style-name="ro1">
          <table:table-cell office:value-type="float" office:value="-5.29972" calcext:value-type="float">
            <text:p>-5.29972</text:p>
          </table:table-cell>
          <table:table-cell office:value-type="float" office:value="-0.212982" calcext:value-type="float">
            <text:p>-0.212982</text:p>
          </table:table-cell>
          <table:table-cell/>
          <table:table-cell office:value-type="float" office:value="6.23547" calcext:value-type="float">
            <text:p>6.23547</text:p>
          </table:table-cell>
          <table:table-cell office:value-type="float" office:value="-1.75335" calcext:value-type="float">
            <text:p>-1.75335</text:p>
          </table:table-cell>
          <table:table-cell table:number-columns-repeated="3"/>
        </table:table-row>
        <table:table-row table:style-name="ro1">
          <table:table-cell office:value-type="float" office:value="-5.85359" calcext:value-type="float">
            <text:p>-5.85359</text:p>
          </table:table-cell>
          <table:table-cell office:value-type="float" office:value="-0.445801" calcext:value-type="float">
            <text:p>-0.445801</text:p>
          </table:table-cell>
          <table:table-cell/>
          <table:table-cell office:value-type="float" office:value="6.34873" calcext:value-type="float">
            <text:p>6.34873</text:p>
          </table:table-cell>
          <table:table-cell office:value-type="float" office:value="-2.05372" calcext:value-type="float">
            <text:p>-2.05372</text:p>
          </table:table-cell>
          <table:table-cell table:number-columns-repeated="3"/>
        </table:table-row>
        <table:table-row table:style-name="ro1">
          <table:table-cell office:value-type="float" office:value="-5.87835" calcext:value-type="float">
            <text:p>-5.87835</text:p>
          </table:table-cell>
          <table:table-cell office:value-type="float" office:value="-1.26863" calcext:value-type="float">
            <text:p>-1.26863</text:p>
          </table:table-cell>
          <table:table-cell/>
          <table:table-cell office:value-type="float" office:value="6.36917" calcext:value-type="float">
            <text:p>6.36917</text:p>
          </table:table-cell>
          <table:table-cell office:value-type="float" office:value="-2.33894" calcext:value-type="float">
            <text:p>-2.33894</text:p>
          </table:table-cell>
          <table:table-cell table:number-columns-repeated="3"/>
        </table:table-row>
        <table:table-row table:style-name="ro1">
          <table:table-cell office:value-type="float" office:value="-6.27263" calcext:value-type="float">
            <text:p>-6.27263</text:p>
          </table:table-cell>
          <table:table-cell office:value-type="float" office:value="-1.50938" calcext:value-type="float">
            <text:p>-1.50938</text:p>
          </table:table-cell>
          <table:table-cell/>
          <table:table-cell office:value-type="float" office:value="6.34287" calcext:value-type="float">
            <text:p>6.34287</text:p>
          </table:table-cell>
          <table:table-cell office:value-type="float" office:value="-2.73391" calcext:value-type="float">
            <text:p>-2.73391</text:p>
          </table:table-cell>
          <table:table-cell table:number-columns-repeated="3"/>
        </table:table-row>
        <table:table-row table:style-name="ro1">
          <table:table-cell office:value-type="float" office:value="-6.34007" calcext:value-type="float">
            <text:p>-6.34007</text:p>
          </table:table-cell>
          <table:table-cell office:value-type="float" office:value="-2.13685" calcext:value-type="float">
            <text:p>-2.13685</text:p>
          </table:table-cell>
          <table:table-cell/>
          <table:table-cell office:value-type="float" office:value="6.43866" calcext:value-type="float">
            <text:p>6.43866</text:p>
          </table:table-cell>
          <table:table-cell office:value-type="float" office:value="-3.06257" calcext:value-type="float">
            <text:p>-3.06257</text:p>
          </table:table-cell>
          <table:table-cell table:number-columns-repeated="3"/>
        </table:table-row>
        <table:table-row table:style-name="ro1">
          <table:table-cell office:value-type="float" office:value="-6.79288" calcext:value-type="float">
            <text:p>-6.79288</text:p>
          </table:table-cell>
          <table:table-cell office:value-type="float" office:value="-2.4458" calcext:value-type="float">
            <text:p>-2.4458</text:p>
          </table:table-cell>
          <table:table-cell/>
          <table:table-cell office:value-type="float" office:value="6.53579" calcext:value-type="float">
            <text:p>6.53579</text:p>
          </table:table-cell>
          <table:table-cell office:value-type="float" office:value="-3.34211" calcext:value-type="float">
            <text:p>-3.34211</text:p>
          </table:table-cell>
          <table:table-cell table:number-columns-repeated="3"/>
        </table:table-row>
        <table:table-row table:style-name="ro1">
          <table:table-cell office:value-type="float" office:value="-6.8003" calcext:value-type="float">
            <text:p>-6.8003</text:p>
          </table:table-cell>
          <table:table-cell office:value-type="float" office:value="-3.10086" calcext:value-type="float">
            <text:p>-3.10086</text:p>
          </table:table-cell>
          <table:table-cell/>
          <table:table-cell office:value-type="float" office:value="6.64657" calcext:value-type="float">
            <text:p>6.64657</text:p>
          </table:table-cell>
          <table:table-cell office:value-type="float" office:value="-3.63945" calcext:value-type="float">
            <text:p>-3.63945</text:p>
          </table:table-cell>
          <table:table-cell table:number-columns-repeated="3"/>
        </table:table-row>
        <table:table-row table:style-name="ro1">
          <table:table-cell office:value-type="float" office:value="-7.12118" calcext:value-type="float">
            <text:p>-7.12118</text:p>
          </table:table-cell>
          <table:table-cell office:value-type="float" office:value="-3.26434" calcext:value-type="float">
            <text:p>-3.26434</text:p>
          </table:table-cell>
          <table:table-cell/>
          <table:table-cell office:value-type="float" office:value="6.74885" calcext:value-type="float">
            <text:p>6.74885</text:p>
          </table:table-cell>
          <table:table-cell office:value-type="float" office:value="-3.96368" calcext:value-type="float">
            <text:p>-3.96368</text:p>
          </table:table-cell>
          <table:table-cell table:number-columns-repeated="3"/>
        </table:table-row>
        <table:table-row table:style-name="ro1">
          <table:table-cell office:value-type="float" office:value="-7.49009" calcext:value-type="float">
            <text:p>-7.49009</text:p>
          </table:table-cell>
          <table:table-cell office:value-type="float" office:value="-3.49081" calcext:value-type="float">
            <text:p>-3.49081</text:p>
          </table:table-cell>
          <table:table-cell/>
          <table:table-cell office:value-type="float" office:value="6.85796" calcext:value-type="float">
            <text:p>6.85796</text:p>
          </table:table-cell>
          <table:table-cell office:value-type="float" office:value="-4.25464" calcext:value-type="float">
            <text:p>-4.25464</text:p>
          </table:table-cell>
          <table:table-cell table:number-columns-repeated="3"/>
        </table:table-row>
        <table:table-row table:style-name="ro1">
          <table:table-cell office:value-type="float" office:value="-7.88049" calcext:value-type="float">
            <text:p>-7.88049</text:p>
          </table:table-cell>
          <table:table-cell office:value-type="float" office:value="-4.29783" calcext:value-type="float">
            <text:p>-4.29783</text:p>
          </table:table-cell>
          <table:table-cell/>
          <table:table-cell office:value-type="float" office:value="7.04679" calcext:value-type="float">
            <text:p>7.04679</text:p>
          </table:table-cell>
          <table:table-cell office:value-type="float" office:value="-4.55716" calcext:value-type="float">
            <text:p>-4.55716</text:p>
          </table:table-cell>
          <table:table-cell table:number-columns-repeated="3"/>
        </table:table-row>
        <table:table-row table:style-name="ro1">
          <table:table-cell office:value-type="float" office:value="-8.22492" calcext:value-type="float">
            <text:p>-8.22492</text:p>
          </table:table-cell>
          <table:table-cell office:value-type="float" office:value="-4.79812" calcext:value-type="float">
            <text:p>-4.79812</text:p>
          </table:table-cell>
          <table:table-cell/>
          <table:table-cell office:value-type="float" office:value="7.13435" calcext:value-type="float">
            <text:p>7.13435</text:p>
          </table:table-cell>
          <table:table-cell office:value-type="float" office:value="-4.85502" calcext:value-type="float">
            <text:p>-4.85502</text:p>
          </table:table-cell>
          <table:table-cell table:number-columns-repeated="3"/>
        </table:table-row>
        <table:table-row table:style-name="ro1">
          <table:table-cell office:value-type="float" office:value="-8.33552" calcext:value-type="float">
            <text:p>-8.33552</text:p>
          </table:table-cell>
          <table:table-cell office:value-type="float" office:value="-5.1059" calcext:value-type="float">
            <text:p>-5.1059</text:p>
          </table:table-cell>
          <table:table-cell/>
          <table:table-cell office:value-type="float" office:value="7.25317" calcext:value-type="float">
            <text:p>7.25317</text:p>
          </table:table-cell>
          <table:table-cell office:value-type="float" office:value="-5.04605" calcext:value-type="float">
            <text:p>-5.04605</text:p>
          </table:table-cell>
          <table:table-cell table:number-columns-repeated="3"/>
        </table:table-row>
        <table:table-row table:style-name="ro1">
          <table:table-cell office:value-type="float" office:value="-8.91477" calcext:value-type="float">
            <text:p>-8.91477</text:p>
          </table:table-cell>
          <table:table-cell office:value-type="float" office:value="-5.51752" calcext:value-type="float">
            <text:p>-5.51752</text:p>
          </table:table-cell>
          <table:table-cell/>
          <table:table-cell office:value-type="float" office:value="7.43604" calcext:value-type="float">
            <text:p>7.43604</text:p>
          </table:table-cell>
          <table:table-cell office:value-type="float" office:value="-5.34825" calcext:value-type="float">
            <text:p>-5.34825</text:p>
          </table:table-cell>
          <table:table-cell table:number-columns-repeated="3"/>
        </table:table-row>
        <table:table-row table:style-name="ro1">
          <table:table-cell office:value-type="float" office:value="-9.03391" calcext:value-type="float">
            <text:p>-9.03391</text:p>
          </table:table-cell>
          <table:table-cell office:value-type="float" office:value="-5.80267" calcext:value-type="float">
            <text:p>-5.80267</text:p>
          </table:table-cell>
          <table:table-cell/>
          <table:table-cell office:value-type="float" office:value="7.55662" calcext:value-type="float">
            <text:p>7.55662</text:p>
          </table:table-cell>
          <table:table-cell office:value-type="float" office:value="-5.56714" calcext:value-type="float">
            <text:p>-5.56714</text:p>
          </table:table-cell>
          <table:table-cell table:number-columns-repeated="3"/>
        </table:table-row>
        <table:table-row table:style-name="ro1">
          <table:table-cell office:value-type="float" office:value="-9.30811" calcext:value-type="float">
            <text:p>-9.30811</text:p>
          </table:table-cell>
          <table:table-cell office:value-type="float" office:value="-5.82368" calcext:value-type="float">
            <text:p>-5.82368</text:p>
          </table:table-cell>
          <table:table-cell/>
          <table:table-cell office:value-type="float" office:value="7.76459" calcext:value-type="float">
            <text:p>7.76459</text:p>
          </table:table-cell>
          <table:table-cell office:value-type="float" office:value="-5.8425" calcext:value-type="float">
            <text:p>-5.8425</text:p>
          </table:table-cell>
          <table:table-cell table:number-columns-repeated="3"/>
        </table:table-row>
        <table:table-row table:style-name="ro1">
          <table:table-cell office:value-type="float" office:value="-9.62547" calcext:value-type="float">
            <text:p>-9.62547</text:p>
          </table:table-cell>
          <table:table-cell office:value-type="float" office:value="-6.55958" calcext:value-type="float">
            <text:p>-6.55958</text:p>
          </table:table-cell>
          <table:table-cell/>
          <table:table-cell office:value-type="float" office:value="7.85921" calcext:value-type="float">
            <text:p>7.85921</text:p>
          </table:table-cell>
          <table:table-cell office:value-type="float" office:value="-6.04502" calcext:value-type="float">
            <text:p>-6.04502</text:p>
          </table:table-cell>
          <table:table-cell table:number-columns-repeated="3"/>
        </table:table-row>
        <table:table-row table:style-name="ro1">
          <table:table-cell office:value-type="float" office:value="-10.2246" calcext:value-type="float">
            <text:p>-10.2246</text:p>
          </table:table-cell>
          <table:table-cell office:value-type="float" office:value="-6.83402" calcext:value-type="float">
            <text:p>-6.83402</text:p>
          </table:table-cell>
          <table:table-cell/>
          <table:table-cell office:value-type="float" office:value="8.05619" calcext:value-type="float">
            <text:p>8.05619</text:p>
          </table:table-cell>
          <table:table-cell office:value-type="float" office:value="-6.36041" calcext:value-type="float">
            <text:p>-6.36041</text:p>
          </table:table-cell>
          <table:table-cell table:number-columns-repeated="3"/>
        </table:table-row>
        <table:table-row table:style-name="ro1">
          <table:table-cell office:value-type="float" office:value="-10.7616" calcext:value-type="float">
            <text:p>-10.7616</text:p>
          </table:table-cell>
          <table:table-cell office:value-type="float" office:value="-7.29159" calcext:value-type="float">
            <text:p>-7.29159</text:p>
          </table:table-cell>
          <table:table-cell/>
          <table:table-cell office:value-type="float" office:value="8.25446" calcext:value-type="float">
            <text:p>8.25446</text:p>
          </table:table-cell>
          <table:table-cell office:value-type="float" office:value="-6.64851" calcext:value-type="float">
            <text:p>-6.64851</text:p>
          </table:table-cell>
          <table:table-cell table:number-columns-repeated="3"/>
        </table:table-row>
        <table:table-row table:style-name="ro1">
          <table:table-cell office:value-type="float" office:value="-11.2219" calcext:value-type="float">
            <text:p>-11.2219</text:p>
          </table:table-cell>
          <table:table-cell office:value-type="float" office:value="-7.56979" calcext:value-type="float">
            <text:p>-7.56979</text:p>
          </table:table-cell>
          <table:table-cell/>
          <table:table-cell office:value-type="float" office:value="8.31728" calcext:value-type="float">
            <text:p>8.31728</text:p>
          </table:table-cell>
          <table:table-cell office:value-type="float" office:value="-6.8399" calcext:value-type="float">
            <text:p>-6.8399</text:p>
          </table:table-cell>
          <table:table-cell table:number-columns-repeated="3"/>
        </table:table-row>
        <table:table-row table:style-name="ro1">
          <table:table-cell office:value-type="float" office:value="-11.0934" calcext:value-type="float">
            <text:p>-11.0934</text:p>
          </table:table-cell>
          <table:table-cell office:value-type="float" office:value="-7.6776" calcext:value-type="float">
            <text:p>-7.6776</text:p>
          </table:table-cell>
          <table:table-cell/>
          <table:table-cell office:value-type="float" office:value="8.44183" calcext:value-type="float">
            <text:p>8.44183</text:p>
          </table:table-cell>
          <table:table-cell office:value-type="float" office:value="-7.15372" calcext:value-type="float">
            <text:p>-7.15372</text:p>
          </table:table-cell>
          <table:table-cell table:number-columns-repeated="3"/>
        </table:table-row>
        <table:table-row table:style-name="ro1">
          <table:table-cell office:value-type="float" office:value="-11.5269" calcext:value-type="float">
            <text:p>-11.5269</text:p>
          </table:table-cell>
          <table:table-cell office:value-type="float" office:value="-7.8215" calcext:value-type="float">
            <text:p>-7.8215</text:p>
          </table:table-cell>
          <table:table-cell/>
          <table:table-cell office:value-type="float" office:value="8.65899" calcext:value-type="float">
            <text:p>8.65899</text:p>
          </table:table-cell>
          <table:table-cell office:value-type="float" office:value="-7.4699" calcext:value-type="float">
            <text:p>-7.4699</text:p>
          </table:table-cell>
          <table:table-cell table:number-columns-repeated="3"/>
        </table:table-row>
        <table:table-row table:style-name="ro1">
          <table:table-cell office:value-type="float" office:value="-12.09" calcext:value-type="float">
            <text:p>-12.09</text:p>
          </table:table-cell>
          <table:table-cell office:value-type="float" office:value="-8.08828" calcext:value-type="float">
            <text:p>-8.08828</text:p>
          </table:table-cell>
          <table:table-cell/>
          <table:table-cell office:value-type="float" office:value="8.76769" calcext:value-type="float">
            <text:p>8.76769</text:p>
          </table:table-cell>
          <table:table-cell office:value-type="float" office:value="-7.64094" calcext:value-type="float">
            <text:p>-7.64094</text:p>
          </table:table-cell>
          <table:table-cell table:number-columns-repeated="3"/>
        </table:table-row>
        <table:table-row table:style-name="ro1">
          <table:table-cell office:value-type="float" office:value="-12.4231" calcext:value-type="float">
            <text:p>-12.4231</text:p>
          </table:table-cell>
          <table:table-cell office:value-type="float" office:value="-8.2599" calcext:value-type="float">
            <text:p>-8.2599</text:p>
          </table:table-cell>
          <table:table-cell/>
          <table:table-cell office:value-type="float" office:value="8.95669" calcext:value-type="float">
            <text:p>8.95669</text:p>
          </table:table-cell>
          <table:table-cell office:value-type="float" office:value="-7.95155" calcext:value-type="float">
            <text:p>-7.95155</text:p>
          </table:table-cell>
          <table:table-cell table:number-columns-repeated="3"/>
        </table:table-row>
        <table:table-row table:style-name="ro1">
          <table:table-cell office:value-type="float" office:value="-13.2911" calcext:value-type="float">
            <text:p>-13.2911</text:p>
          </table:table-cell>
          <table:table-cell office:value-type="float" office:value="-8.64594" calcext:value-type="float">
            <text:p>-8.64594</text:p>
          </table:table-cell>
          <table:table-cell/>
          <table:table-cell office:value-type="float" office:value="9.05476" calcext:value-type="float">
            <text:p>9.05476</text:p>
          </table:table-cell>
          <table:table-cell office:value-type="float" office:value="-8.24211" calcext:value-type="float">
            <text:p>-8.24211</text:p>
          </table:table-cell>
          <table:table-cell table:number-columns-repeated="3"/>
        </table:table-row>
        <table:table-row table:style-name="ro1">
          <table:table-cell office:value-type="float" office:value="-13.384" calcext:value-type="float">
            <text:p>-13.384</text:p>
          </table:table-cell>
          <table:table-cell office:value-type="float" office:value="-8.57583" calcext:value-type="float">
            <text:p>-8.57583</text:p>
          </table:table-cell>
          <table:table-cell/>
          <table:table-cell office:value-type="float" office:value="9.14025" calcext:value-type="float">
            <text:p>9.14025</text:p>
          </table:table-cell>
          <table:table-cell office:value-type="float" office:value="-8.44981" calcext:value-type="float">
            <text:p>-8.44981</text:p>
          </table:table-cell>
          <table:table-cell table:number-columns-repeated="3"/>
        </table:table-row>
        <table:table-row table:style-name="ro1">
          <table:table-cell office:value-type="float" office:value="-13.9959" calcext:value-type="float">
            <text:p>-13.9959</text:p>
          </table:table-cell>
          <table:table-cell office:value-type="float" office:value="-8.99264" calcext:value-type="float">
            <text:p>-8.99264</text:p>
          </table:table-cell>
          <table:table-cell/>
          <table:table-cell office:value-type="float" office:value="9.25031" calcext:value-type="float">
            <text:p>9.25031</text:p>
          </table:table-cell>
          <table:table-cell office:value-type="float" office:value="-8.76071" calcext:value-type="float">
            <text:p>-8.76071</text:p>
          </table:table-cell>
          <table:table-cell table:number-columns-repeated="3"/>
        </table:table-row>
        <table:table-row table:style-name="ro1">
          <table:table-cell office:value-type="float" office:value="-14.4273" calcext:value-type="float">
            <text:p>-14.4273</text:p>
          </table:table-cell>
          <table:table-cell office:value-type="float" office:value="-9.1875" calcext:value-type="float">
            <text:p>-9.1875</text:p>
          </table:table-cell>
          <table:table-cell/>
          <table:table-cell office:value-type="float" office:value="9.34431" calcext:value-type="float">
            <text:p>9.34431</text:p>
          </table:table-cell>
          <table:table-cell office:value-type="float" office:value="-9.04587" calcext:value-type="float">
            <text:p>-9.04587</text:p>
          </table:table-cell>
          <table:table-cell table:number-columns-repeated="3"/>
        </table:table-row>
        <table:table-row table:style-name="ro1">
          <table:table-cell office:value-type="float" office:value="-15.062" calcext:value-type="float">
            <text:p>-15.062</text:p>
          </table:table-cell>
          <table:table-cell office:value-type="float" office:value="-9.04396" calcext:value-type="float">
            <text:p>-9.04396</text:p>
          </table:table-cell>
          <table:table-cell/>
          <table:table-cell office:value-type="float" office:value="9.4452" calcext:value-type="float">
            <text:p>9.4452</text:p>
          </table:table-cell>
          <table:table-cell office:value-type="float" office:value="-9.37195" calcext:value-type="float">
            <text:p>-9.37195</text:p>
          </table:table-cell>
          <table:table-cell table:number-columns-repeated="3"/>
        </table:table-row>
        <table:table-row table:style-name="ro1">
          <table:table-cell office:value-type="float" office:value="-15.6682" calcext:value-type="float">
            <text:p>-15.6682</text:p>
          </table:table-cell>
          <table:table-cell office:value-type="float" office:value="-9.56749" calcext:value-type="float">
            <text:p>-9.56749</text:p>
          </table:table-cell>
          <table:table-cell/>
          <table:table-cell office:value-type="float" office:value="9.55098" calcext:value-type="float">
            <text:p>9.55098</text:p>
          </table:table-cell>
          <table:table-cell office:value-type="float" office:value="-9.64789" calcext:value-type="float">
            <text:p>-9.64789</text:p>
          </table:table-cell>
          <table:table-cell table:number-columns-repeated="3"/>
        </table:table-row>
        <table:table-row table:style-name="ro1">
          <table:table-cell office:value-type="float" office:value="-16.0862" calcext:value-type="float">
            <text:p>-16.0862</text:p>
          </table:table-cell>
          <table:table-cell office:value-type="float" office:value="-9.59819" calcext:value-type="float">
            <text:p>-9.59819</text:p>
          </table:table-cell>
          <table:table-cell/>
          <table:table-cell office:value-type="float" office:value="9.62408" calcext:value-type="float">
            <text:p>9.62408</text:p>
          </table:table-cell>
          <table:table-cell office:value-type="float" office:value="-9.94149" calcext:value-type="float">
            <text:p>-9.94149</text:p>
          </table:table-cell>
          <table:table-cell table:number-columns-repeated="3"/>
        </table:table-row>
        <table:table-row table:style-name="ro1">
          <table:table-cell office:value-type="float" office:value="-16.4229" calcext:value-type="float">
            <text:p>-16.4229</text:p>
          </table:table-cell>
          <table:table-cell office:value-type="float" office:value="-9.37029" calcext:value-type="float">
            <text:p>-9.37029</text:p>
          </table:table-cell>
          <table:table-cell/>
          <table:table-cell office:value-type="float" office:value="9.7457" calcext:value-type="float">
            <text:p>9.7457</text:p>
          </table:table-cell>
          <table:table-cell office:value-type="float" office:value="-10.1502" calcext:value-type="float">
            <text:p>-10.1502</text:p>
          </table:table-cell>
          <table:table-cell table:number-columns-repeated="3"/>
        </table:table-row>
        <table:table-row table:style-name="ro1">
          <table:table-cell office:value-type="float" office:value="-17.1132" calcext:value-type="float">
            <text:p>-17.1132</text:p>
          </table:table-cell>
          <table:table-cell office:value-type="float" office:value="-9.43043" calcext:value-type="float">
            <text:p>-9.43043</text:p>
          </table:table-cell>
          <table:table-cell/>
          <table:table-cell office:value-type="float" office:value="9.76557" calcext:value-type="float">
            <text:p>9.76557</text:p>
          </table:table-cell>
          <table:table-cell office:value-type="float" office:value="-10.4501" calcext:value-type="float">
            <text:p>-10.4501</text:p>
          </table:table-cell>
          <table:table-cell table:number-columns-repeated="3"/>
        </table:table-row>
        <table:table-row table:style-name="ro1">
          <table:table-cell office:value-type="float" office:value="-17.5448" calcext:value-type="float">
            <text:p>-17.5448</text:p>
          </table:table-cell>
          <table:table-cell office:value-type="float" office:value="-9.57485" calcext:value-type="float">
            <text:p>-9.57485</text:p>
          </table:table-cell>
          <table:table-cell/>
          <table:table-cell office:value-type="float" office:value="9.85066" calcext:value-type="float">
            <text:p>9.85066</text:p>
          </table:table-cell>
          <table:table-cell office:value-type="float" office:value="-10.7537" calcext:value-type="float">
            <text:p>-10.7537</text:p>
          </table:table-cell>
          <table:table-cell table:number-columns-repeated="3"/>
        </table:table-row>
        <table:table-row table:style-name="ro1">
          <table:table-cell office:value-type="float" office:value="-17.9724" calcext:value-type="float">
            <text:p>-17.9724</text:p>
          </table:table-cell>
          <table:table-cell office:value-type="float" office:value="-9.42299" calcext:value-type="float">
            <text:p>-9.42299</text:p>
          </table:table-cell>
          <table:table-cell/>
          <table:table-cell office:value-type="float" office:value="9.85693" calcext:value-type="float">
            <text:p>9.85693</text:p>
          </table:table-cell>
          <table:table-cell office:value-type="float" office:value="-11.0512" calcext:value-type="float">
            <text:p>-11.0512</text:p>
          </table:table-cell>
          <table:table-cell table:number-columns-repeated="3"/>
        </table:table-row>
        <table:table-row table:style-name="ro1">
          <table:table-cell office:value-type="float" office:value="-18.2763" calcext:value-type="float">
            <text:p>-18.2763</text:p>
          </table:table-cell>
          <table:table-cell office:value-type="float" office:value="-9.60997" calcext:value-type="float">
            <text:p>-9.60997</text:p>
          </table:table-cell>
          <table:table-cell/>
          <table:table-cell office:value-type="float" office:value="9.84407" calcext:value-type="float">
            <text:p>9.84407</text:p>
          </table:table-cell>
          <table:table-cell office:value-type="float" office:value="-11.3565" calcext:value-type="float">
            <text:p>-11.3565</text:p>
          </table:table-cell>
          <table:table-cell table:number-columns-repeated="3"/>
        </table:table-row>
        <table:table-row table:style-name="ro1">
          <table:table-cell office:value-type="float" office:value="-18.9545" calcext:value-type="float">
            <text:p>-18.9545</text:p>
          </table:table-cell>
          <table:table-cell office:value-type="float" office:value="-9.51544" calcext:value-type="float">
            <text:p>-9.51544</text:p>
          </table:table-cell>
          <table:table-cell/>
          <table:table-cell office:value-type="float" office:value="9.83943" calcext:value-type="float">
            <text:p>9.83943</text:p>
          </table:table-cell>
          <table:table-cell office:value-type="float" office:value="-11.6467" calcext:value-type="float">
            <text:p>-11.6467</text:p>
          </table:table-cell>
          <table:table-cell table:number-columns-repeated="3"/>
        </table:table-row>
        <table:table-row table:style-name="ro1">
          <table:table-cell office:value-type="float" office:value="-19.2983" calcext:value-type="float">
            <text:p>-19.2983</text:p>
          </table:table-cell>
          <table:table-cell office:value-type="float" office:value="-9.09865" calcext:value-type="float">
            <text:p>-9.09865</text:p>
          </table:table-cell>
          <table:table-cell/>
          <table:table-cell office:value-type="float" office:value="9.74774" calcext:value-type="float">
            <text:p>9.74774</text:p>
          </table:table-cell>
          <table:table-cell office:value-type="float" office:value="-11.8511" calcext:value-type="float">
            <text:p>-11.8511</text:p>
          </table:table-cell>
          <table:table-cell table:number-columns-repeated="3"/>
        </table:table-row>
        <table:table-row table:style-name="ro1">
          <table:table-cell office:value-type="float" office:value="-19.8731" calcext:value-type="float">
            <text:p>-19.8731</text:p>
          </table:table-cell>
          <table:table-cell office:value-type="float" office:value="-8.96417" calcext:value-type="float">
            <text:p>-8.96417</text:p>
          </table:table-cell>
          <table:table-cell/>
          <table:table-cell office:value-type="float" office:value="9.64482" calcext:value-type="float">
            <text:p>9.64482</text:p>
          </table:table-cell>
          <table:table-cell office:value-type="float" office:value="-12.1455" calcext:value-type="float">
            <text:p>-12.1455</text:p>
          </table:table-cell>
          <table:table-cell table:number-columns-repeated="3"/>
        </table:table-row>
        <table:table-row table:style-name="ro1">
          <table:table-cell office:value-type="float" office:value="-20.1607" calcext:value-type="float">
            <text:p>-20.1607</text:p>
          </table:table-cell>
          <table:table-cell office:value-type="float" office:value="-9.59663" calcext:value-type="float">
            <text:p>-9.59663</text:p>
          </table:table-cell>
          <table:table-cell/>
          <table:table-cell office:value-type="float" office:value="9.55167" calcext:value-type="float">
            <text:p>9.55167</text:p>
          </table:table-cell>
          <table:table-cell office:value-type="float" office:value="-12.4583" calcext:value-type="float">
            <text:p>-12.4583</text:p>
          </table:table-cell>
          <table:table-cell table:number-columns-repeated="3"/>
        </table:table-row>
        <table:table-row table:style-name="ro1">
          <table:table-cell office:value-type="float" office:value="-20.6596" calcext:value-type="float">
            <text:p>-20.6596</text:p>
          </table:table-cell>
          <table:table-cell office:value-type="float" office:value="-8.91527" calcext:value-type="float">
            <text:p>-8.91527</text:p>
          </table:table-cell>
          <table:table-cell/>
          <table:table-cell office:value-type="float" office:value="9.359" calcext:value-type="float">
            <text:p>9.359</text:p>
          </table:table-cell>
          <table:table-cell office:value-type="float" office:value="-12.6499" calcext:value-type="float">
            <text:p>-12.6499</text:p>
          </table:table-cell>
          <table:table-cell table:number-columns-repeated="3"/>
        </table:table-row>
        <table:table-row table:style-name="ro1">
          <table:table-cell office:value-type="float" office:value="-21.0195" calcext:value-type="float">
            <text:p>-21.0195</text:p>
          </table:table-cell>
          <table:table-cell office:value-type="float" office:value="-8.85081" calcext:value-type="float">
            <text:p>-8.85081</text:p>
          </table:table-cell>
          <table:table-cell/>
          <table:table-cell office:value-type="float" office:value="9.028" calcext:value-type="float">
            <text:p>9.028</text:p>
          </table:table-cell>
          <table:table-cell office:value-type="float" office:value="-12.8337" calcext:value-type="float">
            <text:p>-12.8337</text:p>
          </table:table-cell>
          <table:table-cell table:number-columns-repeated="3"/>
        </table:table-row>
        <table:table-row table:style-name="ro1">
          <table:table-cell office:value-type="float" office:value="-21.5029" calcext:value-type="float">
            <text:p>-21.5029</text:p>
          </table:table-cell>
          <table:table-cell office:value-type="float" office:value="-8.87191" calcext:value-type="float">
            <text:p>-8.87191</text:p>
          </table:table-cell>
          <table:table-cell/>
          <table:table-cell office:value-type="float" office:value="8.84257" calcext:value-type="float">
            <text:p>8.84257</text:p>
          </table:table-cell>
          <table:table-cell office:value-type="float" office:value="-12.9684" calcext:value-type="float">
            <text:p>-12.9684</text:p>
          </table:table-cell>
          <table:table-cell table:number-columns-repeated="3"/>
        </table:table-row>
        <table:table-row table:style-name="ro1">
          <table:table-cell office:value-type="float" office:value="-21.9793" calcext:value-type="float">
            <text:p>-21.9793</text:p>
          </table:table-cell>
          <table:table-cell office:value-type="float" office:value="-8.57089" calcext:value-type="float">
            <text:p>-8.57089</text:p>
          </table:table-cell>
          <table:table-cell/>
          <table:table-cell office:value-type="float" office:value="8.55319" calcext:value-type="float">
            <text:p>8.55319</text:p>
          </table:table-cell>
          <table:table-cell office:value-type="float" office:value="-13.1445" calcext:value-type="float">
            <text:p>-13.1445</text:p>
          </table:table-cell>
          <table:table-cell table:number-columns-repeated="3"/>
        </table:table-row>
        <table:table-row table:style-name="ro1">
          <table:table-cell office:value-type="float" office:value="-22.5838" calcext:value-type="float">
            <text:p>-22.5838</text:p>
          </table:table-cell>
          <table:table-cell office:value-type="float" office:value="-8.35296" calcext:value-type="float">
            <text:p>-8.35296</text:p>
          </table:table-cell>
          <table:table-cell/>
          <table:table-cell office:value-type="float" office:value="8.25965" calcext:value-type="float">
            <text:p>8.25965</text:p>
          </table:table-cell>
          <table:table-cell office:value-type="float" office:value="-13.1488" calcext:value-type="float">
            <text:p>-13.1488</text:p>
          </table:table-cell>
          <table:table-cell table:number-columns-repeated="3"/>
        </table:table-row>
        <table:table-row table:style-name="ro1">
          <table:table-cell office:value-type="float" office:value="-22.9861" calcext:value-type="float">
            <text:p>-22.9861</text:p>
          </table:table-cell>
          <table:table-cell office:value-type="float" office:value="-7.6724" calcext:value-type="float">
            <text:p>-7.6724</text:p>
          </table:table-cell>
          <table:table-cell/>
          <table:table-cell office:value-type="float" office:value="7.95841" calcext:value-type="float">
            <text:p>7.95841</text:p>
          </table:table-cell>
          <table:table-cell office:value-type="float" office:value="-13.2508" calcext:value-type="float">
            <text:p>-13.2508</text:p>
          </table:table-cell>
          <table:table-cell table:number-columns-repeated="3"/>
        </table:table-row>
        <table:table-row table:style-name="ro1">
          <table:table-cell office:value-type="float" office:value="-23.4777" calcext:value-type="float">
            <text:p>-23.4777</text:p>
          </table:table-cell>
          <table:table-cell office:value-type="float" office:value="-7.56583" calcext:value-type="float">
            <text:p>-7.56583</text:p>
          </table:table-cell>
          <table:table-cell/>
          <table:table-cell office:value-type="float" office:value="7.62489" calcext:value-type="float">
            <text:p>7.62489</text:p>
          </table:table-cell>
          <table:table-cell office:value-type="float" office:value="-13.249" calcext:value-type="float">
            <text:p>-13.249</text:p>
          </table:table-cell>
          <table:table-cell table:number-columns-repeated="3"/>
        </table:table-row>
        <table:table-row table:style-name="ro1">
          <table:table-cell office:value-type="float" office:value="-23.5408" calcext:value-type="float">
            <text:p>-23.5408</text:p>
          </table:table-cell>
          <table:table-cell office:value-type="float" office:value="-7.36069" calcext:value-type="float">
            <text:p>-7.36069</text:p>
          </table:table-cell>
          <table:table-cell/>
          <table:table-cell office:value-type="float" office:value="7.3419" calcext:value-type="float">
            <text:p>7.3419</text:p>
          </table:table-cell>
          <table:table-cell office:value-type="float" office:value="-13.2474" calcext:value-type="float">
            <text:p>-13.2474</text:p>
          </table:table-cell>
          <table:table-cell table:number-columns-repeated="3"/>
        </table:table-row>
        <table:table-row table:style-name="ro1">
          <table:table-cell office:value-type="float" office:value="-23.9384" calcext:value-type="float">
            <text:p>-23.9384</text:p>
          </table:table-cell>
          <table:table-cell office:value-type="float" office:value="-7.26171" calcext:value-type="float">
            <text:p>-7.26171</text:p>
          </table:table-cell>
          <table:table-cell/>
          <table:table-cell office:value-type="float" office:value="7.04935" calcext:value-type="float">
            <text:p>7.04935</text:p>
          </table:table-cell>
          <table:table-cell office:value-type="float" office:value="-13.1606" calcext:value-type="float">
            <text:p>-13.1606</text:p>
          </table:table-cell>
          <table:table-cell table:number-columns-repeated="3"/>
        </table:table-row>
        <table:table-row table:style-name="ro1">
          <table:table-cell office:value-type="float" office:value="-24.2574" calcext:value-type="float">
            <text:p>-24.2574</text:p>
          </table:table-cell>
          <table:table-cell office:value-type="float" office:value="-6.4352" calcext:value-type="float">
            <text:p>-6.4352</text:p>
          </table:table-cell>
          <table:table-cell/>
          <table:table-cell office:value-type="float" office:value="6.65123" calcext:value-type="float">
            <text:p>6.65123</text:p>
          </table:table-cell>
          <table:table-cell office:value-type="float" office:value="-13.1604" calcext:value-type="float">
            <text:p>-13.1604</text:p>
          </table:table-cell>
          <table:table-cell table:number-columns-repeated="3"/>
        </table:table-row>
        <table:table-row table:style-name="ro1">
          <table:table-cell office:value-type="float" office:value="-24.3008" calcext:value-type="float">
            <text:p>-24.3008</text:p>
          </table:table-cell>
          <table:table-cell office:value-type="float" office:value="-6.43799" calcext:value-type="float">
            <text:p>-6.43799</text:p>
          </table:table-cell>
          <table:table-cell/>
          <table:table-cell office:value-type="float" office:value="6.35317" calcext:value-type="float">
            <text:p>6.35317</text:p>
          </table:table-cell>
          <table:table-cell office:value-type="float" office:value="-13.0396" calcext:value-type="float">
            <text:p>-13.0396</text:p>
          </table:table-cell>
          <table:table-cell table:number-columns-repeated="3"/>
        </table:table-row>
        <table:table-row table:style-name="ro1">
          <table:table-cell office:value-type="float" office:value="-25.146" calcext:value-type="float">
            <text:p>-25.146</text:p>
          </table:table-cell>
          <table:table-cell office:value-type="float" office:value="-5.91902" calcext:value-type="float">
            <text:p>-5.91902</text:p>
          </table:table-cell>
          <table:table-cell/>
          <table:table-cell office:value-type="float" office:value="6.14459" calcext:value-type="float">
            <text:p>6.14459</text:p>
          </table:table-cell>
          <table:table-cell office:value-type="float" office:value="-13.0471" calcext:value-type="float">
            <text:p>-13.0471</text:p>
          </table:table-cell>
          <table:table-cell table:number-columns-repeated="3"/>
        </table:table-row>
        <table:table-row table:style-name="ro1">
          <table:table-cell office:value-type="float" office:value="-25.1941" calcext:value-type="float">
            <text:p>-25.1941</text:p>
          </table:table-cell>
          <table:table-cell office:value-type="float" office:value="-5.64372" calcext:value-type="float">
            <text:p>-5.64372</text:p>
          </table:table-cell>
          <table:table-cell/>
          <table:table-cell office:value-type="float" office:value="5.86379" calcext:value-type="float">
            <text:p>5.86379</text:p>
          </table:table-cell>
          <table:table-cell office:value-type="float" office:value="-12.8408" calcext:value-type="float">
            <text:p>-12.8408</text:p>
          </table:table-cell>
          <table:table-cell table:number-columns-repeated="3"/>
        </table:table-row>
        <table:table-row table:style-name="ro1">
          <table:table-cell office:value-type="float" office:value="-25.5713" calcext:value-type="float">
            <text:p>-25.5713</text:p>
          </table:table-cell>
          <table:table-cell office:value-type="float" office:value="-5.10241" calcext:value-type="float">
            <text:p>-5.10241</text:p>
          </table:table-cell>
          <table:table-cell/>
          <table:table-cell office:value-type="float" office:value="5.55118" calcext:value-type="float">
            <text:p>5.55118</text:p>
          </table:table-cell>
          <table:table-cell office:value-type="float" office:value="-12.7486" calcext:value-type="float">
            <text:p>-12.7486</text:p>
          </table:table-cell>
          <table:table-cell table:number-columns-repeated="3"/>
        </table:table-row>
        <table:table-row table:style-name="ro1">
          <table:table-cell office:value-type="float" office:value="-25.6952" calcext:value-type="float">
            <text:p>-25.6952</text:p>
          </table:table-cell>
          <table:table-cell office:value-type="float" office:value="-4.89995" calcext:value-type="float">
            <text:p>-4.89995</text:p>
          </table:table-cell>
          <table:table-cell/>
          <table:table-cell office:value-type="float" office:value="5.35556" calcext:value-type="float">
            <text:p>5.35556</text:p>
          </table:table-cell>
          <table:table-cell office:value-type="float" office:value="-12.6423" calcext:value-type="float">
            <text:p>-12.6423</text:p>
          </table:table-cell>
          <table:table-cell table:number-columns-repeated="3"/>
        </table:table-row>
        <table:table-row table:style-name="ro1">
          <table:table-cell office:value-type="float" office:value="-25.9516" calcext:value-type="float">
            <text:p>-25.9516</text:p>
          </table:table-cell>
          <table:table-cell office:value-type="float" office:value="-4.26659" calcext:value-type="float">
            <text:p>-4.26659</text:p>
          </table:table-cell>
          <table:table-cell/>
          <table:table-cell office:value-type="float" office:value="5.13769" calcext:value-type="float">
            <text:p>5.13769</text:p>
          </table:table-cell>
          <table:table-cell office:value-type="float" office:value="-12.4355" calcext:value-type="float">
            <text:p>-12.4355</text:p>
          </table:table-cell>
          <table:table-cell table:number-columns-repeated="3"/>
        </table:table-row>
        <table:table-row table:style-name="ro1">
          <table:table-cell office:value-type="float" office:value="-26.1198" calcext:value-type="float">
            <text:p>-26.1198</text:p>
          </table:table-cell>
          <table:table-cell office:value-type="float" office:value="-3.67723" calcext:value-type="float">
            <text:p>-3.67723</text:p>
          </table:table-cell>
          <table:table-cell/>
          <table:table-cell office:value-type="float" office:value="4.94432" calcext:value-type="float">
            <text:p>4.94432</text:p>
          </table:table-cell>
          <table:table-cell office:value-type="float" office:value="-12.2438" calcext:value-type="float">
            <text:p>-12.2438</text:p>
          </table:table-cell>
          <table:table-cell table:number-columns-repeated="3"/>
        </table:table-row>
        <table:table-row table:style-name="ro1">
          <table:table-cell office:value-type="float" office:value="-25.9974" calcext:value-type="float">
            <text:p>-25.9974</text:p>
          </table:table-cell>
          <table:table-cell office:value-type="float" office:value="-3.24722" calcext:value-type="float">
            <text:p>-3.24722</text:p>
          </table:table-cell>
          <table:table-cell/>
          <table:table-cell office:value-type="float" office:value="4.75047" calcext:value-type="float">
            <text:p>4.75047</text:p>
          </table:table-cell>
          <table:table-cell office:value-type="float" office:value="-11.9578" calcext:value-type="float">
            <text:p>-11.9578</text:p>
          </table:table-cell>
          <table:table-cell table:number-columns-repeated="3"/>
        </table:table-row>
        <table:table-row table:style-name="ro1">
          <table:table-cell office:value-type="float" office:value="-26.1741" calcext:value-type="float">
            <text:p>-26.1741</text:p>
          </table:table-cell>
          <table:table-cell office:value-type="float" office:value="-2.87885" calcext:value-type="float">
            <text:p>-2.87885</text:p>
          </table:table-cell>
          <table:table-cell/>
          <table:table-cell office:value-type="float" office:value="4.63967" calcext:value-type="float">
            <text:p>4.63967</text:p>
          </table:table-cell>
          <table:table-cell office:value-type="float" office:value="-11.7513" calcext:value-type="float">
            <text:p>-11.7513</text:p>
          </table:table-cell>
          <table:table-cell table:number-columns-repeated="3"/>
        </table:table-row>
        <table:table-row table:style-name="ro1">
          <table:table-cell office:value-type="float" office:value="-26.674" calcext:value-type="float">
            <text:p>-26.674</text:p>
          </table:table-cell>
          <table:table-cell office:value-type="float" office:value="-2.73852" calcext:value-type="float">
            <text:p>-2.73852</text:p>
          </table:table-cell>
          <table:table-cell/>
          <table:table-cell office:value-type="float" office:value="4.56619" calcext:value-type="float">
            <text:p>4.56619</text:p>
          </table:table-cell>
          <table:table-cell office:value-type="float" office:value="-11.4576" calcext:value-type="float">
            <text:p>-11.4576</text:p>
          </table:table-cell>
          <table:table-cell table:number-columns-repeated="3"/>
        </table:table-row>
        <table:table-row table:style-name="ro1">
          <table:table-cell office:value-type="float" office:value="-26.6691" calcext:value-type="float">
            <text:p>-26.6691</text:p>
          </table:table-cell>
          <table:table-cell office:value-type="float" office:value="-2.17333" calcext:value-type="float">
            <text:p>-2.17333</text:p>
          </table:table-cell>
          <table:table-cell/>
          <table:table-cell office:value-type="float" office:value="4.46017" calcext:value-type="float">
            <text:p>4.46017</text:p>
          </table:table-cell>
          <table:table-cell office:value-type="float" office:value="-11.1425" calcext:value-type="float">
            <text:p>-11.1425</text:p>
          </table:table-cell>
          <table:table-cell table:number-columns-repeated="3"/>
        </table:table-row>
        <table:table-row table:style-name="ro1">
          <table:table-cell office:value-type="float" office:value="-26.4671" calcext:value-type="float">
            <text:p>-26.4671</text:p>
          </table:table-cell>
          <table:table-cell office:value-type="float" office:value="-1.53207" calcext:value-type="float">
            <text:p>-1.53207</text:p>
          </table:table-cell>
          <table:table-cell/>
          <table:table-cell office:value-type="float" office:value="4.43803" calcext:value-type="float">
            <text:p>4.43803</text:p>
          </table:table-cell>
          <table:table-cell office:value-type="float" office:value="-10.9525" calcext:value-type="float">
            <text:p>-10.9525</text:p>
          </table:table-cell>
          <table:table-cell table:number-columns-repeated="3"/>
        </table:table-row>
        <table:table-row table:style-name="ro1">
          <table:table-cell office:value-type="float" office:value="-26.5998" calcext:value-type="float">
            <text:p>-26.5998</text:p>
          </table:table-cell>
          <table:table-cell office:value-type="float" office:value="-1.14277" calcext:value-type="float">
            <text:p>-1.14277</text:p>
          </table:table-cell>
          <table:table-cell/>
          <table:table-cell office:value-type="float" office:value="4.45507" calcext:value-type="float">
            <text:p>4.45507</text:p>
          </table:table-cell>
          <table:table-cell office:value-type="float" office:value="-10.6618" calcext:value-type="float">
            <text:p>-10.6618</text:p>
          </table:table-cell>
          <table:table-cell table:number-columns-repeated="3"/>
        </table:table-row>
        <table:table-row table:style-name="ro1">
          <table:table-cell office:value-type="float" office:value="-26.7355" calcext:value-type="float">
            <text:p>-26.7355</text:p>
          </table:table-cell>
          <table:table-cell office:value-type="float" office:value="-0.59539" calcext:value-type="float">
            <text:p>-0.59539</text:p>
          </table:table-cell>
          <table:table-cell/>
          <table:table-cell office:value-type="float" office:value="4.45187" calcext:value-type="float">
            <text:p>4.45187</text:p>
          </table:table-cell>
          <table:table-cell office:value-type="float" office:value="-10.4417" calcext:value-type="float">
            <text:p>-10.4417</text:p>
          </table:table-cell>
          <table:table-cell table:number-columns-repeated="3"/>
        </table:table-row>
        <table:table-row table:style-name="ro1">
          <table:table-cell office:value-type="float" office:value="-26.4553" calcext:value-type="float">
            <text:p>-26.4553</text:p>
          </table:table-cell>
          <table:table-cell office:value-type="float" office:value="0.0602653" calcext:value-type="float">
            <text:p>0.0602653</text:p>
          </table:table-cell>
          <table:table-cell/>
          <table:table-cell office:value-type="float" office:value="4.55349" calcext:value-type="float">
            <text:p>4.55349</text:p>
          </table:table-cell>
          <table:table-cell office:value-type="float" office:value="-10.1343" calcext:value-type="float">
            <text:p>-10.1343</text:p>
          </table:table-cell>
          <table:table-cell table:number-columns-repeated="3"/>
        </table:table-row>
        <table:table-row table:style-name="ro1">
          <table:table-cell office:value-type="float" office:value="-26.6201" calcext:value-type="float">
            <text:p>-26.6201</text:p>
          </table:table-cell>
          <table:table-cell office:value-type="float" office:value="0.57588" calcext:value-type="float">
            <text:p>0.57588</text:p>
          </table:table-cell>
          <table:table-cell/>
          <table:table-cell office:value-type="float" office:value="4.55922" calcext:value-type="float">
            <text:p>4.55922</text:p>
          </table:table-cell>
          <table:table-cell office:value-type="float" office:value="-9.84124" calcext:value-type="float">
            <text:p>-9.84124</text:p>
          </table:table-cell>
          <table:table-cell table:number-columns-repeated="3"/>
        </table:table-row>
        <table:table-row table:style-name="ro1">
          <table:table-cell office:value-type="float" office:value="-26.7293" calcext:value-type="float">
            <text:p>-26.7293</text:p>
          </table:table-cell>
          <table:table-cell office:value-type="float" office:value="1.06082" calcext:value-type="float">
            <text:p>1.06082</text:p>
          </table:table-cell>
          <table:table-cell/>
          <table:table-cell office:value-type="float" office:value="4.7439" calcext:value-type="float">
            <text:p>4.7439</text:p>
          </table:table-cell>
          <table:table-cell office:value-type="float" office:value="-9.53522" calcext:value-type="float">
            <text:p>-9.53522</text:p>
          </table:table-cell>
          <table:table-cell table:number-columns-repeated="3"/>
        </table:table-row>
        <table:table-row table:style-name="ro1">
          <table:table-cell office:value-type="float" office:value="-26.3986" calcext:value-type="float">
            <text:p>-26.3986</text:p>
          </table:table-cell>
          <table:table-cell office:value-type="float" office:value="1.42212" calcext:value-type="float">
            <text:p>1.42212</text:p>
          </table:table-cell>
          <table:table-cell/>
          <table:table-cell office:value-type="float" office:value="4.8446" calcext:value-type="float">
            <text:p>4.8446</text:p>
          </table:table-cell>
          <table:table-cell office:value-type="float" office:value="-9.24095" calcext:value-type="float">
            <text:p>-9.24095</text:p>
          </table:table-cell>
          <table:table-cell table:number-columns-repeated="3"/>
        </table:table-row>
        <table:table-row table:style-name="ro1">
          <table:table-cell office:value-type="float" office:value="-26.3594" calcext:value-type="float">
            <text:p>-26.3594</text:p>
          </table:table-cell>
          <table:table-cell office:value-type="float" office:value="1.79315" calcext:value-type="float">
            <text:p>1.79315</text:p>
          </table:table-cell>
          <table:table-cell/>
          <table:table-cell office:value-type="float" office:value="5.02283" calcext:value-type="float">
            <text:p>5.02283</text:p>
          </table:table-cell>
          <table:table-cell office:value-type="float" office:value="-9.03066" calcext:value-type="float">
            <text:p>-9.03066</text:p>
          </table:table-cell>
          <table:table-cell table:number-columns-repeated="3"/>
        </table:table-row>
        <table:table-row table:style-name="ro1">
          <table:table-cell office:value-type="float" office:value="-26.2502" calcext:value-type="float">
            <text:p>-26.2502</text:p>
          </table:table-cell>
          <table:table-cell office:value-type="float" office:value="2.18481" calcext:value-type="float">
            <text:p>2.18481</text:p>
          </table:table-cell>
          <table:table-cell/>
          <table:table-cell office:value-type="float" office:value="5.14109" calcext:value-type="float">
            <text:p>5.14109</text:p>
          </table:table-cell>
          <table:table-cell office:value-type="float" office:value="-8.73073" calcext:value-type="float">
            <text:p>-8.73073</text:p>
          </table:table-cell>
          <table:table-cell table:number-columns-repeated="3"/>
        </table:table-row>
        <table:table-row table:style-name="ro1">
          <table:table-cell office:value-type="float" office:value="-26.0641" calcext:value-type="float">
            <text:p>-26.0641</text:p>
          </table:table-cell>
          <table:table-cell office:value-type="float" office:value="2.80701" calcext:value-type="float">
            <text:p>2.80701</text:p>
          </table:table-cell>
          <table:table-cell/>
          <table:table-cell office:value-type="float" office:value="5.36408" calcext:value-type="float">
            <text:p>5.36408</text:p>
          </table:table-cell>
          <table:table-cell office:value-type="float" office:value="-8.56805" calcext:value-type="float">
            <text:p>-8.56805</text:p>
          </table:table-cell>
          <table:table-cell table:number-columns-repeated="3"/>
        </table:table-row>
        <table:table-row table:style-name="ro1">
          <table:table-cell office:value-type="float" office:value="-25.8345" calcext:value-type="float">
            <text:p>-25.8345</text:p>
          </table:table-cell>
          <table:table-cell office:value-type="float" office:value="3.42005" calcext:value-type="float">
            <text:p>3.42005</text:p>
          </table:table-cell>
          <table:table-cell/>
          <table:table-cell office:value-type="float" office:value="5.53874" calcext:value-type="float">
            <text:p>5.53874</text:p>
          </table:table-cell>
          <table:table-cell office:value-type="float" office:value="-8.25196" calcext:value-type="float">
            <text:p>-8.25196</text:p>
          </table:table-cell>
          <table:table-cell table:number-columns-repeated="3"/>
        </table:table-row>
        <table:table-row table:style-name="ro1">
          <table:table-cell office:value-type="float" office:value="-25.6666" calcext:value-type="float">
            <text:p>-25.6666</text:p>
          </table:table-cell>
          <table:table-cell office:value-type="float" office:value="3.63509" calcext:value-type="float">
            <text:p>3.63509</text:p>
          </table:table-cell>
          <table:table-cell/>
          <table:table-cell office:value-type="float" office:value="5.7459" calcext:value-type="float">
            <text:p>5.7459</text:p>
          </table:table-cell>
          <table:table-cell office:value-type="float" office:value="-8.05196" calcext:value-type="float">
            <text:p>-8.05196</text:p>
          </table:table-cell>
          <table:table-cell table:number-columns-repeated="3"/>
        </table:table-row>
        <table:table-row table:style-name="ro1">
          <table:table-cell office:value-type="float" office:value="-25.7492" calcext:value-type="float">
            <text:p>-25.7492</text:p>
          </table:table-cell>
          <table:table-cell office:value-type="float" office:value="3.99968" calcext:value-type="float">
            <text:p>3.99968</text:p>
          </table:table-cell>
          <table:table-cell/>
          <table:table-cell office:value-type="float" office:value="5.84978" calcext:value-type="float">
            <text:p>5.84978</text:p>
          </table:table-cell>
          <table:table-cell office:value-type="float" office:value="-7.88144" calcext:value-type="float">
            <text:p>-7.88144</text:p>
          </table:table-cell>
          <table:table-cell table:number-columns-repeated="3"/>
        </table:table-row>
        <table:table-row table:style-name="ro1">
          <table:table-cell office:value-type="float" office:value="-25.0214" calcext:value-type="float">
            <text:p>-25.0214</text:p>
          </table:table-cell>
          <table:table-cell office:value-type="float" office:value="4.52803" calcext:value-type="float">
            <text:p>4.52803</text:p>
          </table:table-cell>
          <table:table-cell/>
          <table:table-cell office:value-type="float" office:value="6.04031" calcext:value-type="float">
            <text:p>6.04031</text:p>
          </table:table-cell>
          <table:table-cell office:value-type="float" office:value="-7.64732" calcext:value-type="float">
            <text:p>-7.64732</text:p>
          </table:table-cell>
          <table:table-cell table:number-columns-repeated="3"/>
        </table:table-row>
        <table:table-row table:style-name="ro1">
          <table:table-cell office:value-type="float" office:value="-25.0363" calcext:value-type="float">
            <text:p>-25.0363</text:p>
          </table:table-cell>
          <table:table-cell office:value-type="float" office:value="4.88499" calcext:value-type="float">
            <text:p>4.88499</text:p>
          </table:table-cell>
          <table:table-cell/>
          <table:table-cell office:value-type="float" office:value="6.23866" calcext:value-type="float">
            <text:p>6.23866</text:p>
          </table:table-cell>
          <table:table-cell office:value-type="float" office:value="-7.45306" calcext:value-type="float">
            <text:p>-7.45306</text:p>
          </table:table-cell>
          <table:table-cell table:number-columns-repeated="3"/>
        </table:table-row>
        <table:table-row table:style-name="ro1">
          <table:table-cell office:value-type="float" office:value="-24.5041" calcext:value-type="float">
            <text:p>-24.5041</text:p>
          </table:table-cell>
          <table:table-cell office:value-type="float" office:value="5.35293" calcext:value-type="float">
            <text:p>5.35293</text:p>
          </table:table-cell>
          <table:table-cell/>
          <table:table-cell office:value-type="float" office:value="6.55461" calcext:value-type="float">
            <text:p>6.55461</text:p>
          </table:table-cell>
          <table:table-cell office:value-type="float" office:value="-7.24907" calcext:value-type="float">
            <text:p>-7.24907</text:p>
          </table:table-cell>
          <table:table-cell table:number-columns-repeated="3"/>
        </table:table-row>
        <table:table-row table:style-name="ro1">
          <table:table-cell office:value-type="float" office:value="-24.1159" calcext:value-type="float">
            <text:p>-24.1159</text:p>
          </table:table-cell>
          <table:table-cell office:value-type="float" office:value="5.61152" calcext:value-type="float">
            <text:p>5.61152</text:p>
          </table:table-cell>
          <table:table-cell/>
          <table:table-cell office:value-type="float" office:value="6.74664" calcext:value-type="float">
            <text:p>6.74664</text:p>
          </table:table-cell>
          <table:table-cell office:value-type="float" office:value="-7.15616" calcext:value-type="float">
            <text:p>-7.15616</text:p>
          </table:table-cell>
          <table:table-cell table:number-columns-repeated="3"/>
        </table:table-row>
        <table:table-row table:style-name="ro1">
          <table:table-cell office:value-type="float" office:value="-23.9153" calcext:value-type="float">
            <text:p>-23.9153</text:p>
          </table:table-cell>
          <table:table-cell office:value-type="float" office:value="5.94377" calcext:value-type="float">
            <text:p>5.94377</text:p>
          </table:table-cell>
          <table:table-cell/>
          <table:table-cell office:value-type="float" office:value="6.95342" calcext:value-type="float">
            <text:p>6.95342</text:p>
          </table:table-cell>
          <table:table-cell office:value-type="float" office:value="-6.96092" calcext:value-type="float">
            <text:p>-6.96092</text:p>
          </table:table-cell>
          <table:table-cell table:number-columns-repeated="3"/>
        </table:table-row>
        <table:table-row table:style-name="ro1">
          <table:table-cell office:value-type="float" office:value="-23.6471" calcext:value-type="float">
            <text:p>-23.6471</text:p>
          </table:table-cell>
          <table:table-cell office:value-type="float" office:value="6.29102" calcext:value-type="float">
            <text:p>6.29102</text:p>
          </table:table-cell>
          <table:table-cell/>
          <table:table-cell office:value-type="float" office:value="7.24929" calcext:value-type="float">
            <text:p>7.24929</text:p>
          </table:table-cell>
          <table:table-cell office:value-type="float" office:value="-6.7261" calcext:value-type="float">
            <text:p>-6.7261</text:p>
          </table:table-cell>
          <table:table-cell table:number-columns-repeated="3"/>
        </table:table-row>
        <table:table-row table:style-name="ro1">
          <table:table-cell office:value-type="float" office:value="-23.0099" calcext:value-type="float">
            <text:p>-23.0099</text:p>
          </table:table-cell>
          <table:table-cell office:value-type="float" office:value="6.86182" calcext:value-type="float">
            <text:p>6.86182</text:p>
          </table:table-cell>
          <table:table-cell/>
          <table:table-cell office:value-type="float" office:value="7.46332" calcext:value-type="float">
            <text:p>7.46332</text:p>
          </table:table-cell>
          <table:table-cell office:value-type="float" office:value="-6.54842" calcext:value-type="float">
            <text:p>-6.54842</text:p>
          </table:table-cell>
          <table:table-cell table:number-columns-repeated="3"/>
        </table:table-row>
        <table:table-row table:style-name="ro1">
          <table:table-cell office:value-type="float" office:value="-22.6991" calcext:value-type="float">
            <text:p>-22.6991</text:p>
          </table:table-cell>
          <table:table-cell office:value-type="float" office:value="7.063" calcext:value-type="float">
            <text:p>7.063</text:p>
          </table:table-cell>
          <table:table-cell/>
          <table:table-cell office:value-type="float" office:value="7.65373" calcext:value-type="float">
            <text:p>7.65373</text:p>
          </table:table-cell>
          <table:table-cell office:value-type="float" office:value="-6.46481" calcext:value-type="float">
            <text:p>-6.46481</text:p>
          </table:table-cell>
          <table:table-cell table:number-columns-repeated="3"/>
        </table:table-row>
        <table:table-row table:style-name="ro1">
          <table:table-cell office:value-type="float" office:value="-22.5083" calcext:value-type="float">
            <text:p>-22.5083</text:p>
          </table:table-cell>
          <table:table-cell office:value-type="float" office:value="7.31524" calcext:value-type="float">
            <text:p>7.31524</text:p>
          </table:table-cell>
          <table:table-cell/>
          <table:table-cell office:value-type="float" office:value="7.94162" calcext:value-type="float">
            <text:p>7.94162</text:p>
          </table:table-cell>
          <table:table-cell office:value-type="float" office:value="-6.34466" calcext:value-type="float">
            <text:p>-6.34466</text:p>
          </table:table-cell>
          <table:table-cell table:number-columns-repeated="3"/>
        </table:table-row>
        <table:table-row table:style-name="ro1">
          <table:table-cell office:value-type="float" office:value="-22.1947" calcext:value-type="float">
            <text:p>-22.1947</text:p>
          </table:table-cell>
          <table:table-cell office:value-type="float" office:value="7.69478" calcext:value-type="float">
            <text:p>7.69478</text:p>
          </table:table-cell>
          <table:table-cell/>
          <table:table-cell office:value-type="float" office:value="8.12355" calcext:value-type="float">
            <text:p>8.12355</text:p>
          </table:table-cell>
          <table:table-cell office:value-type="float" office:value="-6.14389" calcext:value-type="float">
            <text:p>-6.14389</text:p>
          </table:table-cell>
          <table:table-cell table:number-columns-repeated="3"/>
        </table:table-row>
        <table:table-row table:style-name="ro1">
          <table:table-cell office:value-type="float" office:value="-21.6473" calcext:value-type="float">
            <text:p>-21.6473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8.45315" calcext:value-type="float">
            <text:p>8.45315</text:p>
          </table:table-cell>
          <table:table-cell office:value-type="float" office:value="-5.97158" calcext:value-type="float">
            <text:p>-5.97158</text:p>
          </table:table-cell>
          <table:table-cell table:number-columns-repeated="3"/>
        </table:table-row>
        <table:table-row table:style-name="ro1">
          <table:table-cell office:value-type="float" office:value="-21.0853" calcext:value-type="float">
            <text:p>-21.0853</text:p>
          </table:table-cell>
          <table:table-cell office:value-type="float" office:value="7.83229" calcext:value-type="float">
            <text:p>7.83229</text:p>
          </table:table-cell>
          <table:table-cell/>
          <table:table-cell office:value-type="float" office:value="8.64207" calcext:value-type="float">
            <text:p>8.64207</text:p>
          </table:table-cell>
          <table:table-cell office:value-type="float" office:value="-5.83392" calcext:value-type="float">
            <text:p>-5.83392</text:p>
          </table:table-cell>
          <table:table-cell table:number-columns-repeated="3"/>
        </table:table-row>
        <table:table-row table:style-name="ro1">
          <table:table-cell office:value-type="float" office:value="-21.0519" calcext:value-type="float">
            <text:p>-21.0519</text:p>
          </table:table-cell>
          <table:table-cell office:value-type="float" office:value="8.50983" calcext:value-type="float">
            <text:p>8.50983</text:p>
          </table:table-cell>
          <table:table-cell/>
          <table:table-cell office:value-type="float" office:value="8.94256" calcext:value-type="float">
            <text:p>8.94256</text:p>
          </table:table-cell>
          <table:table-cell office:value-type="float" office:value="-5.64534" calcext:value-type="float">
            <text:p>-5.64534</text:p>
          </table:table-cell>
          <table:table-cell table:number-columns-repeated="3"/>
        </table:table-row>
        <table:table-row table:style-name="ro1">
          <table:table-cell office:value-type="float" office:value="-20.21" calcext:value-type="float">
            <text:p>-20.21</text:p>
          </table:table-cell>
          <table:table-cell office:value-type="float" office:value="8.68914" calcext:value-type="float">
            <text:p>8.68914</text:p>
          </table:table-cell>
          <table:table-cell/>
          <table:table-cell office:value-type="float" office:value="9.15342" calcext:value-type="float">
            <text:p>9.15342</text:p>
          </table:table-cell>
          <table:table-cell office:value-type="float" office:value="-5.45253" calcext:value-type="float">
            <text:p>-5.45253</text:p>
          </table:table-cell>
          <table:table-cell table:number-columns-repeated="3"/>
        </table:table-row>
        <table:table-row table:style-name="ro1">
          <table:table-cell office:value-type="float" office:value="-20.0633" calcext:value-type="float">
            <text:p>-20.0633</text:p>
          </table:table-cell>
          <table:table-cell office:value-type="float" office:value="8.86724" calcext:value-type="float">
            <text:p>8.86724</text:p>
          </table:table-cell>
          <table:table-cell/>
          <table:table-cell office:value-type="float" office:value="9.34852" calcext:value-type="float">
            <text:p>9.34852</text:p>
          </table:table-cell>
          <table:table-cell office:value-type="float" office:value="-5.23619" calcext:value-type="float">
            <text:p>-5.23619</text:p>
          </table:table-cell>
          <table:table-cell table:number-columns-repeated="3"/>
        </table:table-row>
        <table:table-row table:style-name="ro1">
          <table:table-cell office:value-type="float" office:value="-19.4861" calcext:value-type="float">
            <text:p>-19.4861</text:p>
          </table:table-cell>
          <table:table-cell office:value-type="float" office:value="8.96665" calcext:value-type="float">
            <text:p>8.96665</text:p>
          </table:table-cell>
          <table:table-cell/>
          <table:table-cell office:value-type="float" office:value="9.54207" calcext:value-type="float">
            <text:p>9.54207</text:p>
          </table:table-cell>
          <table:table-cell office:value-type="float" office:value="-5.04728" calcext:value-type="float">
            <text:p>-5.04728</text:p>
          </table:table-cell>
          <table:table-cell table:number-columns-repeated="3"/>
        </table:table-row>
        <table:table-row table:style-name="ro1">
          <table:table-cell office:value-type="float" office:value="-18.6786" calcext:value-type="float">
            <text:p>-18.6786</text:p>
          </table:table-cell>
          <table:table-cell office:value-type="float" office:value="9.19191" calcext:value-type="float">
            <text:p>9.19191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-4.94288" calcext:value-type="float">
            <text:p>-4.94288</text:p>
          </table:table-cell>
          <table:table-cell table:number-columns-repeated="3"/>
        </table:table-row>
        <table:table-row table:style-name="ro1">
          <table:table-cell office:value-type="float" office:value="-18.4242" calcext:value-type="float">
            <text:p>-18.4242</text:p>
          </table:table-cell>
          <table:table-cell office:value-type="float" office:value="9.46852" calcext:value-type="float">
            <text:p>9.46852</text:p>
          </table:table-cell>
          <table:table-cell/>
          <table:table-cell office:value-type="float" office:value="9.94502" calcext:value-type="float">
            <text:p>9.94502</text:p>
          </table:table-cell>
          <table:table-cell office:value-type="float" office:value="-4.76247" calcext:value-type="float">
            <text:p>-4.76247</text:p>
          </table:table-cell>
          <table:table-cell table:number-columns-repeated="3"/>
        </table:table-row>
        <table:table-row table:style-name="ro1">
          <table:table-cell office:value-type="float" office:value="-17.7736" calcext:value-type="float">
            <text:p>-17.7736</text:p>
          </table:table-cell>
          <table:table-cell office:value-type="float" office:value="9.72478" calcext:value-type="float">
            <text:p>9.72478</text:p>
          </table:table-cell>
          <table:table-cell/>
          <table:table-cell office:value-type="float" office:value="10.1384" calcext:value-type="float">
            <text:p>10.1384</text:p>
          </table:table-cell>
          <table:table-cell office:value-type="float" office:value="-4.4533" calcext:value-type="float">
            <text:p>-4.4533</text:p>
          </table:table-cell>
          <table:table-cell table:number-columns-repeated="3"/>
        </table:table-row>
        <table:table-row table:style-name="ro1">
          <table:table-cell office:value-type="float" office:value="-17.3436" calcext:value-type="float">
            <text:p>-17.3436</text:p>
          </table:table-cell>
          <table:table-cell office:value-type="float" office:value="9.88109" calcext:value-type="float">
            <text:p>9.88109</text:p>
          </table:table-cell>
          <table:table-cell/>
          <table:table-cell office:value-type="float" office:value="10.3492" calcext:value-type="float">
            <text:p>10.3492</text:p>
          </table:table-cell>
          <table:table-cell office:value-type="float" office:value="-4.25956" calcext:value-type="float">
            <text:p>-4.25956</text:p>
          </table:table-cell>
          <table:table-cell table:number-columns-repeated="3"/>
        </table:table-row>
        <table:table-row table:style-name="ro1">
          <table:table-cell office:value-type="float" office:value="-16.8876" calcext:value-type="float">
            <text:p>-16.8876</text:p>
          </table:table-cell>
          <table:table-cell office:value-type="float" office:value="10.145" calcext:value-type="float">
            <text:p>10.145</text:p>
          </table:table-cell>
          <table:table-cell/>
          <table:table-cell office:value-type="float" office:value="10.5557" calcext:value-type="float">
            <text:p>10.5557</text:p>
          </table:table-cell>
          <table:table-cell office:value-type="float" office:value="-3.96034" calcext:value-type="float">
            <text:p>-3.96034</text:p>
          </table:table-cell>
          <table:table-cell table:number-columns-repeated="3"/>
        </table:table-row>
        <table:table-row table:style-name="ro1">
          <table:table-cell office:value-type="float" office:value="-16.5153" calcext:value-type="float">
            <text:p>-16.5153</text:p>
          </table:table-cell>
          <table:table-cell office:value-type="float" office:value="10.3091" calcext:value-type="float">
            <text:p>10.3091</text:p>
          </table:table-cell>
          <table:table-cell/>
          <table:table-cell office:value-type="float" office:value="10.7394" calcext:value-type="float">
            <text:p>10.7394</text:p>
          </table:table-cell>
          <table:table-cell office:value-type="float" office:value="-3.74821" calcext:value-type="float">
            <text:p>-3.74821</text:p>
          </table:table-cell>
          <table:table-cell table:number-columns-repeated="3"/>
        </table:table-row>
        <table:table-row table:style-name="ro1">
          <table:table-cell office:value-type="float" office:value="-16.006" calcext:value-type="float">
            <text:p>-16.006</text:p>
          </table:table-cell>
          <table:table-cell office:value-type="float" office:value="10.1843" calcext:value-type="float">
            <text:p>10.1843</text:p>
          </table:table-cell>
          <table:table-cell/>
          <table:table-cell office:value-type="float" office:value="10.8596" calcext:value-type="float">
            <text:p>10.8596</text:p>
          </table:table-cell>
          <table:table-cell office:value-type="float" office:value="-3.4348" calcext:value-type="float">
            <text:p>-3.4348</text:p>
          </table:table-cell>
          <table:table-cell table:number-columns-repeated="3"/>
        </table:table-row>
        <table:table-row table:style-name="ro1">
          <table:table-cell office:value-type="float" office:value="-15.5699" calcext:value-type="float">
            <text:p>-15.5699</text:p>
          </table:table-cell>
          <table:table-cell office:value-type="float" office:value="10.1904" calcext:value-type="float">
            <text:p>10.1904</text:p>
          </table:table-cell>
          <table:table-cell/>
          <table:table-cell office:value-type="float" office:value="11.0504" calcext:value-type="float">
            <text:p>11.0504</text:p>
          </table:table-cell>
          <table:table-cell office:value-type="float" office:value="-3.25128" calcext:value-type="float">
            <text:p>-3.25128</text:p>
          </table:table-cell>
          <table:table-cell table:number-columns-repeated="3"/>
        </table:table-row>
        <table:table-row table:style-name="ro1">
          <table:table-cell office:value-type="float" office:value="-14.9365" calcext:value-type="float">
            <text:p>-14.9365</text:p>
          </table:table-cell>
          <table:table-cell office:value-type="float" office:value="10.4722" calcext:value-type="float">
            <text:p>10.4722</text:p>
          </table:table-cell>
          <table:table-cell/>
          <table:table-cell office:value-type="float" office:value="11.1569" calcext:value-type="float">
            <text:p>11.1569</text:p>
          </table:table-cell>
          <table:table-cell office:value-type="float" office:value="-2.944" calcext:value-type="float">
            <text:p>-2.944</text:p>
          </table:table-cell>
          <table:table-cell table:number-columns-repeated="3"/>
        </table:table-row>
        <table:table-row table:style-name="ro1">
          <table:table-cell office:value-type="float" office:value="-14.4088" calcext:value-type="float">
            <text:p>-14.4088</text:p>
          </table:table-cell>
          <table:table-cell office:value-type="float" office:value="10.222" calcext:value-type="float">
            <text:p>10.222</text:p>
          </table:table-cell>
          <table:table-cell/>
          <table:table-cell office:value-type="float" office:value="11.141" calcext:value-type="float">
            <text:p>11.141</text:p>
          </table:table-cell>
          <table:table-cell office:value-type="float" office:value="-2.65084" calcext:value-type="float">
            <text:p>-2.65084</text:p>
          </table:table-cell>
          <table:table-cell table:number-columns-repeated="3"/>
        </table:table-row>
        <table:table-row table:style-name="ro1">
          <table:table-cell office:value-type="float" office:value="-13.8049" calcext:value-type="float">
            <text:p>-13.8049</text:p>
          </table:table-cell>
          <table:table-cell office:value-type="float" office:value="10.9383" calcext:value-type="float">
            <text:p>10.9383</text:p>
          </table:table-cell>
          <table:table-cell/>
          <table:table-cell office:value-type="float" office:value="11.1497" calcext:value-type="float">
            <text:p>11.1497</text:p>
          </table:table-cell>
          <table:table-cell office:value-type="float" office:value="-2.45904" calcext:value-type="float">
            <text:p>-2.45904</text:p>
          </table:table-cell>
          <table:table-cell table:number-columns-repeated="3"/>
        </table:table-row>
        <table:table-row table:style-name="ro1">
          <table:table-cell office:value-type="float" office:value="-13.3556" calcext:value-type="float">
            <text:p>-13.3556</text:p>
          </table:table-cell>
          <table:table-cell office:value-type="float" office:value="10.5517" calcext:value-type="float">
            <text:p>10.5517</text:p>
          </table:table-cell>
          <table:table-cell/>
          <table:table-cell office:value-type="float" office:value="11.3591" calcext:value-type="float">
            <text:p>11.3591</text:p>
          </table:table-cell>
          <table:table-cell office:value-type="float" office:value="-2.05184" calcext:value-type="float">
            <text:p>-2.05184</text:p>
          </table:table-cell>
          <table:table-cell table:number-columns-repeated="3"/>
        </table:table-row>
        <table:table-row table:style-name="ro1">
          <table:table-cell office:value-type="float" office:value="-12.9591" calcext:value-type="float">
            <text:p>-12.9591</text:p>
          </table:table-cell>
          <table:table-cell office:value-type="float" office:value="11.0099" calcext:value-type="float">
            <text:p>11.0099</text:p>
          </table:table-cell>
          <table:table-cell/>
          <table:table-cell office:value-type="float" office:value="11.3504" calcext:value-type="float">
            <text:p>11.3504</text:p>
          </table:table-cell>
          <table:table-cell office:value-type="float" office:value="-1.8663" calcext:value-type="float">
            <text:p>-1.8663</text:p>
          </table:table-cell>
          <table:table-cell table:number-columns-repeated="3"/>
        </table:table-row>
        <table:table-row table:style-name="ro1">
          <table:table-cell office:value-type="float" office:value="-12.3713" calcext:value-type="float">
            <text:p>-12.3713</text:p>
          </table:table-cell>
          <table:table-cell office:value-type="float" office:value="10.6091" calcext:value-type="float">
            <text:p>10.6091</text:p>
          </table:table-cell>
          <table:table-cell/>
          <table:table-cell office:value-type="float" office:value="11.3568" calcext:value-type="float">
            <text:p>11.3568</text:p>
          </table:table-cell>
          <table:table-cell office:value-type="float" office:value="-1.53205" calcext:value-type="float">
            <text:p>-1.53205</text:p>
          </table:table-cell>
          <table:table-cell table:number-columns-repeated="3"/>
        </table:table-row>
        <table:table-row table:style-name="ro1">
          <table:table-cell office:value-type="float" office:value="-11.9451" calcext:value-type="float">
            <text:p>-11.9451</text:p>
          </table:table-cell>
          <table:table-cell office:value-type="float" office:value="11.0515" calcext:value-type="float">
            <text:p>11.0515</text:p>
          </table:table-cell>
          <table:table-cell/>
          <table:table-cell office:value-type="float" office:value="11.2429" calcext:value-type="float">
            <text:p>11.2429</text:p>
          </table:table-cell>
          <table:table-cell office:value-type="float" office:value="-1.24238" calcext:value-type="float">
            <text:p>-1.24238</text:p>
          </table:table-cell>
          <table:table-cell table:number-columns-repeated="3"/>
        </table:table-row>
        <table:table-row table:style-name="ro1">
          <table:table-cell office:value-type="float" office:value="-11.4548" calcext:value-type="float">
            <text:p>-11.4548</text:p>
          </table:table-cell>
          <table:table-cell office:value-type="float" office:value="10.9407" calcext:value-type="float">
            <text:p>10.9407</text:p>
          </table:table-cell>
          <table:table-cell/>
          <table:table-cell office:value-type="float" office:value="11.0544" calcext:value-type="float">
            <text:p>11.0544</text:p>
          </table:table-cell>
          <table:table-cell office:value-type="float" office:value="-0.927069" calcext:value-type="float">
            <text:p>-0.927069</text:p>
          </table:table-cell>
          <table:table-cell table:number-columns-repeated="3"/>
        </table:table-row>
        <table:table-row table:style-name="ro1">
          <table:table-cell office:value-type="float" office:value="-10.6009" calcext:value-type="float">
            <text:p>-10.6009</text:p>
          </table:table-cell>
          <table:table-cell office:value-type="float" office:value="10.6823" calcext:value-type="float">
            <text:p>10.6823</text:p>
          </table:table-cell>
          <table:table-cell/>
          <table:table-cell office:value-type="float" office:value="10.9434" calcext:value-type="float">
            <text:p>10.9434</text:p>
          </table:table-cell>
          <table:table-cell office:value-type="float" office:value="-0.640459" calcext:value-type="float">
            <text:p>-0.640459</text:p>
          </table:table-cell>
          <table:table-cell table:number-columns-repeated="3"/>
        </table:table-row>
        <table:table-row table:style-name="ro1">
          <table:table-cell office:value-type="float" office:value="-10.4142" calcext:value-type="float">
            <text:p>-10.4142</text:p>
          </table:table-cell>
          <table:table-cell office:value-type="float" office:value="10.8747" calcext:value-type="float">
            <text:p>10.8747</text:p>
          </table:table-cell>
          <table:table-cell/>
          <table:table-cell office:value-type="float" office:value="10.7471" calcext:value-type="float">
            <text:p>10.7471</text:p>
          </table:table-cell>
          <table:table-cell office:value-type="float" office:value="-0.362528" calcext:value-type="float">
            <text:p>-0.362528</text:p>
          </table:table-cell>
          <table:table-cell table:number-columns-repeated="3"/>
        </table:table-row>
        <table:table-row table:style-name="ro1">
          <table:table-cell office:value-type="float" office:value="-9.83445" calcext:value-type="float">
            <text:p>-9.83445</text:p>
          </table:table-cell>
          <table:table-cell office:value-type="float" office:value="11.1032" calcext:value-type="float">
            <text:p>11.1032</text:p>
          </table:table-cell>
          <table:table-cell/>
          <table:table-cell office:value-type="float" office:value="10.547" calcext:value-type="float">
            <text:p>10.547</text:p>
          </table:table-cell>
          <table:table-cell office:value-type="float" office:value="-0.266677" calcext:value-type="float">
            <text:p>-0.266677</text:p>
          </table:table-cell>
          <table:table-cell table:number-columns-repeated="3"/>
        </table:table-row>
        <table:table-row table:style-name="ro1">
          <table:table-cell office:value-type="float" office:value="-9.3066" calcext:value-type="float">
            <text:p>-9.3066</text:p>
          </table:table-cell>
          <table:table-cell office:value-type="float" office:value="11.0348" calcext:value-type="float">
            <text:p>11.0348</text:p>
          </table:table-cell>
          <table:table-cell/>
          <table:table-cell office:value-type="float" office:value="10.2485" calcext:value-type="float">
            <text:p>10.2485</text:p>
          </table:table-cell>
          <table:table-cell office:value-type="float" office:value="-0.0475524" calcext:value-type="float">
            <text:p>-0.0475524</text:p>
          </table:table-cell>
          <table:table-cell table:number-columns-repeated="3"/>
        </table:table-row>
        <table:table-row table:style-name="ro1">
          <table:table-cell office:value-type="float" office:value="-8.78899" calcext:value-type="float">
            <text:p>-8.78899</text:p>
          </table:table-cell>
          <table:table-cell office:value-type="float" office:value="11.0707" calcext:value-type="float">
            <text:p>11.0707</text:p>
          </table:table-cell>
          <table:table-cell/>
          <table:table-cell office:value-type="float" office:value="10.0313" calcext:value-type="float">
            <text:p>10.0313</text:p>
          </table:table-cell>
          <table:table-cell office:value-type="float" office:value="-0.0518611" calcext:value-type="float">
            <text:p>-0.0518611</text:p>
          </table:table-cell>
          <table:table-cell table:number-columns-repeated="3"/>
        </table:table-row>
        <table:table-row table:style-name="ro1">
          <table:table-cell office:value-type="float" office:value="-8.62045" calcext:value-type="float">
            <text:p>-8.62045</text:p>
          </table:table-cell>
          <table:table-cell office:value-type="float" office:value="10.6577" calcext:value-type="float">
            <text:p>10.6577</text:p>
          </table:table-cell>
          <table:table-cell/>
          <table:table-cell office:value-type="float" office:value="9.74695" calcext:value-type="float">
            <text:p>9.74695</text:p>
          </table:table-cell>
          <table:table-cell office:value-type="float" office:value="0.0464954" calcext:value-type="float">
            <text:p>0.0464954</text:p>
          </table:table-cell>
          <table:table-cell table:number-columns-repeated="3"/>
        </table:table-row>
        <table:table-row table:style-name="ro1">
          <table:table-cell office:value-type="float" office:value="-7.51971" calcext:value-type="float">
            <text:p>-7.51971</text:p>
          </table:table-cell>
          <table:table-cell office:value-type="float" office:value="11.0005" calcext:value-type="float">
            <text:p>11.0005</text:p>
          </table:table-cell>
          <table:table-cell/>
          <table:table-cell office:value-type="float" office:value="9.45825" calcext:value-type="float">
            <text:p>9.45825</text:p>
          </table:table-cell>
          <table:table-cell office:value-type="float" office:value="0.149456" calcext:value-type="float">
            <text:p>0.149456</text:p>
          </table:table-cell>
          <table:table-cell table:number-columns-repeated="3"/>
        </table:table-row>
        <table:table-row table:style-name="ro1">
          <table:table-cell office:value-type="float" office:value="-7.15631" calcext:value-type="float">
            <text:p>-7.15631</text:p>
          </table:table-cell>
          <table:table-cell office:value-type="float" office:value="10.815" calcext:value-type="float">
            <text:p>10.815</text:p>
          </table:table-cell>
          <table:table-cell/>
          <table:table-cell office:value-type="float" office:value="9.24456" calcext:value-type="float">
            <text:p>9.24456</text:p>
          </table:table-cell>
          <table:table-cell office:value-type="float" office:value="0.139817" calcext:value-type="float">
            <text:p>0.1398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96281" calcext:value-type="float">
            <text:p>8.96281</text:p>
          </table:table-cell>
          <table:table-cell office:value-type="float" office:value="0.250937" calcext:value-type="float">
            <text:p>0.2509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65606" calcext:value-type="float">
            <text:p>8.65606</text:p>
          </table:table-cell>
          <table:table-cell office:value-type="float" office:value="0.24536" calcext:value-type="float">
            <text:p>0.245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4184" calcext:value-type="float">
            <text:p>8.34184</text:p>
          </table:table-cell>
          <table:table-cell office:value-type="float" office:value="0.250769" calcext:value-type="float">
            <text:p>0.2507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03847" calcext:value-type="float">
            <text:p>8.03847</text:p>
          </table:table-cell>
          <table:table-cell office:value-type="float" office:value="0.260731" calcext:value-type="float">
            <text:p>0.2607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3327" calcext:value-type="float">
            <text:p>7.73327</text:p>
          </table:table-cell>
          <table:table-cell office:value-type="float" office:value="0.149199" calcext:value-type="float">
            <text:p>0.1491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5455" calcext:value-type="float">
            <text:p>7.45455</text:p>
          </table:table-cell>
          <table:table-cell office:value-type="float" office:value="0.149294" calcext:value-type="float">
            <text:p>0.1492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26713" calcext:value-type="float">
            <text:p>7.26713</text:p>
          </table:table-cell>
          <table:table-cell office:value-type="float" office:value="0.055036" calcext:value-type="float">
            <text:p>0.0550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3127" calcext:value-type="float">
            <text:p>6.93127</text:p>
          </table:table-cell>
          <table:table-cell office:value-type="float" office:value="-0.133333" calcext:value-type="float">
            <text:p>-0.13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4796" calcext:value-type="float">
            <text:p>6.84796</text:p>
          </table:table-cell>
          <table:table-cell office:value-type="float" office:value="-0.34284" calcext:value-type="float">
            <text:p>-0.342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4772" calcext:value-type="float">
            <text:p>6.54772</text:p>
          </table:table-cell>
          <table:table-cell office:value-type="float" office:value="-0.536719" calcext:value-type="float">
            <text:p>-0.5367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5451" calcext:value-type="float">
            <text:p>6.45451</text:p>
          </table:table-cell>
          <table:table-cell office:value-type="float" office:value="-0.851695" calcext:value-type="float">
            <text:p>-0.8516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554" calcext:value-type="float">
            <text:p>6.3554</text:p>
          </table:table-cell>
          <table:table-cell office:value-type="float" office:value="-1.1624" calcext:value-type="float">
            <text:p>-1.16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299" calcext:value-type="float">
            <text:p>6.2299</text:p>
          </table:table-cell>
          <table:table-cell office:value-type="float" office:value="-1.45381" calcext:value-type="float">
            <text:p>-1.453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4473" calcext:value-type="float">
            <text:p>6.34473</text:p>
          </table:table-cell>
          <table:table-cell office:value-type="float" office:value="-1.75136" calcext:value-type="float">
            <text:p>-1.75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5828" calcext:value-type="float">
            <text:p>6.35828</text:p>
          </table:table-cell>
          <table:table-cell office:value-type="float" office:value="-2.03886" calcext:value-type="float">
            <text:p>-2.038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4057" calcext:value-type="float">
            <text:p>6.34057</text:p>
          </table:table-cell>
          <table:table-cell office:value-type="float" office:value="-2.34076" calcext:value-type="float">
            <text:p>-2.340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5265" calcext:value-type="float">
            <text:p>6.45265</text:p>
          </table:table-cell>
          <table:table-cell office:value-type="float" office:value="-2.65056" calcext:value-type="float">
            <text:p>-2.650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5762" calcext:value-type="float">
            <text:p>6.45762</text:p>
          </table:table-cell>
          <table:table-cell office:value-type="float" office:value="-2.94003" calcext:value-type="float">
            <text:p>-2.940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4349" calcext:value-type="float">
            <text:p>6.54349</text:p>
          </table:table-cell>
          <table:table-cell office:value-type="float" office:value="-3.33906" calcext:value-type="float">
            <text:p>-3.339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5608" calcext:value-type="float">
            <text:p>6.65608</text:p>
          </table:table-cell>
          <table:table-cell office:value-type="float" office:value="-3.67065" calcext:value-type="float">
            <text:p>-3.670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4422" calcext:value-type="float">
            <text:p>6.74422</text:p>
          </table:table-cell>
          <table:table-cell office:value-type="float" office:value="-3.95901" calcext:value-type="float">
            <text:p>-3.959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3817" calcext:value-type="float">
            <text:p>6.83817</text:p>
          </table:table-cell>
          <table:table-cell office:value-type="float" office:value="-4.25449" calcext:value-type="float">
            <text:p>-4.25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4879" calcext:value-type="float">
            <text:p>6.94879</text:p>
          </table:table-cell>
          <table:table-cell office:value-type="float" office:value="-4.45387" calcext:value-type="float">
            <text:p>-4.453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4339" calcext:value-type="float">
            <text:p>7.14339</text:p>
          </table:table-cell>
          <table:table-cell office:value-type="float" office:value="-4.76622" calcext:value-type="float">
            <text:p>-4.766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25883" calcext:value-type="float">
            <text:p>7.25883</text:p>
          </table:table-cell>
          <table:table-cell office:value-type="float" office:value="-4.94719" calcext:value-type="float">
            <text:p>-4.947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33925" calcext:value-type="float">
            <text:p>7.33925</text:p>
          </table:table-cell>
          <table:table-cell office:value-type="float" office:value="-5.24908" calcext:value-type="float">
            <text:p>-5.249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5499" calcext:value-type="float">
            <text:p>7.5499</text:p>
          </table:table-cell>
          <table:table-cell office:value-type="float" office:value="-5.55354" calcext:value-type="float">
            <text:p>-5.553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4483" calcext:value-type="float">
            <text:p>7.64483</text:p>
          </table:table-cell>
          <table:table-cell office:value-type="float" office:value="-5.73357" calcext:value-type="float">
            <text:p>-5.733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84396" calcext:value-type="float">
            <text:p>7.84396</text:p>
          </table:table-cell>
          <table:table-cell office:value-type="float" office:value="-6.051" calcext:value-type="float">
            <text:p>-6.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95018" calcext:value-type="float">
            <text:p>7.95018</text:p>
          </table:table-cell>
          <table:table-cell office:value-type="float" office:value="-6.25957" calcext:value-type="float">
            <text:p>-6.259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15891" calcext:value-type="float">
            <text:p>8.15891</text:p>
          </table:table-cell>
          <table:table-cell office:value-type="float" office:value="-6.45832" calcext:value-type="float">
            <text:p>-6.458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3273" calcext:value-type="float">
            <text:p>8.33273</text:p>
          </table:table-cell>
          <table:table-cell office:value-type="float" office:value="-6.74641" calcext:value-type="float">
            <text:p>-6.746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44383" calcext:value-type="float">
            <text:p>8.44383</text:p>
          </table:table-cell>
          <table:table-cell office:value-type="float" office:value="-7.03914" calcext:value-type="float">
            <text:p>-7.039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55761" calcext:value-type="float">
            <text:p>8.55761</text:p>
          </table:table-cell>
          <table:table-cell office:value-type="float" office:value="-7.36836" calcext:value-type="float">
            <text:p>-7.368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7565" calcext:value-type="float">
            <text:p>8.7565</text:p>
          </table:table-cell>
          <table:table-cell office:value-type="float" office:value="-7.55536" calcext:value-type="float">
            <text:p>-7.555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85031" calcext:value-type="float">
            <text:p>8.85031</text:p>
          </table:table-cell>
          <table:table-cell office:value-type="float" office:value="-7.85391" calcext:value-type="float">
            <text:p>-7.853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95085" calcext:value-type="float">
            <text:p>8.95085</text:p>
          </table:table-cell>
          <table:table-cell office:value-type="float" office:value="-8.16397" calcext:value-type="float">
            <text:p>-8.163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15149" calcext:value-type="float">
            <text:p>9.15149</text:p>
          </table:table-cell>
          <table:table-cell office:value-type="float" office:value="-8.34807" calcext:value-type="float">
            <text:p>-8.348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22902" calcext:value-type="float">
            <text:p>9.22902</text:p>
          </table:table-cell>
          <table:table-cell office:value-type="float" office:value="-8.65053" calcext:value-type="float">
            <text:p>-8.650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36398" calcext:value-type="float">
            <text:p>9.36398</text:p>
          </table:table-cell>
          <table:table-cell office:value-type="float" office:value="-8.95164" calcext:value-type="float">
            <text:p>-8.951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43696" calcext:value-type="float">
            <text:p>9.43696</text:p>
          </table:table-cell>
          <table:table-cell office:value-type="float" office:value="-9.1575" calcext:value-type="float">
            <text:p>-9.15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3884" calcext:value-type="float">
            <text:p>9.53884</text:p>
          </table:table-cell>
          <table:table-cell office:value-type="float" office:value="-9.45193" calcext:value-type="float">
            <text:p>-9.45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67284" calcext:value-type="float">
            <text:p>9.67284</text:p>
          </table:table-cell>
          <table:table-cell office:value-type="float" office:value="-9.75791" calcext:value-type="float">
            <text:p>-9.757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4713" calcext:value-type="float">
            <text:p>9.74713</text:p>
          </table:table-cell>
          <table:table-cell office:value-type="float" office:value="-10.0467" calcext:value-type="float">
            <text:p>-10.04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4697" calcext:value-type="float">
            <text:p>9.74697</text:p>
          </table:table-cell>
          <table:table-cell office:value-type="float" office:value="-10.3629" calcext:value-type="float">
            <text:p>-10.36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6261" calcext:value-type="float">
            <text:p>9.86261</text:p>
          </table:table-cell>
          <table:table-cell office:value-type="float" office:value="-10.6462" calcext:value-type="float">
            <text:p>-10.64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455" calcext:value-type="float">
            <text:p>9.8455</text:p>
          </table:table-cell>
          <table:table-cell office:value-type="float" office:value="-10.9408" calcext:value-type="float">
            <text:p>-10.94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3549" calcext:value-type="float">
            <text:p>9.83549</text:p>
          </table:table-cell>
          <table:table-cell office:value-type="float" office:value="-11.2481" calcext:value-type="float">
            <text:p>-11.24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7136" calcext:value-type="float">
            <text:p>9.87136</text:p>
          </table:table-cell>
          <table:table-cell office:value-type="float" office:value="-11.5692" calcext:value-type="float">
            <text:p>-11.56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4749" calcext:value-type="float">
            <text:p>9.74749</text:p>
          </table:table-cell>
          <table:table-cell office:value-type="float" office:value="-11.8623" calcext:value-type="float">
            <text:p>-11.86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65408" calcext:value-type="float">
            <text:p>9.65408</text:p>
          </table:table-cell>
          <table:table-cell office:value-type="float" office:value="-12.1513" calcext:value-type="float">
            <text:p>-12.15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4006" calcext:value-type="float">
            <text:p>9.54006</text:p>
          </table:table-cell>
          <table:table-cell office:value-type="float" office:value="-12.3354" calcext:value-type="float">
            <text:p>-12.33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35049" calcext:value-type="float">
            <text:p>9.35049</text:p>
          </table:table-cell>
          <table:table-cell office:value-type="float" office:value="-12.5377" calcext:value-type="float">
            <text:p>-12.53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04708" calcext:value-type="float">
            <text:p>9.04708</text:p>
          </table:table-cell>
          <table:table-cell office:value-type="float" office:value="-12.7528" calcext:value-type="float">
            <text:p>-12.75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84904" calcext:value-type="float">
            <text:p>8.84904</text:p>
          </table:table-cell>
          <table:table-cell office:value-type="float" office:value="-12.9423" calcext:value-type="float">
            <text:p>-12.94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5479" calcext:value-type="float">
            <text:p>8.5479</text:p>
          </table:table-cell>
          <table:table-cell office:value-type="float" office:value="-13.1496" calcext:value-type="float">
            <text:p>-13.14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26001" calcext:value-type="float">
            <text:p>8.26001</text:p>
          </table:table-cell>
          <table:table-cell office:value-type="float" office:value="-13.1483" calcext:value-type="float">
            <text:p>-13.14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95138" calcext:value-type="float">
            <text:p>7.95138</text:p>
          </table:table-cell>
          <table:table-cell office:value-type="float" office:value="-13.1593" calcext:value-type="float">
            <text:p>-13.15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4076" calcext:value-type="float">
            <text:p>7.64076</text:p>
          </table:table-cell>
          <table:table-cell office:value-type="float" office:value="-13.2654" calcext:value-type="float">
            <text:p>-13.26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35762" calcext:value-type="float">
            <text:p>7.35762</text:p>
          </table:table-cell>
          <table:table-cell office:value-type="float" office:value="-13.1417" calcext:value-type="float">
            <text:p>-13.14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5296" calcext:value-type="float">
            <text:p>7.05296</text:p>
          </table:table-cell>
          <table:table-cell office:value-type="float" office:value="-13.1563" calcext:value-type="float">
            <text:p>-13.15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72" calcext:value-type="float">
            <text:p>6.672</text:p>
          </table:table-cell>
          <table:table-cell office:value-type="float" office:value="-13.1364" calcext:value-type="float">
            <text:p>-13.13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6904" calcext:value-type="float">
            <text:p>6.46904</text:p>
          </table:table-cell>
          <table:table-cell office:value-type="float" office:value="-13.1587" calcext:value-type="float">
            <text:p>-13.15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5723" calcext:value-type="float">
            <text:p>6.15723</text:p>
          </table:table-cell>
          <table:table-cell office:value-type="float" office:value="-13.0319" calcext:value-type="float">
            <text:p>-13.03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5711" calcext:value-type="float">
            <text:p>5.85711</text:p>
          </table:table-cell>
          <table:table-cell office:value-type="float" office:value="-12.8423" calcext:value-type="float">
            <text:p>-12.84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559" calcext:value-type="float">
            <text:p>5.5559</text:p>
          </table:table-cell>
          <table:table-cell office:value-type="float" office:value="-12.7556" calcext:value-type="float">
            <text:p>-12.7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3681" calcext:value-type="float">
            <text:p>5.23681</text:p>
          </table:table-cell>
          <table:table-cell office:value-type="float" office:value="-12.5467" calcext:value-type="float">
            <text:p>-12.54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4959" calcext:value-type="float">
            <text:p>5.04959</text:p>
          </table:table-cell>
          <table:table-cell office:value-type="float" office:value="-12.3548" calcext:value-type="float">
            <text:p>-12.35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969" calcext:value-type="float">
            <text:p>4.86969</text:p>
          </table:table-cell>
          <table:table-cell office:value-type="float" office:value="-12.1416" calcext:value-type="float">
            <text:p>-12.14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326" calcext:value-type="float">
            <text:p>4.77326</text:p>
          </table:table-cell>
          <table:table-cell office:value-type="float" office:value="-11.9345" calcext:value-type="float">
            <text:p>-11.9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148" calcext:value-type="float">
            <text:p>4.54148</text:p>
          </table:table-cell>
          <table:table-cell office:value-type="float" office:value="-11.6336" calcext:value-type="float">
            <text:p>-11.63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238" calcext:value-type="float">
            <text:p>4.55238</text:p>
          </table:table-cell>
          <table:table-cell office:value-type="float" office:value="-11.4548" calcext:value-type="float">
            <text:p>-11.45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629" calcext:value-type="float">
            <text:p>4.45629</text:p>
          </table:table-cell>
          <table:table-cell office:value-type="float" office:value="-11.0538" calcext:value-type="float">
            <text:p>-11.05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899" calcext:value-type="float">
            <text:p>4.45899</text:p>
          </table:table-cell>
          <table:table-cell office:value-type="float" office:value="-10.8664" calcext:value-type="float">
            <text:p>-10.86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058" calcext:value-type="float">
            <text:p>4.44058</text:p>
          </table:table-cell>
          <table:table-cell office:value-type="float" office:value="-10.5544" calcext:value-type="float">
            <text:p>-10.55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086" calcext:value-type="float">
            <text:p>4.44086</text:p>
          </table:table-cell>
          <table:table-cell office:value-type="float" office:value="-10.2469" calcext:value-type="float">
            <text:p>-10.24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793" calcext:value-type="float">
            <text:p>4.54793</text:p>
          </table:table-cell>
          <table:table-cell office:value-type="float" office:value="-9.94716" calcext:value-type="float">
            <text:p>-9.947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364" calcext:value-type="float">
            <text:p>4.64364</text:p>
          </table:table-cell>
          <table:table-cell office:value-type="float" office:value="-9.63888" calcext:value-type="float">
            <text:p>-9.638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2761" calcext:value-type="float">
            <text:p>4.82761</text:p>
          </table:table-cell>
          <table:table-cell office:value-type="float" office:value="-9.37054" calcext:value-type="float">
            <text:p>-9.370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4177" calcext:value-type="float">
            <text:p>4.94177</text:p>
          </table:table-cell>
          <table:table-cell office:value-type="float" office:value="-9.04086" calcext:value-type="float">
            <text:p>-9.040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385" calcext:value-type="float">
            <text:p>5.1385</text:p>
          </table:table-cell>
          <table:table-cell office:value-type="float" office:value="-8.8446" calcext:value-type="float">
            <text:p>-8.84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3853" calcext:value-type="float">
            <text:p>5.33853</text:p>
          </table:table-cell>
          <table:table-cell office:value-type="float" office:value="-8.54729" calcext:value-type="float">
            <text:p>-8.547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6213" calcext:value-type="float">
            <text:p>5.46213</text:p>
          </table:table-cell>
          <table:table-cell office:value-type="float" office:value="-8.36055" calcext:value-type="float">
            <text:p>-8.360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3863" calcext:value-type="float">
            <text:p>5.63863</text:p>
          </table:table-cell>
          <table:table-cell office:value-type="float" office:value="-8.05978" calcext:value-type="float">
            <text:p>-8.059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4353" calcext:value-type="float">
            <text:p>5.84353</text:p>
          </table:table-cell>
          <table:table-cell office:value-type="float" office:value="-7.85177" calcext:value-type="float">
            <text:p>-7.851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4453" calcext:value-type="float">
            <text:p>6.14453</text:p>
          </table:table-cell>
          <table:table-cell office:value-type="float" office:value="-7.66253" calcext:value-type="float">
            <text:p>-7.662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386" calcext:value-type="float">
            <text:p>6.3386</text:p>
          </table:table-cell>
          <table:table-cell office:value-type="float" office:value="-7.44193" calcext:value-type="float">
            <text:p>-7.44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4947" calcext:value-type="float">
            <text:p>6.54947</text:p>
          </table:table-cell>
          <table:table-cell office:value-type="float" office:value="-7.257" calcext:value-type="float">
            <text:p>-7.2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522" calcext:value-type="float">
            <text:p>6.7522</text:p>
          </table:table-cell>
          <table:table-cell office:value-type="float" office:value="-7.03215" calcext:value-type="float">
            <text:p>-7.03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5051" calcext:value-type="float">
            <text:p>6.95051</text:p>
          </table:table-cell>
          <table:table-cell office:value-type="float" office:value="-6.93564" calcext:value-type="float">
            <text:p>-6.935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25571" calcext:value-type="float">
            <text:p>7.25571</text:p>
          </table:table-cell>
          <table:table-cell office:value-type="float" office:value="-6.75585" calcext:value-type="float">
            <text:p>-6.755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2947" calcext:value-type="float">
            <text:p>7.42947</text:p>
          </table:table-cell>
          <table:table-cell office:value-type="float" office:value="-6.54884" calcext:value-type="float">
            <text:p>-6.548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5263" calcext:value-type="float">
            <text:p>7.65263</text:p>
          </table:table-cell>
          <table:table-cell office:value-type="float" office:value="-6.44325" calcext:value-type="float">
            <text:p>-6.443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95705" calcext:value-type="float">
            <text:p>7.95705</text:p>
          </table:table-cell>
          <table:table-cell office:value-type="float" office:value="-6.33998" calcext:value-type="float">
            <text:p>-6.339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15184" calcext:value-type="float">
            <text:p>8.15184</text:p>
          </table:table-cell>
          <table:table-cell office:value-type="float" office:value="-6.14215" calcext:value-type="float">
            <text:p>-6.14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4844" calcext:value-type="float">
            <text:p>8.34844</text:p>
          </table:table-cell>
          <table:table-cell office:value-type="float" office:value="-5.95288" calcext:value-type="float">
            <text:p>-5.952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64546" calcext:value-type="float">
            <text:p>8.64546</text:p>
          </table:table-cell>
          <table:table-cell office:value-type="float" office:value="-5.83668" calcext:value-type="float">
            <text:p>-5.836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95179" calcext:value-type="float">
            <text:p>8.95179</text:p>
          </table:table-cell>
          <table:table-cell office:value-type="float" office:value="-5.66017" calcext:value-type="float">
            <text:p>-5.660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15234" calcext:value-type="float">
            <text:p>9.15234</text:p>
          </table:table-cell>
          <table:table-cell office:value-type="float" office:value="-5.45358" calcext:value-type="float">
            <text:p>-5.453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3462" calcext:value-type="float">
            <text:p>9.3462</text:p>
          </table:table-cell>
          <table:table-cell office:value-type="float" office:value="-5.33648" calcext:value-type="float">
            <text:p>-5.336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5586" calcext:value-type="float">
            <text:p>9.55586</text:p>
          </table:table-cell>
          <table:table-cell office:value-type="float" office:value="-5.07162" calcext:value-type="float">
            <text:p>-5.071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5218" calcext:value-type="float">
            <text:p>9.75218</text:p>
          </table:table-cell>
          <table:table-cell office:value-type="float" office:value="-4.8384" calcext:value-type="float">
            <text:p>-4.83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9571" calcext:value-type="float">
            <text:p>9.9571</text:p>
          </table:table-cell>
          <table:table-cell office:value-type="float" office:value="-4.66087" calcext:value-type="float">
            <text:p>-4.660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1558" calcext:value-type="float">
            <text:p>10.1558</text:p>
          </table:table-cell>
          <table:table-cell office:value-type="float" office:value="-4.43582" calcext:value-type="float">
            <text:p>-4.435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3312" calcext:value-type="float">
            <text:p>10.3312</text:p>
          </table:table-cell>
          <table:table-cell office:value-type="float" office:value="-4.16698" calcext:value-type="float">
            <text:p>-4.166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5551" calcext:value-type="float">
            <text:p>10.5551</text:p>
          </table:table-cell>
          <table:table-cell office:value-type="float" office:value="-3.94162" calcext:value-type="float">
            <text:p>-3.941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746" calcext:value-type="float">
            <text:p>10.746</text:p>
          </table:table-cell>
          <table:table-cell office:value-type="float" office:value="-3.7455" calcext:value-type="float">
            <text:p>-3.74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9457" calcext:value-type="float">
            <text:p>10.9457</text:p>
          </table:table-cell>
          <table:table-cell office:value-type="float" office:value="-3.45027" calcext:value-type="float">
            <text:p>-3.450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0435" calcext:value-type="float">
            <text:p>11.0435</text:p>
          </table:table-cell>
          <table:table-cell office:value-type="float" office:value="-3.16012" calcext:value-type="float">
            <text:p>-3.160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1542" calcext:value-type="float">
            <text:p>11.1542</text:p>
          </table:table-cell>
          <table:table-cell office:value-type="float" office:value="-2.85724" calcext:value-type="float">
            <text:p>-2.857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1324" calcext:value-type="float">
            <text:p>11.1324</text:p>
          </table:table-cell>
          <table:table-cell office:value-type="float" office:value="-2.55807" calcext:value-type="float">
            <text:p>-2.558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1569" calcext:value-type="float">
            <text:p>11.1569</text:p>
          </table:table-cell>
          <table:table-cell office:value-type="float" office:value="-2.2658" calcext:value-type="float">
            <text:p>-2.26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3482" calcext:value-type="float">
            <text:p>11.3482</text:p>
          </table:table-cell>
          <table:table-cell office:value-type="float" office:value="-1.94557" calcext:value-type="float">
            <text:p>-1.945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2389" calcext:value-type="float">
            <text:p>11.2389</text:p>
          </table:table-cell>
          <table:table-cell office:value-type="float" office:value="-1.64141" calcext:value-type="float">
            <text:p>-1.64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2625" calcext:value-type="float">
            <text:p>11.2625</text:p>
          </table:table-cell>
          <table:table-cell office:value-type="float" office:value="-1.34833" calcext:value-type="float">
            <text:p>-1.348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1556" calcext:value-type="float">
            <text:p>11.1556</text:p>
          </table:table-cell>
          <table:table-cell office:value-type="float" office:value="-1.0549" calcext:value-type="float">
            <text:p>-1.05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9445" calcext:value-type="float">
            <text:p>10.9445</text:p>
          </table:table-cell>
          <table:table-cell office:value-type="float" office:value="-0.73319" calcext:value-type="float">
            <text:p>-0.733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8388" calcext:value-type="float">
            <text:p>10.8388</text:p>
          </table:table-cell>
          <table:table-cell office:value-type="float" office:value="-0.441032" calcext:value-type="float">
            <text:p>-0.4410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5529" calcext:value-type="float">
            <text:p>10.5529</text:p>
          </table:table-cell>
          <table:table-cell office:value-type="float" office:value="-0.247121" calcext:value-type="float">
            <text:p>-0.247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3505" calcext:value-type="float">
            <text:p>10.3505</text:p>
          </table:table-cell>
          <table:table-cell office:value-type="float" office:value="-0.143257" calcext:value-type="float">
            <text:p>-0.1432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0541" calcext:value-type="float">
            <text:p>10.0541</text:p>
          </table:table-cell>
          <table:table-cell office:value-type="float" office:value="-0.0441275" calcext:value-type="float">
            <text:p>-0.04412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5876" calcext:value-type="float">
            <text:p>9.75876</text:p>
          </table:table-cell>
          <table:table-cell office:value-type="float" office:value="0.0560308" calcext:value-type="float">
            <text:p>0.05603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6967" calcext:value-type="float">
            <text:p>9.56967</text:p>
          </table:table-cell>
          <table:table-cell office:value-type="float" office:value="0.149506" calcext:value-type="float">
            <text:p>0.149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25348" calcext:value-type="float">
            <text:p>9.25348</text:p>
          </table:table-cell>
          <table:table-cell office:value-type="float" office:value="0.150166" calcext:value-type="float">
            <text:p>0.1501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93575" calcext:value-type="float">
            <text:p>8.93575</text:p>
          </table:table-cell>
          <table:table-cell office:value-type="float" office:value="0.243169" calcext:value-type="float">
            <text:p>0.2431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64483" calcext:value-type="float">
            <text:p>8.64483</text:p>
          </table:table-cell>
          <table:table-cell office:value-type="float" office:value="0.254352" calcext:value-type="float">
            <text:p>0.2543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5775" calcext:value-type="float">
            <text:p>8.35775</text:p>
          </table:table-cell>
          <table:table-cell office:value-type="float" office:value="0.250149" calcext:value-type="float">
            <text:p>0.250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03004" calcext:value-type="float">
            <text:p>8.03004</text:p>
          </table:table-cell>
          <table:table-cell office:value-type="float" office:value="0.154113" calcext:value-type="float">
            <text:p>0.154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3715" calcext:value-type="float">
            <text:p>7.63715</text:p>
          </table:table-cell>
          <table:table-cell office:value-type="float" office:value="0.143302" calcext:value-type="float">
            <text:p>0.1433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3926" calcext:value-type="float">
            <text:p>7.43926</text:p>
          </table:table-cell>
          <table:table-cell office:value-type="float" office:value="0.160393" calcext:value-type="float">
            <text:p>0.1603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6771" calcext:value-type="float">
            <text:p>7.16771</text:p>
          </table:table-cell>
          <table:table-cell office:value-type="float" office:value="0.0463372" calcext:value-type="float">
            <text:p>0.04633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5035" calcext:value-type="float">
            <text:p>6.95035</text:p>
          </table:table-cell>
          <table:table-cell office:value-type="float" office:value="-0.144849" calcext:value-type="float">
            <text:p>-0.1448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6317" calcext:value-type="float">
            <text:p>6.76317</text:p>
          </table:table-cell>
          <table:table-cell office:value-type="float" office:value="-0.34818" calcext:value-type="float">
            <text:p>-0.348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6412" calcext:value-type="float">
            <text:p>6.56412</text:p>
          </table:table-cell>
          <table:table-cell office:value-type="float" office:value="-0.553924" calcext:value-type="float">
            <text:p>-0.5539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6344" calcext:value-type="float">
            <text:p>6.36344</text:p>
          </table:table-cell>
          <table:table-cell office:value-type="float" office:value="-0.942514" calcext:value-type="float">
            <text:p>-0.9425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6321" calcext:value-type="float">
            <text:p>6.36321</text:p>
          </table:table-cell>
          <table:table-cell office:value-type="float" office:value="-1.25111" calcext:value-type="float">
            <text:p>-1.25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5537" calcext:value-type="float">
            <text:p>6.35537</text:p>
          </table:table-cell>
          <table:table-cell office:value-type="float" office:value="-1.55723" calcext:value-type="float">
            <text:p>-1.557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5448" calcext:value-type="float">
            <text:p>6.35448</text:p>
          </table:table-cell>
          <table:table-cell office:value-type="float" office:value="-1.83673" calcext:value-type="float">
            <text:p>-1.836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5078" calcext:value-type="float">
            <text:p>6.35078</text:p>
          </table:table-cell>
          <table:table-cell office:value-type="float" office:value="-2.13767" calcext:value-type="float">
            <text:p>-2.137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3355" calcext:value-type="float">
            <text:p>6.33355</text:p>
          </table:table-cell>
          <table:table-cell office:value-type="float" office:value="-2.43768" calcext:value-type="float">
            <text:p>-2.43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5623" calcext:value-type="float">
            <text:p>6.45623</text:p>
          </table:table-cell>
          <table:table-cell office:value-type="float" office:value="-2.7536" calcext:value-type="float">
            <text:p>-2.75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4629" calcext:value-type="float">
            <text:p>6.54629</text:p>
          </table:table-cell>
          <table:table-cell office:value-type="float" office:value="-3.01951" calcext:value-type="float">
            <text:p>-3.019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4763" calcext:value-type="float">
            <text:p>6.54763</text:p>
          </table:table-cell>
          <table:table-cell office:value-type="float" office:value="-3.45513" calcext:value-type="float">
            <text:p>-3.455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4571" calcext:value-type="float">
            <text:p>6.64571</text:p>
          </table:table-cell>
          <table:table-cell office:value-type="float" office:value="-3.73674" calcext:value-type="float">
            <text:p>-3.736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5201" calcext:value-type="float">
            <text:p>6.85201</text:p>
          </table:table-cell>
          <table:table-cell office:value-type="float" office:value="-3.93663" calcext:value-type="float">
            <text:p>-3.936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548" calcext:value-type="float">
            <text:p>6.9548</text:p>
          </table:table-cell>
          <table:table-cell office:value-type="float" office:value="-4.32855" calcext:value-type="float">
            <text:p>-4.328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5586" calcext:value-type="float">
            <text:p>7.05586</text:p>
          </table:table-cell>
          <table:table-cell office:value-type="float" office:value="-4.55105" calcext:value-type="float">
            <text:p>-4.55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3261" calcext:value-type="float">
            <text:p>7.13261</text:p>
          </table:table-cell>
          <table:table-cell office:value-type="float" office:value="-4.82718" calcext:value-type="float">
            <text:p>-4.827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34301" calcext:value-type="float">
            <text:p>7.34301</text:p>
          </table:table-cell>
          <table:table-cell office:value-type="float" office:value="-5.14642" calcext:value-type="float">
            <text:p>-5.146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6174" calcext:value-type="float">
            <text:p>7.46174</text:p>
          </table:table-cell>
          <table:table-cell office:value-type="float" office:value="-5.44979" calcext:value-type="float">
            <text:p>-5.449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5989" calcext:value-type="float">
            <text:p>7.65989</text:p>
          </table:table-cell>
          <table:table-cell office:value-type="float" office:value="-5.6552" calcext:value-type="float">
            <text:p>-5.65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5276" calcext:value-type="float">
            <text:p>7.75276</text:p>
          </table:table-cell>
          <table:table-cell office:value-type="float" office:value="-5.95823" calcext:value-type="float">
            <text:p>-5.958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95034" calcext:value-type="float">
            <text:p>7.95034</text:p>
          </table:table-cell>
          <table:table-cell office:value-type="float" office:value="-6.15505" calcext:value-type="float">
            <text:p>-6.155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14855" calcext:value-type="float">
            <text:p>8.14855</text:p>
          </table:table-cell>
          <table:table-cell office:value-type="float" office:value="-6.44643" calcext:value-type="float">
            <text:p>-6.446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25279" calcext:value-type="float">
            <text:p>8.25279</text:p>
          </table:table-cell>
          <table:table-cell office:value-type="float" office:value="-6.64996" calcext:value-type="float">
            <text:p>-6.649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5448" calcext:value-type="float">
            <text:p>8.35448</text:p>
          </table:table-cell>
          <table:table-cell office:value-type="float" office:value="-6.94719" calcext:value-type="float">
            <text:p>-6.947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54666" calcext:value-type="float">
            <text:p>8.54666</text:p>
          </table:table-cell>
          <table:table-cell office:value-type="float" office:value="-7.24803" calcext:value-type="float">
            <text:p>-7.248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74711" calcext:value-type="float">
            <text:p>8.74711</text:p>
          </table:table-cell>
          <table:table-cell office:value-type="float" office:value="-7.43338" calcext:value-type="float">
            <text:p>-7.433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84984" calcext:value-type="float">
            <text:p>8.84984</text:p>
          </table:table-cell>
          <table:table-cell office:value-type="float" office:value="-7.75349" calcext:value-type="float">
            <text:p>-7.753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94604" calcext:value-type="float">
            <text:p>8.94604</text:p>
          </table:table-cell>
          <table:table-cell office:value-type="float" office:value="-8.07116" calcext:value-type="float">
            <text:p>-8.07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01893" calcext:value-type="float">
            <text:p>9.01893</text:p>
          </table:table-cell>
          <table:table-cell office:value-type="float" office:value="-8.23506" calcext:value-type="float">
            <text:p>-8.23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1628" calcext:value-type="float">
            <text:p>9.1628</text:p>
          </table:table-cell>
          <table:table-cell office:value-type="float" office:value="-8.53304" calcext:value-type="float">
            <text:p>-8.533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3508" calcext:value-type="float">
            <text:p>9.3508</text:p>
          </table:table-cell>
          <table:table-cell office:value-type="float" office:value="-8.85468" calcext:value-type="float">
            <text:p>-8.854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45338" calcext:value-type="float">
            <text:p>9.45338</text:p>
          </table:table-cell>
          <table:table-cell office:value-type="float" office:value="-9.162" calcext:value-type="float">
            <text:p>-9.1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6994" calcext:value-type="float">
            <text:p>9.56994</text:p>
          </table:table-cell>
          <table:table-cell office:value-type="float" office:value="-9.45148" calcext:value-type="float">
            <text:p>-9.45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64603" calcext:value-type="float">
            <text:p>9.64603</text:p>
          </table:table-cell>
          <table:table-cell office:value-type="float" office:value="-9.66938" calcext:value-type="float">
            <text:p>-9.669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64842" calcext:value-type="float">
            <text:p>9.64842</text:p>
          </table:table-cell>
          <table:table-cell office:value-type="float" office:value="-9.95866" calcext:value-type="float">
            <text:p>-9.95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516" calcext:value-type="float">
            <text:p>9.7516</text:p>
          </table:table-cell>
          <table:table-cell office:value-type="float" office:value="-10.2483" calcext:value-type="float">
            <text:p>-10.24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633" calcext:value-type="float">
            <text:p>9.8633</text:p>
          </table:table-cell>
          <table:table-cell office:value-type="float" office:value="-10.5382" calcext:value-type="float">
            <text:p>-10.53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4674" calcext:value-type="float">
            <text:p>9.84674</text:p>
          </table:table-cell>
          <table:table-cell office:value-type="float" office:value="-10.8547" calcext:value-type="float">
            <text:p>-10.85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6442" calcext:value-type="float">
            <text:p>9.86442</text:p>
          </table:table-cell>
          <table:table-cell office:value-type="float" office:value="-11.1448" calcext:value-type="float">
            <text:p>-11.14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5036" calcext:value-type="float">
            <text:p>9.85036</text:p>
          </table:table-cell>
          <table:table-cell office:value-type="float" office:value="-11.4464" calcext:value-type="float">
            <text:p>-11.44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3174" calcext:value-type="float">
            <text:p>9.83174</text:p>
          </table:table-cell>
          <table:table-cell office:value-type="float" office:value="-11.7336" calcext:value-type="float">
            <text:p>-11.73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5331" calcext:value-type="float">
            <text:p>9.75331</text:p>
          </table:table-cell>
          <table:table-cell office:value-type="float" office:value="-12.0506" calcext:value-type="float">
            <text:p>-12.0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5524" calcext:value-type="float">
            <text:p>9.55524</text:p>
          </table:table-cell>
          <table:table-cell office:value-type="float" office:value="-12.2329" calcext:value-type="float">
            <text:p>-12.2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34172" calcext:value-type="float">
            <text:p>9.34172</text:p>
          </table:table-cell>
          <table:table-cell office:value-type="float" office:value="-12.5587" calcext:value-type="float">
            <text:p>-12.55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16462" calcext:value-type="float">
            <text:p>9.16462</text:p>
          </table:table-cell>
          <table:table-cell office:value-type="float" office:value="-12.7506" calcext:value-type="float">
            <text:p>-12.7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95936" calcext:value-type="float">
            <text:p>8.95936</text:p>
          </table:table-cell>
          <table:table-cell office:value-type="float" office:value="-12.9426" calcext:value-type="float">
            <text:p>-12.94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65422" calcext:value-type="float">
            <text:p>8.65422</text:p>
          </table:table-cell>
          <table:table-cell office:value-type="float" office:value="-13.0444" calcext:value-type="float">
            <text:p>-13.0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436" calcext:value-type="float">
            <text:p>8.3436</text:p>
          </table:table-cell>
          <table:table-cell office:value-type="float" office:value="-13.2381" calcext:value-type="float">
            <text:p>-13.23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15674" calcext:value-type="float">
            <text:p>8.15674</text:p>
          </table:table-cell>
          <table:table-cell office:value-type="float" office:value="-13.1486" calcext:value-type="float">
            <text:p>-13.14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85314" calcext:value-type="float">
            <text:p>7.85314</text:p>
          </table:table-cell>
          <table:table-cell office:value-type="float" office:value="-13.2533" calcext:value-type="float">
            <text:p>-13.25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5422" calcext:value-type="float">
            <text:p>7.45422</text:p>
          </table:table-cell>
          <table:table-cell office:value-type="float" office:value="-13.2433" calcext:value-type="float">
            <text:p>-13.24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3166" calcext:value-type="float">
            <text:p>7.13166</text:p>
          </table:table-cell>
          <table:table-cell office:value-type="float" office:value="-13.2372" calcext:value-type="float">
            <text:p>-13.23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4852" calcext:value-type="float">
            <text:p>6.84852</text:p>
          </table:table-cell>
          <table:table-cell office:value-type="float" office:value="-13.2404" calcext:value-type="float">
            <text:p>-13.2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5626" calcext:value-type="float">
            <text:p>6.55626</text:p>
          </table:table-cell>
          <table:table-cell office:value-type="float" office:value="-13.1584" calcext:value-type="float">
            <text:p>-13.15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5112" calcext:value-type="float">
            <text:p>6.25112</text:p>
          </table:table-cell>
          <table:table-cell office:value-type="float" office:value="-13.0473" calcext:value-type="float">
            <text:p>-13.04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5513" calcext:value-type="float">
            <text:p>5.95513</text:p>
          </table:table-cell>
          <table:table-cell office:value-type="float" office:value="-12.9613" calcext:value-type="float">
            <text:p>-12.9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635" calcext:value-type="float">
            <text:p>5.6635</text:p>
          </table:table-cell>
          <table:table-cell office:value-type="float" office:value="-12.8347" calcext:value-type="float">
            <text:p>-12.83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5219" calcext:value-type="float">
            <text:p>5.45219</text:p>
          </table:table-cell>
          <table:table-cell office:value-type="float" office:value="-12.6228" calcext:value-type="float">
            <text:p>-12.62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5069" calcext:value-type="float">
            <text:p>5.25069</text:p>
          </table:table-cell>
          <table:table-cell office:value-type="float" office:value="-12.4448" calcext:value-type="float">
            <text:p>-12.44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499" calcext:value-type="float">
            <text:p>4.9499</text:p>
          </table:table-cell>
          <table:table-cell office:value-type="float" office:value="-12.2734" calcext:value-type="float">
            <text:p>-12.27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4027" calcext:value-type="float">
            <text:p>4.84027</text:p>
          </table:table-cell>
          <table:table-cell office:value-type="float" office:value="-12.0359" calcext:value-type="float">
            <text:p>-12.03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814" calcext:value-type="float">
            <text:p>4.63814</text:p>
          </table:table-cell>
          <table:table-cell office:value-type="float" office:value="-11.758" calcext:value-type="float">
            <text:p>-11.7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99" calcext:value-type="float">
            <text:p>4.5399</text:p>
          </table:table-cell>
          <table:table-cell office:value-type="float" office:value="-11.541" calcext:value-type="float">
            <text:p>-11.5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518" calcext:value-type="float">
            <text:p>4.45518</text:p>
          </table:table-cell>
          <table:table-cell office:value-type="float" office:value="-11.1556" calcext:value-type="float">
            <text:p>-11.1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6691" calcext:value-type="float">
            <text:p>4.36691</text:p>
          </table:table-cell>
          <table:table-cell office:value-type="float" office:value="-10.9529" calcext:value-type="float">
            <text:p>-10.95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2489" calcext:value-type="float">
            <text:p>4.42489</text:p>
          </table:table-cell>
          <table:table-cell office:value-type="float" office:value="-10.6572" calcext:value-type="float">
            <text:p>-10.65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692" calcext:value-type="float">
            <text:p>4.44692</text:p>
          </table:table-cell>
          <table:table-cell office:value-type="float" office:value="-10.3512" calcext:value-type="float">
            <text:p>-10.35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56" calcext:value-type="float">
            <text:p>4.5556</text:p>
          </table:table-cell>
          <table:table-cell office:value-type="float" office:value="-10.0446" calcext:value-type="float">
            <text:p>-10.04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5841" calcext:value-type="float">
            <text:p>4.65841</text:p>
          </table:table-cell>
          <table:table-cell office:value-type="float" office:value="-9.75093" calcext:value-type="float">
            <text:p>-9.750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425" calcext:value-type="float">
            <text:p>4.74425</text:p>
          </table:table-cell>
          <table:table-cell office:value-type="float" office:value="-9.53907" calcext:value-type="float">
            <text:p>-9.539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523" calcext:value-type="float">
            <text:p>4.87523</text:p>
          </table:table-cell>
          <table:table-cell office:value-type="float" office:value="-9.25457" calcext:value-type="float">
            <text:p>-9.254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4624" calcext:value-type="float">
            <text:p>5.04624</text:p>
          </table:table-cell>
          <table:table-cell office:value-type="float" office:value="-8.96378" calcext:value-type="float">
            <text:p>-8.963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6299" calcext:value-type="float">
            <text:p>5.26299</text:p>
          </table:table-cell>
          <table:table-cell office:value-type="float" office:value="-8.64398" calcext:value-type="float">
            <text:p>-8.643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3218" calcext:value-type="float">
            <text:p>5.43218</text:p>
          </table:table-cell>
          <table:table-cell office:value-type="float" office:value="-8.43885" calcext:value-type="float">
            <text:p>-8.438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4143" calcext:value-type="float">
            <text:p>5.54143</text:p>
          </table:table-cell>
          <table:table-cell office:value-type="float" office:value="-8.23537" calcext:value-type="float">
            <text:p>-8.235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5207" calcext:value-type="float">
            <text:p>5.85207</text:p>
          </table:table-cell>
          <table:table-cell office:value-type="float" office:value="-8.0316" calcext:value-type="float">
            <text:p>-8.03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4955" calcext:value-type="float">
            <text:p>6.04955</text:p>
          </table:table-cell>
          <table:table-cell office:value-type="float" office:value="-7.75139" calcext:value-type="float">
            <text:p>-7.75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473" calcext:value-type="float">
            <text:p>6.2473</text:p>
          </table:table-cell>
          <table:table-cell office:value-type="float" office:value="-7.56333" calcext:value-type="float">
            <text:p>-7.56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4526" calcext:value-type="float">
            <text:p>6.44526</text:p>
          </table:table-cell>
          <table:table-cell office:value-type="float" office:value="-7.36223" calcext:value-type="float">
            <text:p>-7.362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4856" calcext:value-type="float">
            <text:p>6.74856</text:p>
          </table:table-cell>
          <table:table-cell office:value-type="float" office:value="-7.14204" calcext:value-type="float">
            <text:p>-7.142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7717" calcext:value-type="float">
            <text:p>6.97717</text:p>
          </table:table-cell>
          <table:table-cell office:value-type="float" office:value="-6.96144" calcext:value-type="float">
            <text:p>-6.96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2552" calcext:value-type="float">
            <text:p>7.2552</text:p>
          </table:table-cell>
          <table:table-cell office:value-type="float" office:value="-6.74652" calcext:value-type="float">
            <text:p>-6.746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33491" calcext:value-type="float">
            <text:p>7.33491</text:p>
          </table:table-cell>
          <table:table-cell office:value-type="float" office:value="-6.53948" calcext:value-type="float">
            <text:p>-6.539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4389" calcext:value-type="float">
            <text:p>7.64389</text:p>
          </table:table-cell>
          <table:table-cell office:value-type="float" office:value="-6.55777" calcext:value-type="float">
            <text:p>-6.55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84566" calcext:value-type="float">
            <text:p>7.84566</text:p>
          </table:table-cell>
          <table:table-cell office:value-type="float" office:value="-6.34021" calcext:value-type="float">
            <text:p>-6.340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14601" calcext:value-type="float">
            <text:p>8.14601</text:p>
          </table:table-cell>
          <table:table-cell office:value-type="float" office:value="-6.23101" calcext:value-type="float">
            <text:p>-6.23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5502" calcext:value-type="float">
            <text:p>8.35502</text:p>
          </table:table-cell>
          <table:table-cell office:value-type="float" office:value="-5.95811" calcext:value-type="float">
            <text:p>-5.958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64201" calcext:value-type="float">
            <text:p>8.64201</text:p>
          </table:table-cell>
          <table:table-cell office:value-type="float" office:value="-5.86567" calcext:value-type="float">
            <text:p>-5.865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85198" calcext:value-type="float">
            <text:p>8.85198</text:p>
          </table:table-cell>
          <table:table-cell office:value-type="float" office:value="-5.65134" calcext:value-type="float">
            <text:p>-5.65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13482" calcext:value-type="float">
            <text:p>9.13482</text:p>
          </table:table-cell>
          <table:table-cell office:value-type="float" office:value="-5.45989" calcext:value-type="float">
            <text:p>-5.459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33045" calcext:value-type="float">
            <text:p>9.33045</text:p>
          </table:table-cell>
          <table:table-cell office:value-type="float" office:value="-5.26019" calcext:value-type="float">
            <text:p>-5.260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63754" calcext:value-type="float">
            <text:p>9.63754</text:p>
          </table:table-cell>
          <table:table-cell office:value-type="float" office:value="-5.04328" calcext:value-type="float">
            <text:p>-5.043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4856" calcext:value-type="float">
            <text:p>9.74856</text:p>
          </table:table-cell>
          <table:table-cell office:value-type="float" office:value="-4.84745" calcext:value-type="float">
            <text:p>-4.847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93394" calcext:value-type="float">
            <text:p>9.93394</text:p>
          </table:table-cell>
          <table:table-cell office:value-type="float" office:value="-4.66432" calcext:value-type="float">
            <text:p>-4.664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1444" calcext:value-type="float">
            <text:p>10.1444</text:p>
          </table:table-cell>
          <table:table-cell office:value-type="float" office:value="-4.44253" calcext:value-type="float">
            <text:p>-4.442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4496" calcext:value-type="float">
            <text:p>10.4496</text:p>
          </table:table-cell>
          <table:table-cell office:value-type="float" office:value="-4.24828" calcext:value-type="float">
            <text:p>-4.248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5542" calcext:value-type="float">
            <text:p>10.5542</text:p>
          </table:table-cell>
          <table:table-cell office:value-type="float" office:value="-3.95161" calcext:value-type="float">
            <text:p>-3.951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7602" calcext:value-type="float">
            <text:p>10.7602</text:p>
          </table:table-cell>
          <table:table-cell office:value-type="float" office:value="-3.65417" calcext:value-type="float">
            <text:p>-3.654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9375" calcext:value-type="float">
            <text:p>10.9375</text:p>
          </table:table-cell>
          <table:table-cell office:value-type="float" office:value="-3.46792" calcext:value-type="float">
            <text:p>-3.46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0672" calcext:value-type="float">
            <text:p>11.0672</text:p>
          </table:table-cell>
          <table:table-cell office:value-type="float" office:value="-3.14607" calcext:value-type="float">
            <text:p>-3.146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1428" calcext:value-type="float">
            <text:p>11.1428</text:p>
          </table:table-cell>
          <table:table-cell office:value-type="float" office:value="-2.8481" calcext:value-type="float">
            <text:p>-2.84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2495" calcext:value-type="float">
            <text:p>11.2495</text:p>
          </table:table-cell>
          <table:table-cell office:value-type="float" office:value="-2.5409" calcext:value-type="float">
            <text:p>-2.54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1705" calcext:value-type="float">
            <text:p>11.1705</text:p>
          </table:table-cell>
          <table:table-cell office:value-type="float" office:value="-2.24061" calcext:value-type="float">
            <text:p>-2.240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3536" calcext:value-type="float">
            <text:p>11.3536</text:p>
          </table:table-cell>
          <table:table-cell office:value-type="float" office:value="-1.97104" calcext:value-type="float">
            <text:p>-1.97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3661" calcext:value-type="float">
            <text:p>11.3661</text:p>
          </table:table-cell>
          <table:table-cell office:value-type="float" office:value="-1.64386" calcext:value-type="float">
            <text:p>-1.643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3391" calcext:value-type="float">
            <text:p>11.3391</text:p>
          </table:table-cell>
          <table:table-cell office:value-type="float" office:value="-1.34511" calcext:value-type="float">
            <text:p>-1.345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1532" calcext:value-type="float">
            <text:p>11.1532</text:p>
          </table:table-cell>
          <table:table-cell office:value-type="float" office:value="-1.04324" calcext:value-type="float">
            <text:p>-1.043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0654" calcext:value-type="float">
            <text:p>11.0654</text:p>
          </table:table-cell>
          <table:table-cell office:value-type="float" office:value="-0.742685" calcext:value-type="float">
            <text:p>-0.7426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8418" calcext:value-type="float">
            <text:p>10.8418</text:p>
          </table:table-cell>
          <table:table-cell office:value-type="float" office:value="-0.549005" calcext:value-type="float">
            <text:p>-0.5490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6642" calcext:value-type="float">
            <text:p>10.6642</text:p>
          </table:table-cell>
          <table:table-cell office:value-type="float" office:value="-0.353413" calcext:value-type="float">
            <text:p>-0.353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3487" calcext:value-type="float">
            <text:p>10.3487</text:p>
          </table:table-cell>
          <table:table-cell office:value-type="float" office:value="-0.171899" calcext:value-type="float">
            <text:p>-0.1718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137" calcext:value-type="float">
            <text:p>10.137</text:p>
          </table:table-cell>
          <table:table-cell office:value-type="float" office:value="-0.0462889" calcext:value-type="float">
            <text:p>-0.04628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92833" calcext:value-type="float">
            <text:p>9.92833</text:p>
          </table:table-cell>
          <table:table-cell office:value-type="float" office:value="0.0556031" calcext:value-type="float">
            <text:p>0.05560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65029" calcext:value-type="float">
            <text:p>9.65029</text:p>
          </table:table-cell>
          <table:table-cell office:value-type="float" office:value="0.0372757" calcext:value-type="float">
            <text:p>0.03727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33515" calcext:value-type="float">
            <text:p>9.33515</text:p>
          </table:table-cell>
          <table:table-cell office:value-type="float" office:value="0.138463" calcext:value-type="float">
            <text:p>0.1384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13787" calcext:value-type="float">
            <text:p>9.13787</text:p>
          </table:table-cell>
          <table:table-cell office:value-type="float" office:value="0.161547" calcext:value-type="float">
            <text:p>0.1615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82128" calcext:value-type="float">
            <text:p>8.82128</text:p>
          </table:table-cell>
          <table:table-cell office:value-type="float" office:value="0.250523" calcext:value-type="float">
            <text:p>0.2505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54916" calcext:value-type="float">
            <text:p>8.54916</text:p>
          </table:table-cell>
          <table:table-cell office:value-type="float" office:value="0.247046" calcext:value-type="float">
            <text:p>0.2470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2302" calcext:value-type="float">
            <text:p>8.2302</text:p>
          </table:table-cell>
          <table:table-cell office:value-type="float" office:value="0.258614" calcext:value-type="float">
            <text:p>0.2586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94777" calcext:value-type="float">
            <text:p>7.94777</text:p>
          </table:table-cell>
          <table:table-cell office:value-type="float" office:value="0.127954" calcext:value-type="float">
            <text:p>0.1279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3383" calcext:value-type="float">
            <text:p>7.63383</text:p>
          </table:table-cell>
          <table:table-cell office:value-type="float" office:value="0.15164" calcext:value-type="float">
            <text:p>0.151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35046" calcext:value-type="float">
            <text:p>7.35046</text:p>
          </table:table-cell>
          <table:table-cell office:value-type="float" office:value="0.0656199" calcext:value-type="float">
            <text:p>0.06561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4965" calcext:value-type="float">
            <text:p>7.14965</text:p>
          </table:table-cell>
          <table:table-cell office:value-type="float" office:value="-0.0559868" calcext:value-type="float">
            <text:p>-0.05598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5872" calcext:value-type="float">
            <text:p>6.85872</text:p>
          </table:table-cell>
          <table:table-cell office:value-type="float" office:value="-0.227918" calcext:value-type="float">
            <text:p>-0.2279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4687" calcext:value-type="float">
            <text:p>6.74687</text:p>
          </table:table-cell>
          <table:table-cell office:value-type="float" office:value="-0.441006" calcext:value-type="float">
            <text:p>-0.4410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4837" calcext:value-type="float">
            <text:p>6.54837</text:p>
          </table:table-cell>
          <table:table-cell office:value-type="float" office:value="-0.624094" calcext:value-type="float">
            <text:p>-0.6240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4859" calcext:value-type="float">
            <text:p>6.44859</text:p>
          </table:table-cell>
          <table:table-cell office:value-type="float" office:value="-0.960126" calcext:value-type="float">
            <text:p>-0.960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5596" calcext:value-type="float">
            <text:p>6.35596</text:p>
          </table:table-cell>
          <table:table-cell office:value-type="float" office:value="-1.24356" calcext:value-type="float">
            <text:p>-1.243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5503" calcext:value-type="float">
            <text:p>6.35503</text:p>
          </table:table-cell>
          <table:table-cell office:value-type="float" office:value="-1.55184" calcext:value-type="float">
            <text:p>-1.551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4356" calcext:value-type="float">
            <text:p>6.34356</text:p>
          </table:table-cell>
          <table:table-cell office:value-type="float" office:value="-1.7483" calcext:value-type="float">
            <text:p>-1.74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4095" calcext:value-type="float">
            <text:p>6.34095</text:p>
          </table:table-cell>
          <table:table-cell office:value-type="float" office:value="-2.12276" calcext:value-type="float">
            <text:p>-2.122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4785" calcext:value-type="float">
            <text:p>6.34785</text:p>
          </table:table-cell>
          <table:table-cell office:value-type="float" office:value="-2.35274" calcext:value-type="float">
            <text:p>-2.352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6265" calcext:value-type="float">
            <text:p>6.36265</text:p>
          </table:table-cell>
          <table:table-cell office:value-type="float" office:value="-2.64414" calcext:value-type="float">
            <text:p>-2.644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61" calcext:value-type="float">
            <text:p>6.461</text:p>
          </table:table-cell>
          <table:table-cell office:value-type="float" office:value="-2.95066" calcext:value-type="float">
            <text:p>-2.950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5345" calcext:value-type="float">
            <text:p>6.55345</text:p>
          </table:table-cell>
          <table:table-cell office:value-type="float" office:value="-3.36165" calcext:value-type="float">
            <text:p>-3.361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3536" calcext:value-type="float">
            <text:p>6.63536</text:p>
          </table:table-cell>
          <table:table-cell office:value-type="float" office:value="-3.55462" calcext:value-type="float">
            <text:p>-3.554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5151" calcext:value-type="float">
            <text:p>6.75151</text:p>
          </table:table-cell>
          <table:table-cell office:value-type="float" office:value="-3.84595" calcext:value-type="float">
            <text:p>-3.845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5764" calcext:value-type="float">
            <text:p>6.85764</text:p>
          </table:table-cell>
          <table:table-cell office:value-type="float" office:value="-4.15466" calcext:value-type="float">
            <text:p>-4.154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4846" calcext:value-type="float">
            <text:p>6.94846</text:p>
          </table:table-cell>
          <table:table-cell office:value-type="float" office:value="-4.34203" calcext:value-type="float">
            <text:p>-4.342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3506" calcext:value-type="float">
            <text:p>7.03506</text:p>
          </table:table-cell>
          <table:table-cell office:value-type="float" office:value="-4.6461" calcext:value-type="float">
            <text:p>-4.64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26242" calcext:value-type="float">
            <text:p>7.26242</text:p>
          </table:table-cell>
          <table:table-cell office:value-type="float" office:value="-4.9318" calcext:value-type="float">
            <text:p>-4.93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3521" calcext:value-type="float">
            <text:p>7.3521</text:p>
          </table:table-cell>
          <table:table-cell office:value-type="float" office:value="-5.15533" calcext:value-type="float">
            <text:p>-5.155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4098" calcext:value-type="float">
            <text:p>7.44098</text:p>
          </table:table-cell>
          <table:table-cell office:value-type="float" office:value="-5.44336" calcext:value-type="float">
            <text:p>-5.443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6561" calcext:value-type="float">
            <text:p>7.66561</text:p>
          </table:table-cell>
          <table:table-cell office:value-type="float" office:value="-5.647" calcext:value-type="float">
            <text:p>-5.6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5724" calcext:value-type="float">
            <text:p>7.75724</text:p>
          </table:table-cell>
          <table:table-cell office:value-type="float" office:value="-5.96146" calcext:value-type="float">
            <text:p>-5.96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95005" calcext:value-type="float">
            <text:p>7.95005</text:p>
          </table:table-cell>
          <table:table-cell office:value-type="float" office:value="-6.14609" calcext:value-type="float">
            <text:p>-6.146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04346" calcext:value-type="float">
            <text:p>8.04346</text:p>
          </table:table-cell>
          <table:table-cell office:value-type="float" office:value="-6.35767" calcext:value-type="float">
            <text:p>-6.357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25742" calcext:value-type="float">
            <text:p>8.25742</text:p>
          </table:table-cell>
          <table:table-cell office:value-type="float" office:value="-6.66007" calcext:value-type="float">
            <text:p>-6.660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3159" calcext:value-type="float">
            <text:p>8.33159</text:p>
          </table:table-cell>
          <table:table-cell office:value-type="float" office:value="-6.8699" calcext:value-type="float">
            <text:p>-6.86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45779" calcext:value-type="float">
            <text:p>8.45779</text:p>
          </table:table-cell>
          <table:table-cell office:value-type="float" office:value="-7.15285" calcext:value-type="float">
            <text:p>-7.152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647" calcext:value-type="float">
            <text:p>8.647</text:p>
          </table:table-cell>
          <table:table-cell office:value-type="float" office:value="-7.3454" calcext:value-type="float">
            <text:p>-7.34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76121" calcext:value-type="float">
            <text:p>8.76121</text:p>
          </table:table-cell>
          <table:table-cell office:value-type="float" office:value="-7.66039" calcext:value-type="float">
            <text:p>-7.660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84363" calcext:value-type="float">
            <text:p>8.84363</text:p>
          </table:table-cell>
          <table:table-cell office:value-type="float" office:value="-7.83628" calcext:value-type="float">
            <text:p>-7.836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05238" calcext:value-type="float">
            <text:p>9.05238</text:p>
          </table:table-cell>
          <table:table-cell office:value-type="float" office:value="-8.15838" calcext:value-type="float">
            <text:p>-8.158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15492" calcext:value-type="float">
            <text:p>9.15492</text:p>
          </table:table-cell>
          <table:table-cell office:value-type="float" office:value="-8.35136" calcext:value-type="float">
            <text:p>-8.35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2543" calcext:value-type="float">
            <text:p>9.2543</text:p>
          </table:table-cell>
          <table:table-cell office:value-type="float" office:value="-8.64461" calcext:value-type="float">
            <text:p>-8.644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35164" calcext:value-type="float">
            <text:p>9.35164</text:p>
          </table:table-cell>
          <table:table-cell office:value-type="float" office:value="-8.95148" calcext:value-type="float">
            <text:p>-8.95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44272" calcext:value-type="float">
            <text:p>9.44272</text:p>
          </table:table-cell>
          <table:table-cell office:value-type="float" office:value="-9.24111" calcext:value-type="float">
            <text:p>-9.24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752" calcext:value-type="float">
            <text:p>9.5752</text:p>
          </table:table-cell>
          <table:table-cell office:value-type="float" office:value="-9.43724" calcext:value-type="float">
            <text:p>-9.437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62903" calcext:value-type="float">
            <text:p>9.62903</text:p>
          </table:table-cell>
          <table:table-cell office:value-type="float" office:value="-9.75552" calcext:value-type="float">
            <text:p>-9.755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4482" calcext:value-type="float">
            <text:p>9.74482</text:p>
          </table:table-cell>
          <table:table-cell office:value-type="float" office:value="-10.046" calcext:value-type="float">
            <text:p>-10.0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5264" calcext:value-type="float">
            <text:p>9.75264</text:p>
          </table:table-cell>
          <table:table-cell office:value-type="float" office:value="-10.3488" calcext:value-type="float">
            <text:p>-10.34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3234" calcext:value-type="float">
            <text:p>9.83234</text:p>
          </table:table-cell>
          <table:table-cell office:value-type="float" office:value="-10.6514" calcext:value-type="float">
            <text:p>-10.65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5033" calcext:value-type="float">
            <text:p>9.85033</text:p>
          </table:table-cell>
          <table:table-cell office:value-type="float" office:value="-10.9603" calcext:value-type="float">
            <text:p>-10.96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6057" calcext:value-type="float">
            <text:p>9.86057</text:p>
          </table:table-cell>
          <table:table-cell office:value-type="float" office:value="-11.1502" calcext:value-type="float">
            <text:p>-11.15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3839" calcext:value-type="float">
            <text:p>9.83839</text:p>
          </table:table-cell>
          <table:table-cell office:value-type="float" office:value="-11.4483" calcext:value-type="float">
            <text:p>-11.44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5592" calcext:value-type="float">
            <text:p>9.75592</text:p>
          </table:table-cell>
          <table:table-cell office:value-type="float" office:value="-11.7487" calcext:value-type="float">
            <text:p>-11.74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75861" calcext:value-type="float">
            <text:p>9.75861</text:p>
          </table:table-cell>
          <table:table-cell office:value-type="float" office:value="-12.0491" calcext:value-type="float">
            <text:p>-12.04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6514" calcext:value-type="float">
            <text:p>9.56514</text:p>
          </table:table-cell>
          <table:table-cell office:value-type="float" office:value="-12.3446" calcext:value-type="float">
            <text:p>-12.34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34752" calcext:value-type="float">
            <text:p>9.34752</text:p>
          </table:table-cell>
          <table:table-cell office:value-type="float" office:value="-12.5408" calcext:value-type="float">
            <text:p>-12.54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24151" calcext:value-type="float">
            <text:p>9.24151</text:p>
          </table:table-cell>
          <table:table-cell office:value-type="float" office:value="-12.7411" calcext:value-type="float">
            <text:p>-12.74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83995" calcext:value-type="float">
            <text:p>8.83995</text:p>
          </table:table-cell>
          <table:table-cell office:value-type="float" office:value="-12.9425" calcext:value-type="float">
            <text:p>-12.94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6395" calcext:value-type="float">
            <text:p>8.6395</text:p>
          </table:table-cell>
          <table:table-cell office:value-type="float" office:value="-13.0341" calcext:value-type="float">
            <text:p>-13.03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4268" calcext:value-type="float">
            <text:p>8.34268</text:p>
          </table:table-cell>
          <table:table-cell office:value-type="float" office:value="-13.1451" calcext:value-type="float">
            <text:p>-13.14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06107" calcext:value-type="float">
            <text:p>8.06107</text:p>
          </table:table-cell>
          <table:table-cell office:value-type="float" office:value="-13.2364" calcext:value-type="float">
            <text:p>-13.23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5593" calcext:value-type="float">
            <text:p>7.75593</text:p>
          </table:table-cell>
          <table:table-cell office:value-type="float" office:value="-13.2425" calcext:value-type="float">
            <text:p>-13.24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4992" calcext:value-type="float">
            <text:p>7.44992</text:p>
          </table:table-cell>
          <table:table-cell office:value-type="float" office:value="-13.2329" calcext:value-type="float">
            <text:p>-13.2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5468" calcext:value-type="float">
            <text:p>7.05468</text:p>
          </table:table-cell>
          <table:table-cell office:value-type="float" office:value="-13.1604" calcext:value-type="float">
            <text:p>-13.16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3255" calcext:value-type="float">
            <text:p>6.73255</text:p>
          </table:table-cell>
          <table:table-cell office:value-type="float" office:value="-13.1364" calcext:value-type="float">
            <text:p>-13.13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2749" calcext:value-type="float">
            <text:p>6.42749</text:p>
          </table:table-cell>
          <table:table-cell office:value-type="float" office:value="-13.1436" calcext:value-type="float">
            <text:p>-13.14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503" calcext:value-type="float">
            <text:p>6.2503</text:p>
          </table:table-cell>
          <table:table-cell office:value-type="float" office:value="-13.0552" calcext:value-type="float">
            <text:p>-13.05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5166" calcext:value-type="float">
            <text:p>5.95166</text:p>
          </table:table-cell>
          <table:table-cell office:value-type="float" office:value="-12.9396" calcext:value-type="float">
            <text:p>-12.93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4785" calcext:value-type="float">
            <text:p>5.64785</text:p>
          </table:table-cell>
          <table:table-cell office:value-type="float" office:value="-12.8416" calcext:value-type="float">
            <text:p>-12.84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3842" calcext:value-type="float">
            <text:p>5.43842</text:p>
          </table:table-cell>
          <table:table-cell office:value-type="float" office:value="-12.6552" calcext:value-type="float">
            <text:p>-12.65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2059" calcext:value-type="float">
            <text:p>5.12059</text:p>
          </table:table-cell>
          <table:table-cell office:value-type="float" office:value="-12.4527" calcext:value-type="float">
            <text:p>-12.45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241" calcext:value-type="float">
            <text:p>4.95241</text:p>
          </table:table-cell>
          <table:table-cell office:value-type="float" office:value="-12.2277" calcext:value-type="float">
            <text:p>-12.22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5144" calcext:value-type="float">
            <text:p>4.75144</text:p>
          </table:table-cell>
          <table:table-cell office:value-type="float" office:value="-11.9561" calcext:value-type="float">
            <text:p>-11.95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7603" calcext:value-type="float">
            <text:p>4.67603</text:p>
          </table:table-cell>
          <table:table-cell office:value-type="float" office:value="-11.7496" calcext:value-type="float">
            <text:p>-11.74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32" calcext:value-type="float">
            <text:p>4.5432</text:p>
          </table:table-cell>
          <table:table-cell office:value-type="float" office:value="-11.4431" calcext:value-type="float">
            <text:p>-11.44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374" calcext:value-type="float">
            <text:p>4.44374</text:p>
          </table:table-cell>
          <table:table-cell office:value-type="float" office:value="-11.0696" calcext:value-type="float">
            <text:p>-11.06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64" calcext:value-type="float">
            <text:p>4.4464</text:p>
          </table:table-cell>
          <table:table-cell office:value-type="float" office:value="-10.8663" calcext:value-type="float">
            <text:p>-10.86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3858" calcext:value-type="float">
            <text:p>4.43858</text:p>
          </table:table-cell>
          <table:table-cell office:value-type="float" office:value="-10.6346" calcext:value-type="float">
            <text:p>-10.63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616" calcext:value-type="float">
            <text:p>4.44616</text:p>
          </table:table-cell>
          <table:table-cell office:value-type="float" office:value="-10.2449" calcext:value-type="float">
            <text:p>-10.2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225" calcext:value-type="float">
            <text:p>4.55225</text:p>
          </table:table-cell>
          <table:table-cell office:value-type="float" office:value="-9.94382" calcext:value-type="float">
            <text:p>-9.943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586" calcext:value-type="float">
            <text:p>4.64586</text:p>
          </table:table-cell>
          <table:table-cell office:value-type="float" office:value="-9.65356" calcext:value-type="float">
            <text:p>-9.653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42" calcext:value-type="float">
            <text:p>4.7442</text:p>
          </table:table-cell>
          <table:table-cell office:value-type="float" office:value="-9.45683" calcext:value-type="float">
            <text:p>-9.456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4202" calcext:value-type="float">
            <text:p>4.94202</text:p>
          </table:table-cell>
          <table:table-cell office:value-type="float" office:value="-9.15915" calcext:value-type="float">
            <text:p>-9.159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6039" calcext:value-type="float">
            <text:p>5.06039</text:p>
          </table:table-cell>
          <table:table-cell office:value-type="float" office:value="-8.84271" calcext:value-type="float">
            <text:p>-8.84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6598" calcext:value-type="float">
            <text:p>5.26598</text:p>
          </table:table-cell>
          <table:table-cell office:value-type="float" office:value="-8.6555" calcext:value-type="float">
            <text:p>-8.65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3516" calcext:value-type="float">
            <text:p>5.43516</text:p>
          </table:table-cell>
          <table:table-cell office:value-type="float" office:value="-8.36367" calcext:value-type="float">
            <text:p>-8.363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5225" calcext:value-type="float">
            <text:p>5.65225</text:p>
          </table:table-cell>
          <table:table-cell office:value-type="float" office:value="-8.1686" calcext:value-type="float">
            <text:p>-8.16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1186" calcext:value-type="float">
            <text:p>5.81186</text:p>
          </table:table-cell>
          <table:table-cell office:value-type="float" office:value="-7.95139" calcext:value-type="float">
            <text:p>-7.95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4627" calcext:value-type="float">
            <text:p>6.04627</text:p>
          </table:table-cell>
          <table:table-cell office:value-type="float" office:value="-7.74932" calcext:value-type="float">
            <text:p>-7.749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6179" calcext:value-type="float">
            <text:p>6.26179</text:p>
          </table:table-cell>
          <table:table-cell office:value-type="float" office:value="-7.43797" calcext:value-type="float">
            <text:p>-7.437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5234" calcext:value-type="float">
            <text:p>6.55234</text:p>
          </table:table-cell>
          <table:table-cell office:value-type="float" office:value="-7.24441" calcext:value-type="float">
            <text:p>-7.244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4556" calcext:value-type="float">
            <text:p>6.74556</text:p>
          </table:table-cell>
          <table:table-cell office:value-type="float" office:value="-7.15305" calcext:value-type="float">
            <text:p>-7.153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6886" calcext:value-type="float">
            <text:p>7.06886</text:p>
          </table:table-cell>
          <table:table-cell office:value-type="float" office:value="-6.94012" calcext:value-type="float">
            <text:p>-6.940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25262" calcext:value-type="float">
            <text:p>7.25262</text:p>
          </table:table-cell>
          <table:table-cell office:value-type="float" office:value="-6.73852" calcext:value-type="float">
            <text:p>-6.738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5762" calcext:value-type="float">
            <text:p>7.45762</text:p>
          </table:table-cell>
          <table:table-cell office:value-type="float" office:value="-6.53827" calcext:value-type="float">
            <text:p>-6.538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4315" calcext:value-type="float">
            <text:p>7.74315</text:p>
          </table:table-cell>
          <table:table-cell office:value-type="float" office:value="-6.44913" calcext:value-type="float">
            <text:p>-6.449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9584" calcext:value-type="float">
            <text:p>7.9584</text:p>
          </table:table-cell>
          <table:table-cell office:value-type="float" office:value="-6.34152" calcext:value-type="float">
            <text:p>-6.34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24773" calcext:value-type="float">
            <text:p>8.24773</text:p>
          </table:table-cell>
          <table:table-cell office:value-type="float" office:value="-6.1485" calcext:value-type="float">
            <text:p>-6.14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55156" calcext:value-type="float">
            <text:p>8.55156</text:p>
          </table:table-cell>
          <table:table-cell office:value-type="float" office:value="-5.93992" calcext:value-type="float">
            <text:p>-5.939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7543" calcext:value-type="float">
            <text:p>8.7543</text:p>
          </table:table-cell>
          <table:table-cell office:value-type="float" office:value="-5.75242" calcext:value-type="float">
            <text:p>-5.752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06113" calcext:value-type="float">
            <text:p>9.06113</text:p>
          </table:table-cell>
          <table:table-cell office:value-type="float" office:value="-5.54128" calcext:value-type="float">
            <text:p>-5.54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24452" calcext:value-type="float">
            <text:p>9.24452</text:p>
          </table:table-cell>
          <table:table-cell office:value-type="float" office:value="-5.3352" calcext:value-type="float">
            <text:p>-5.33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43645" calcext:value-type="float">
            <text:p>9.43645</text:p>
          </table:table-cell>
          <table:table-cell office:value-type="float" office:value="-5.25801" calcext:value-type="float">
            <text:p>-5.258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64908" calcext:value-type="float">
            <text:p>9.64908</text:p>
          </table:table-cell>
          <table:table-cell office:value-type="float" office:value="-4.9531" calcext:value-type="float">
            <text:p>-4.95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6682" calcext:value-type="float">
            <text:p>9.86682</text:p>
          </table:table-cell>
          <table:table-cell office:value-type="float" office:value="-4.74721" calcext:value-type="float">
            <text:p>-4.747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0706" calcext:value-type="float">
            <text:p>10.0706</text:p>
          </table:table-cell>
          <table:table-cell office:value-type="float" office:value="-4.54316" calcext:value-type="float">
            <text:p>-4.543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3431" calcext:value-type="float">
            <text:p>10.3431</text:p>
          </table:table-cell>
          <table:table-cell office:value-type="float" office:value="-4.35107" calcext:value-type="float">
            <text:p>-4.35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4578" calcext:value-type="float">
            <text:p>10.4578</text:p>
          </table:table-cell>
          <table:table-cell office:value-type="float" office:value="-4.07071" calcext:value-type="float">
            <text:p>-4.070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6424" calcext:value-type="float">
            <text:p>10.6424</text:p>
          </table:table-cell>
          <table:table-cell office:value-type="float" office:value="-3.84126" calcext:value-type="float">
            <text:p>-3.84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8572" calcext:value-type="float">
            <text:p>10.8572</text:p>
          </table:table-cell>
          <table:table-cell office:value-type="float" office:value="-3.53957" calcext:value-type="float">
            <text:p>-3.539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9372" calcext:value-type="float">
            <text:p>10.9372</text:p>
          </table:table-cell>
          <table:table-cell office:value-type="float" office:value="-3.24816" calcext:value-type="float">
            <text:p>-3.248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135" calcext:value-type="float">
            <text:p>11.135</text:p>
          </table:table-cell>
          <table:table-cell office:value-type="float" office:value="-3.05697" calcext:value-type="float">
            <text:p>-3.05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2571" calcext:value-type="float">
            <text:p>11.2571</text:p>
          </table:table-cell>
          <table:table-cell office:value-type="float" office:value="-2.74346" calcext:value-type="float">
            <text:p>-2.743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1393" calcext:value-type="float">
            <text:p>11.1393</text:p>
          </table:table-cell>
          <table:table-cell office:value-type="float" office:value="-2.45312" calcext:value-type="float">
            <text:p>-2.453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239" calcext:value-type="float">
            <text:p>11.239</text:p>
          </table:table-cell>
          <table:table-cell office:value-type="float" office:value="-2.16508" calcext:value-type="float">
            <text:p>-2.165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3424" calcext:value-type="float">
            <text:p>11.3424</text:p>
          </table:table-cell>
          <table:table-cell office:value-type="float" office:value="-1.85113" calcext:value-type="float">
            <text:p>-1.851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00/00/0000</text:date>, <text:time style:data-style-name="N2" text:time-value="16:44:51.018124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6:25:25.685717546</meta:creation-date>
    <dc:date>2019-11-28T16:52:59.362314346</dc:date>
    <meta:editing-duration>PT13M33S</meta:editing-duration>
    <meta:editing-cycles>2</meta:editing-cycles>
    <meta:generator>LibreOffice/5.1.6.2$Linux_X86_64 LibreOffice_project/10m0$Build-2</meta:generator>
    <meta:document-statistic meta:table-count="1" meta:cell-count="1924" meta:object-count="0"/>
  </office:meta>
</office:document-meta>
</file>